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860000010A24EB00D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7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8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9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2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3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4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7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8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9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7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8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9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2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3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4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7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8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9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9" style:family="graphic" style:parent-style-name="standard">
      <style:graphic-properties draw:stroke="none" svg:stroke-width="0cm" svg:stroke-color="#000000" draw:fill="none" draw:fill-color="#ffffff" fo:min-height="13cm"/>
    </style:style>
    <style:style style:name="gr960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61" style:family="graphic" style:parent-style-name="standard" style:list-style-name="L3">
      <style:graphic-properties draw:stroke="solid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179bd8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08cm" fo:padding-bottom="0.108cm" fo:padding-left="0.233cm" fo:padding-right="0.23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2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3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4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5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6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7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8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9" style:family="graphic" style:parent-style-name="standard" style:list-style-name="L3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0" style:family="graphic" style:parent-style-name="objectwithoutfill">
      <style:graphic-properties draw:stroke="soli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9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1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2" style:family="graphic" style:parent-style-name="objectwithoutfill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8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9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0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7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8" style:family="graphic" style:parent-style-name="standard">
      <style:graphic-properties svg:stroke-color="#dc2300" draw:fill="none" draw:textarea-horizontal-align="justify" draw:textarea-vertical-align="middle" draw:auto-grow-height="false"/>
    </style:style>
    <style:style style:name="gr10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00" style:family="graphic" style:parent-style-name="standard">
      <style:graphic-properties svg:stroke-color="#dc2300" draw:fill="none" draw:textarea-horizontal-align="justify" draw:textarea-vertical-align="middle" draw:auto-grow-height="false" fo:min-height="0cm" fo:min-width="0cm"/>
    </style:style>
    <style:style style:name="gr1101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2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3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4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5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6" style:family="graphic" style:parent-style-name="standard" style:list-style-name="L2">
      <style:graphic-properties draw:stroke="solid" draw:stroke-dash="Dash_20_1" svg:stroke-width="0.01cm" svg:stroke-color="#dc23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05cm" fo:padding-bottom="0.005cm" fo:padding-left="0.005cm" fo:padding-right="0.00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00ff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</style:style>
    <style:style style:name="P10" style:family="paragraph">
      <style:text-properties fo:color="#ff00ff" fo:font-family="Arial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color="#ff00ff" fo:font-family="Arial" style:font-family-generic="swiss" style:font-pitch="variable" fo:font-size="10pt" style:font-size-asian="10pt" style:font-size-complex="10pt"/>
    </style:style>
    <style:style style:name="T1" style:family="text">
      <style:text-properties fo:color="#ff00ff" style:text-outline="false" style:text-line-through-style="none" style:text-position="0% 100%" fo:font-family="'Times New Roman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12pt" style:language-asian="zh" style:country-asian="CN" style:font-style-asian="normal" style:font-weight-asian="normal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00ff"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g>
            <draw:line draw:style-name="gr1" draw:text-style-name="P1" draw:layer="layout" svg:x1="13.001cm" svg:y1="37.001cm" svg:x2="14.028cm" svg:y2="37.001cm">
              <text:p/>
            </draw:line>
            <draw:line draw:style-name="gr2" draw:text-style-name="P1" draw:layer="layout" svg:x1="14.028cm" svg:y1="36.701cm" svg:x2="14.028cm" svg:y2="37.001cm">
              <text:p/>
            </draw:line>
            <draw:line draw:style-name="gr3" draw:text-style-name="P1" draw:layer="layout" svg:x1="14.028cm" svg:y1="36.701cm" svg:x2="15.054cm" svg:y2="36.701cm">
              <text:p/>
            </draw:line>
            <draw:line draw:style-name="gr4" draw:text-style-name="P1" draw:layer="layout" svg:x1="15.054cm" svg:y1="36.701cm" svg:x2="15.054cm" svg:y2="37.001cm">
              <text:p/>
            </draw:line>
            <draw:line draw:style-name="gr5" draw:text-style-name="P1" draw:layer="layout" svg:x1="15.054cm" svg:y1="37.001cm" svg:x2="16.081cm" svg:y2="37.001cm">
              <text:p/>
            </draw:line>
            <draw:line draw:style-name="gr6" draw:text-style-name="P1" draw:layer="layout" svg:x1="16.081cm" svg:y1="36.701cm" svg:x2="16.081cm" svg:y2="37.001cm">
              <text:p/>
            </draw:line>
            <draw:line draw:style-name="gr7" draw:text-style-name="P1" draw:layer="layout" svg:x1="16.081cm" svg:y1="36.701cm" svg:x2="17.109cm" svg:y2="36.701cm">
              <text:p/>
            </draw:line>
            <draw:line draw:style-name="gr8" draw:text-style-name="P1" draw:layer="layout" svg:x1="17.109cm" svg:y1="36.701cm" svg:x2="17.109cm" svg:y2="37.001cm">
              <text:p/>
            </draw:line>
            <draw:line draw:style-name="gr9" draw:text-style-name="P1" draw:layer="layout" svg:x1="17.109cm" svg:y1="37.001cm" svg:x2="18.136cm" svg:y2="37.001cm">
              <text:p/>
            </draw:line>
            <draw:line draw:style-name="gr10" draw:text-style-name="P1" draw:layer="layout" svg:x1="18.136cm" svg:y1="36.701cm" svg:x2="18.136cm" svg:y2="37.001cm">
              <text:p/>
            </draw:line>
            <draw:line draw:style-name="gr11" draw:text-style-name="P1" draw:layer="layout" svg:x1="18.136cm" svg:y1="36.701cm" svg:x2="19.163cm" svg:y2="36.701cm">
              <text:p/>
            </draw:line>
            <draw:line draw:style-name="gr12" draw:text-style-name="P1" draw:layer="layout" svg:x1="19.163cm" svg:y1="36.701cm" svg:x2="19.163cm" svg:y2="37.001cm">
              <text:p/>
            </draw:line>
            <draw:line draw:style-name="gr13" draw:text-style-name="P1" draw:layer="layout" svg:x1="19.163cm" svg:y1="37.001cm" svg:x2="20.19cm" svg:y2="37.001cm">
              <text:p/>
            </draw:line>
            <draw:line draw:style-name="gr14" draw:text-style-name="P1" draw:layer="layout" svg:x1="20.19cm" svg:y1="36.701cm" svg:x2="20.19cm" svg:y2="37.001cm">
              <text:p/>
            </draw:line>
            <draw:line draw:style-name="gr15" draw:text-style-name="P1" draw:layer="layout" svg:x1="20.19cm" svg:y1="36.701cm" svg:x2="21.217cm" svg:y2="36.701cm">
              <text:p/>
            </draw:line>
            <draw:line draw:style-name="gr16" draw:text-style-name="P1" draw:layer="layout" svg:x1="21.217cm" svg:y1="36.701cm" svg:x2="21.217cm" svg:y2="37.001cm">
              <text:p/>
            </draw:line>
            <draw:line draw:style-name="gr17" draw:text-style-name="P1" draw:layer="layout" svg:x1="21.217cm" svg:y1="37.001cm" svg:x2="22.244cm" svg:y2="37.001cm">
              <text:p/>
            </draw:line>
            <draw:line draw:style-name="gr18" draw:text-style-name="P1" draw:layer="layout" svg:x1="22.244cm" svg:y1="36.701cm" svg:x2="22.244cm" svg:y2="37.001cm">
              <text:p/>
            </draw:line>
            <draw:line draw:style-name="gr19" draw:text-style-name="P1" draw:layer="layout" svg:x1="22.244cm" svg:y1="36.701cm" svg:x2="23.271cm" svg:y2="36.701cm">
              <text:p/>
            </draw:line>
            <draw:line draw:style-name="gr20" draw:text-style-name="P1" draw:layer="layout" svg:x1="23.271cm" svg:y1="36.701cm" svg:x2="23.271cm" svg:y2="37.001cm">
              <text:p/>
            </draw:line>
            <draw:line draw:style-name="gr21" draw:text-style-name="P1" draw:layer="layout" svg:x1="23.271cm" svg:y1="37.001cm" svg:x2="24.298cm" svg:y2="37.001cm">
              <text:p/>
            </draw:line>
            <draw:line draw:style-name="gr22" draw:text-style-name="P1" draw:layer="layout" svg:x1="24.298cm" svg:y1="36.701cm" svg:x2="24.298cm" svg:y2="37.001cm">
              <text:p/>
            </draw:line>
            <draw:line draw:style-name="gr23" draw:text-style-name="P1" draw:layer="layout" svg:x1="24.298cm" svg:y1="36.701cm" svg:x2="25.325cm" svg:y2="36.701cm">
              <text:p/>
            </draw:line>
            <draw:line draw:style-name="gr24" draw:text-style-name="P1" draw:layer="layout" svg:x1="25.325cm" svg:y1="36.701cm" svg:x2="25.325cm" svg:y2="37.001cm">
              <text:p/>
            </draw:line>
            <draw:line draw:style-name="gr25" draw:text-style-name="P1" draw:layer="layout" svg:x1="25.325cm" svg:y1="37.001cm" svg:x2="26.352cm" svg:y2="37.001cm">
              <text:p/>
            </draw:line>
            <draw:line draw:style-name="gr26" draw:text-style-name="P1" draw:layer="layout" svg:x1="26.352cm" svg:y1="36.701cm" svg:x2="26.352cm" svg:y2="37.001cm">
              <text:p/>
            </draw:line>
            <draw:line draw:style-name="gr27" draw:text-style-name="P1" draw:layer="layout" svg:x1="26.352cm" svg:y1="36.701cm" svg:x2="27.379cm" svg:y2="36.701cm">
              <text:p/>
            </draw:line>
            <draw:line draw:style-name="gr28" draw:text-style-name="P1" draw:layer="layout" svg:x1="27.379cm" svg:y1="36.701cm" svg:x2="27.379cm" svg:y2="37.001cm">
              <text:p/>
            </draw:line>
            <draw:line draw:style-name="gr29" draw:text-style-name="P1" draw:layer="layout" svg:x1="27.379cm" svg:y1="37.001cm" svg:x2="28.406cm" svg:y2="37.001cm">
              <text:p/>
            </draw:line>
            <draw:line draw:style-name="gr30" draw:text-style-name="P1" draw:layer="layout" svg:x1="28.406cm" svg:y1="36.701cm" svg:x2="28.406cm" svg:y2="37.001cm">
              <text:p/>
            </draw:line>
            <draw:line draw:style-name="gr31" draw:text-style-name="P1" draw:layer="layout" svg:x1="28.406cm" svg:y1="36.701cm" svg:x2="29.433cm" svg:y2="36.701cm">
              <text:p/>
            </draw:line>
            <draw:line draw:style-name="gr32" draw:text-style-name="P1" draw:layer="layout" svg:x1="29.433cm" svg:y1="36.701cm" svg:x2="29.433cm" svg:y2="37.001cm">
              <text:p/>
            </draw:line>
            <draw:line draw:style-name="gr33" draw:text-style-name="P1" draw:layer="layout" svg:x1="29.433cm" svg:y1="37.001cm" svg:x2="30.46cm" svg:y2="37.001cm">
              <text:p/>
            </draw:line>
            <draw:line draw:style-name="gr34" draw:text-style-name="P1" draw:layer="layout" svg:x1="30.46cm" svg:y1="36.701cm" svg:x2="30.46cm" svg:y2="37.001cm">
              <text:p/>
            </draw:line>
            <draw:line draw:style-name="gr35" draw:text-style-name="P1" draw:layer="layout" svg:x1="30.46cm" svg:y1="36.701cm" svg:x2="31.487cm" svg:y2="36.701cm">
              <text:p/>
            </draw:line>
            <draw:line draw:style-name="gr36" draw:text-style-name="P1" draw:layer="layout" svg:x1="31.487cm" svg:y1="36.701cm" svg:x2="31.487cm" svg:y2="37.001cm">
              <text:p/>
            </draw:line>
            <draw:line draw:style-name="gr37" draw:text-style-name="P1" draw:layer="layout" svg:x1="31.487cm" svg:y1="37.001cm" svg:x2="32.514cm" svg:y2="37.001cm">
              <text:p/>
            </draw:line>
            <draw:line draw:style-name="gr38" draw:text-style-name="P1" draw:layer="layout" svg:x1="32.514cm" svg:y1="36.701cm" svg:x2="32.514cm" svg:y2="37.001cm">
              <text:p/>
            </draw:line>
            <draw:line draw:style-name="gr39" draw:text-style-name="P1" draw:layer="layout" svg:x1="32.514cm" svg:y1="36.701cm" svg:x2="33.541cm" svg:y2="36.701cm">
              <text:p/>
            </draw:line>
            <draw:line draw:style-name="gr40" draw:text-style-name="P1" draw:layer="layout" svg:x1="33.541cm" svg:y1="36.701cm" svg:x2="33.541cm" svg:y2="37.001cm">
              <text:p/>
            </draw:line>
            <draw:line draw:style-name="gr41" draw:text-style-name="P1" draw:layer="layout" svg:x1="33.541cm" svg:y1="37.001cm" svg:x2="34.568cm" svg:y2="37.001cm">
              <text:p/>
            </draw:line>
            <draw:line draw:style-name="gr42" draw:text-style-name="P1" draw:layer="layout" svg:x1="34.568cm" svg:y1="36.701cm" svg:x2="34.568cm" svg:y2="37.001cm">
              <text:p/>
            </draw:line>
            <draw:line draw:style-name="gr43" draw:text-style-name="P1" draw:layer="layout" svg:x1="34.568cm" svg:y1="36.701cm" svg:x2="35.595cm" svg:y2="36.701cm">
              <text:p/>
            </draw:line>
            <draw:line draw:style-name="gr44" draw:text-style-name="P1" draw:layer="layout" svg:x1="35.595cm" svg:y1="36.701cm" svg:x2="35.595cm" svg:y2="37.001cm">
              <text:p/>
            </draw:line>
            <draw:line draw:style-name="gr45" draw:text-style-name="P1" draw:layer="layout" svg:x1="35.595cm" svg:y1="37.001cm" svg:x2="36.622cm" svg:y2="37.001cm">
              <text:p/>
            </draw:line>
            <draw:line draw:style-name="gr46" draw:text-style-name="P1" draw:layer="layout" svg:x1="36.622cm" svg:y1="36.701cm" svg:x2="36.622cm" svg:y2="37.001cm">
              <text:p/>
            </draw:line>
            <draw:line draw:style-name="gr47" draw:text-style-name="P1" draw:layer="layout" svg:x1="36.622cm" svg:y1="36.701cm" svg:x2="37.649cm" svg:y2="36.701cm">
              <text:p/>
            </draw:line>
            <draw:line draw:style-name="gr48" draw:text-style-name="P1" draw:layer="layout" svg:x1="37.649cm" svg:y1="36.701cm" svg:x2="37.649cm" svg:y2="37.001cm">
              <text:p/>
            </draw:line>
            <draw:line draw:style-name="gr49" draw:text-style-name="P1" draw:layer="layout" svg:x1="37.649cm" svg:y1="37.001cm" svg:x2="38.676cm" svg:y2="37.001cm">
              <text:p/>
            </draw:line>
            <draw:line draw:style-name="gr50" draw:text-style-name="P1" draw:layer="layout" svg:x1="38.676cm" svg:y1="36.701cm" svg:x2="38.676cm" svg:y2="37.001cm">
              <text:p/>
            </draw:line>
            <draw:line draw:style-name="gr51" draw:text-style-name="P1" draw:layer="layout" svg:x1="38.676cm" svg:y1="36.701cm" svg:x2="39.703cm" svg:y2="36.701cm">
              <text:p/>
            </draw:line>
            <draw:line draw:style-name="gr52" draw:text-style-name="P1" draw:layer="layout" svg:x1="39.703cm" svg:y1="36.701cm" svg:x2="39.703cm" svg:y2="37.001cm">
              <text:p/>
            </draw:line>
            <draw:line draw:style-name="gr53" draw:text-style-name="P1" draw:layer="layout" svg:x1="39.703cm" svg:y1="37.001cm" svg:x2="40.73cm" svg:y2="37.001cm">
              <text:p/>
            </draw:line>
            <draw:line draw:style-name="gr54" draw:text-style-name="P1" draw:layer="layout" svg:x1="40.73cm" svg:y1="36.701cm" svg:x2="40.73cm" svg:y2="37.001cm">
              <text:p/>
            </draw:line>
            <draw:line draw:style-name="gr55" draw:text-style-name="P1" draw:layer="layout" svg:x1="40.73cm" svg:y1="36.701cm" svg:x2="41.757cm" svg:y2="36.701cm">
              <text:p/>
            </draw:line>
            <draw:line draw:style-name="gr56" draw:text-style-name="P1" draw:layer="layout" svg:x1="41.757cm" svg:y1="36.701cm" svg:x2="41.757cm" svg:y2="37.001cm">
              <text:p/>
            </draw:line>
            <draw:line draw:style-name="gr57" draw:text-style-name="P1" draw:layer="layout" svg:x1="41.757cm" svg:y1="37.001cm" svg:x2="42.784cm" svg:y2="37.001cm">
              <text:p/>
            </draw:line>
            <draw:line draw:style-name="gr58" draw:text-style-name="P1" draw:layer="layout" svg:x1="42.784cm" svg:y1="36.701cm" svg:x2="42.784cm" svg:y2="37.001cm">
              <text:p/>
            </draw:line>
            <draw:line draw:style-name="gr59" draw:text-style-name="P1" draw:layer="layout" svg:x1="42.784cm" svg:y1="36.701cm" svg:x2="43.811cm" svg:y2="36.701cm">
              <text:p/>
            </draw:line>
            <draw:line draw:style-name="gr60" draw:text-style-name="P1" draw:layer="layout" svg:x1="43.811cm" svg:y1="36.701cm" svg:x2="43.811cm" svg:y2="37.001cm">
              <text:p/>
            </draw:line>
            <draw:line draw:style-name="gr61" draw:text-style-name="P1" draw:layer="layout" svg:x1="43.811cm" svg:y1="37.001cm" svg:x2="44.838cm" svg:y2="37.001cm">
              <text:p/>
            </draw:line>
            <draw:line draw:style-name="gr62" draw:text-style-name="P1" draw:layer="layout" svg:x1="44.838cm" svg:y1="36.701cm" svg:x2="44.838cm" svg:y2="37.001cm">
              <text:p/>
            </draw:line>
            <draw:line draw:style-name="gr63" draw:text-style-name="P1" draw:layer="layout" svg:x1="44.838cm" svg:y1="36.701cm" svg:x2="45.865cm" svg:y2="36.701cm">
              <text:p/>
            </draw:line>
            <draw:line draw:style-name="gr64" draw:text-style-name="P1" draw:layer="layout" svg:x1="45.865cm" svg:y1="36.701cm" svg:x2="45.865cm" svg:y2="37.001cm">
              <text:p/>
            </draw:line>
            <draw:line draw:style-name="gr65" draw:text-style-name="P1" draw:layer="layout" svg:x1="45.865cm" svg:y1="37.001cm" svg:x2="46.892cm" svg:y2="37.001cm">
              <text:p/>
            </draw:line>
            <draw:line draw:style-name="gr66" draw:text-style-name="P1" draw:layer="layout" svg:x1="46.892cm" svg:y1="36.701cm" svg:x2="46.892cm" svg:y2="37.001cm">
              <text:p/>
            </draw:line>
            <draw:line draw:style-name="gr67" draw:text-style-name="P1" draw:layer="layout" svg:x1="46.892cm" svg:y1="36.701cm" svg:x2="47.919cm" svg:y2="36.701cm">
              <text:p/>
            </draw:line>
            <draw:line draw:style-name="gr68" draw:text-style-name="P1" draw:layer="layout" svg:x1="47.919cm" svg:y1="36.701cm" svg:x2="47.919cm" svg:y2="37.001cm">
              <text:p/>
            </draw:line>
            <draw:line draw:style-name="gr69" draw:text-style-name="P1" draw:layer="layout" svg:x1="47.919cm" svg:y1="37.001cm" svg:x2="48.947cm" svg:y2="37.001cm">
              <text:p/>
            </draw:line>
            <draw:line draw:style-name="gr70" draw:text-style-name="P1" draw:layer="layout" svg:x1="48.947cm" svg:y1="36.701cm" svg:x2="48.947cm" svg:y2="37.001cm">
              <text:p/>
            </draw:line>
            <draw:line draw:style-name="gr71" draw:text-style-name="P1" draw:layer="layout" svg:x1="48.947cm" svg:y1="36.701cm" svg:x2="49.974cm" svg:y2="36.701cm">
              <text:p/>
            </draw:line>
            <draw:line draw:style-name="gr72" draw:text-style-name="P1" draw:layer="layout" svg:x1="49.974cm" svg:y1="36.701cm" svg:x2="49.974cm" svg:y2="37.001cm">
              <text:p/>
            </draw:line>
            <draw:line draw:style-name="gr73" draw:text-style-name="P1" draw:layer="layout" svg:x1="49.974cm" svg:y1="37.001cm" svg:x2="50.701cm" svg:y2="37.001cm">
              <text:p/>
            </draw:line>
            <draw:line draw:style-name="gr74" draw:text-style-name="P1" draw:layer="layout" svg:x1="13.001cm" svg:y1="29cm" svg:x2="14.028cm" svg:y2="29cm">
              <text:p/>
            </draw:line>
            <draw:line draw:style-name="gr75" draw:text-style-name="P1" draw:layer="layout" svg:x1="14.028cm" svg:y1="29cm" svg:x2="14.028cm" svg:y2="29.301cm">
              <text:p/>
            </draw:line>
            <draw:line draw:style-name="gr76" draw:text-style-name="P1" draw:layer="layout" svg:x1="14.028cm" svg:y1="29.301cm" svg:x2="15.054cm" svg:y2="29.301cm">
              <text:p/>
            </draw:line>
            <draw:line draw:style-name="gr77" draw:text-style-name="P1" draw:layer="layout" svg:x1="15.054cm" svg:y1="29cm" svg:x2="15.054cm" svg:y2="29.301cm">
              <text:p/>
            </draw:line>
            <draw:line draw:style-name="gr78" draw:text-style-name="P1" draw:layer="layout" svg:x1="15.054cm" svg:y1="29cm" svg:x2="16.081cm" svg:y2="29cm">
              <text:p/>
            </draw:line>
            <draw:line draw:style-name="gr79" draw:text-style-name="P1" draw:layer="layout" svg:x1="16.081cm" svg:y1="29cm" svg:x2="16.081cm" svg:y2="29.301cm">
              <text:p/>
            </draw:line>
            <draw:line draw:style-name="gr80" draw:text-style-name="P1" draw:layer="layout" svg:x1="16.081cm" svg:y1="29.301cm" svg:x2="17.109cm" svg:y2="29.301cm">
              <text:p/>
            </draw:line>
            <draw:line draw:style-name="gr81" draw:text-style-name="P1" draw:layer="layout" svg:x1="17.109cm" svg:y1="29cm" svg:x2="17.109cm" svg:y2="29.301cm">
              <text:p/>
            </draw:line>
            <draw:line draw:style-name="gr82" draw:text-style-name="P1" draw:layer="layout" svg:x1="17.109cm" svg:y1="29cm" svg:x2="18.136cm" svg:y2="29cm">
              <text:p/>
            </draw:line>
            <draw:line draw:style-name="gr83" draw:text-style-name="P1" draw:layer="layout" svg:x1="18.136cm" svg:y1="29cm" svg:x2="18.136cm" svg:y2="29.301cm">
              <text:p/>
            </draw:line>
            <draw:line draw:style-name="gr84" draw:text-style-name="P1" draw:layer="layout" svg:x1="18.136cm" svg:y1="29.301cm" svg:x2="19.163cm" svg:y2="29.301cm">
              <text:p/>
            </draw:line>
            <draw:line draw:style-name="gr85" draw:text-style-name="P1" draw:layer="layout" svg:x1="19.163cm" svg:y1="29cm" svg:x2="19.163cm" svg:y2="29.301cm">
              <text:p/>
            </draw:line>
            <draw:line draw:style-name="gr86" draw:text-style-name="P1" draw:layer="layout" svg:x1="19.163cm" svg:y1="29cm" svg:x2="20.19cm" svg:y2="29cm">
              <text:p/>
            </draw:line>
            <draw:line draw:style-name="gr87" draw:text-style-name="P1" draw:layer="layout" svg:x1="20.19cm" svg:y1="29cm" svg:x2="20.19cm" svg:y2="29.301cm">
              <text:p/>
            </draw:line>
            <draw:line draw:style-name="gr88" draw:text-style-name="P1" draw:layer="layout" svg:x1="20.19cm" svg:y1="29.301cm" svg:x2="21.217cm" svg:y2="29.301cm">
              <text:p/>
            </draw:line>
            <draw:line draw:style-name="gr89" draw:text-style-name="P1" draw:layer="layout" svg:x1="21.217cm" svg:y1="29cm" svg:x2="21.217cm" svg:y2="29.301cm">
              <text:p/>
            </draw:line>
            <draw:line draw:style-name="gr90" draw:text-style-name="P1" draw:layer="layout" svg:x1="21.217cm" svg:y1="29cm" svg:x2="22.244cm" svg:y2="29cm">
              <text:p/>
            </draw:line>
            <draw:line draw:style-name="gr91" draw:text-style-name="P1" draw:layer="layout" svg:x1="22.244cm" svg:y1="29cm" svg:x2="22.244cm" svg:y2="29.301cm">
              <text:p/>
            </draw:line>
            <draw:line draw:style-name="gr92" draw:text-style-name="P1" draw:layer="layout" svg:x1="22.244cm" svg:y1="29.301cm" svg:x2="23.271cm" svg:y2="29.301cm">
              <text:p/>
            </draw:line>
            <draw:line draw:style-name="gr93" draw:text-style-name="P1" draw:layer="layout" svg:x1="23.271cm" svg:y1="29cm" svg:x2="23.271cm" svg:y2="29.301cm">
              <text:p/>
            </draw:line>
            <draw:line draw:style-name="gr94" draw:text-style-name="P1" draw:layer="layout" svg:x1="23.271cm" svg:y1="29cm" svg:x2="24.298cm" svg:y2="29cm">
              <text:p/>
            </draw:line>
            <draw:line draw:style-name="gr95" draw:text-style-name="P1" draw:layer="layout" svg:x1="24.298cm" svg:y1="29cm" svg:x2="24.298cm" svg:y2="29.301cm">
              <text:p/>
            </draw:line>
            <draw:line draw:style-name="gr96" draw:text-style-name="P1" draw:layer="layout" svg:x1="24.298cm" svg:y1="29.301cm" svg:x2="25.325cm" svg:y2="29.301cm">
              <text:p/>
            </draw:line>
            <draw:line draw:style-name="gr97" draw:text-style-name="P1" draw:layer="layout" svg:x1="25.325cm" svg:y1="29cm" svg:x2="25.325cm" svg:y2="29.301cm">
              <text:p/>
            </draw:line>
            <draw:line draw:style-name="gr98" draw:text-style-name="P1" draw:layer="layout" svg:x1="25.325cm" svg:y1="29cm" svg:x2="26.352cm" svg:y2="29cm">
              <text:p/>
            </draw:line>
            <draw:line draw:style-name="gr99" draw:text-style-name="P1" draw:layer="layout" svg:x1="26.352cm" svg:y1="29cm" svg:x2="26.352cm" svg:y2="29.301cm">
              <text:p/>
            </draw:line>
            <draw:line draw:style-name="gr100" draw:text-style-name="P1" draw:layer="layout" svg:x1="26.352cm" svg:y1="29.301cm" svg:x2="27.379cm" svg:y2="29.301cm">
              <text:p/>
            </draw:line>
            <draw:line draw:style-name="gr101" draw:text-style-name="P1" draw:layer="layout" svg:x1="27.379cm" svg:y1="29cm" svg:x2="27.379cm" svg:y2="29.301cm">
              <text:p/>
            </draw:line>
            <draw:line draw:style-name="gr102" draw:text-style-name="P1" draw:layer="layout" svg:x1="27.379cm" svg:y1="29cm" svg:x2="28.406cm" svg:y2="29cm">
              <text:p/>
            </draw:line>
            <draw:line draw:style-name="gr103" draw:text-style-name="P1" draw:layer="layout" svg:x1="28.406cm" svg:y1="29cm" svg:x2="28.406cm" svg:y2="29.301cm">
              <text:p/>
            </draw:line>
            <draw:line draw:style-name="gr104" draw:text-style-name="P1" draw:layer="layout" svg:x1="28.406cm" svg:y1="29.301cm" svg:x2="29.433cm" svg:y2="29.301cm">
              <text:p/>
            </draw:line>
            <draw:line draw:style-name="gr105" draw:text-style-name="P1" draw:layer="layout" svg:x1="29.433cm" svg:y1="29cm" svg:x2="29.433cm" svg:y2="29.301cm">
              <text:p/>
            </draw:line>
            <draw:line draw:style-name="gr106" draw:text-style-name="P1" draw:layer="layout" svg:x1="29.433cm" svg:y1="29cm" svg:x2="30.46cm" svg:y2="29cm">
              <text:p/>
            </draw:line>
            <draw:line draw:style-name="gr107" draw:text-style-name="P1" draw:layer="layout" svg:x1="30.46cm" svg:y1="29cm" svg:x2="30.46cm" svg:y2="29.301cm">
              <text:p/>
            </draw:line>
            <draw:line draw:style-name="gr108" draw:text-style-name="P1" draw:layer="layout" svg:x1="30.46cm" svg:y1="29.301cm" svg:x2="31.487cm" svg:y2="29.301cm">
              <text:p/>
            </draw:line>
            <draw:line draw:style-name="gr109" draw:text-style-name="P1" draw:layer="layout" svg:x1="31.487cm" svg:y1="29cm" svg:x2="31.487cm" svg:y2="29.301cm">
              <text:p/>
            </draw:line>
            <draw:line draw:style-name="gr110" draw:text-style-name="P1" draw:layer="layout" svg:x1="31.487cm" svg:y1="29cm" svg:x2="32.514cm" svg:y2="29cm">
              <text:p/>
            </draw:line>
            <draw:line draw:style-name="gr111" draw:text-style-name="P1" draw:layer="layout" svg:x1="32.514cm" svg:y1="29cm" svg:x2="32.514cm" svg:y2="29.301cm">
              <text:p/>
            </draw:line>
            <draw:line draw:style-name="gr112" draw:text-style-name="P1" draw:layer="layout" svg:x1="32.514cm" svg:y1="29.301cm" svg:x2="33.541cm" svg:y2="29.301cm">
              <text:p/>
            </draw:line>
            <draw:line draw:style-name="gr113" draw:text-style-name="P1" draw:layer="layout" svg:x1="33.541cm" svg:y1="29cm" svg:x2="33.541cm" svg:y2="29.301cm">
              <text:p/>
            </draw:line>
            <draw:line draw:style-name="gr114" draw:text-style-name="P1" draw:layer="layout" svg:x1="33.541cm" svg:y1="29cm" svg:x2="34.568cm" svg:y2="29cm">
              <text:p/>
            </draw:line>
            <draw:line draw:style-name="gr115" draw:text-style-name="P1" draw:layer="layout" svg:x1="34.568cm" svg:y1="29cm" svg:x2="34.568cm" svg:y2="29.301cm">
              <text:p/>
            </draw:line>
            <draw:line draw:style-name="gr116" draw:text-style-name="P1" draw:layer="layout" svg:x1="34.568cm" svg:y1="29.301cm" svg:x2="35.595cm" svg:y2="29.301cm">
              <text:p/>
            </draw:line>
            <draw:line draw:style-name="gr117" draw:text-style-name="P1" draw:layer="layout" svg:x1="35.595cm" svg:y1="29cm" svg:x2="35.595cm" svg:y2="29.301cm">
              <text:p/>
            </draw:line>
            <draw:line draw:style-name="gr118" draw:text-style-name="P1" draw:layer="layout" svg:x1="35.595cm" svg:y1="29cm" svg:x2="36.622cm" svg:y2="29cm">
              <text:p/>
            </draw:line>
            <draw:line draw:style-name="gr119" draw:text-style-name="P1" draw:layer="layout" svg:x1="36.622cm" svg:y1="29cm" svg:x2="36.622cm" svg:y2="29.301cm">
              <text:p/>
            </draw:line>
            <draw:line draw:style-name="gr120" draw:text-style-name="P1" draw:layer="layout" svg:x1="36.622cm" svg:y1="29.301cm" svg:x2="37.649cm" svg:y2="29.301cm">
              <text:p/>
            </draw:line>
            <draw:line draw:style-name="gr121" draw:text-style-name="P1" draw:layer="layout" svg:x1="37.649cm" svg:y1="29cm" svg:x2="37.649cm" svg:y2="29.301cm">
              <text:p/>
            </draw:line>
            <draw:line draw:style-name="gr122" draw:text-style-name="P1" draw:layer="layout" svg:x1="37.649cm" svg:y1="29cm" svg:x2="38.676cm" svg:y2="29cm">
              <text:p/>
            </draw:line>
            <draw:line draw:style-name="gr123" draw:text-style-name="P1" draw:layer="layout" svg:x1="38.676cm" svg:y1="29cm" svg:x2="38.676cm" svg:y2="29.301cm">
              <text:p/>
            </draw:line>
            <draw:line draw:style-name="gr124" draw:text-style-name="P1" draw:layer="layout" svg:x1="38.676cm" svg:y1="29.301cm" svg:x2="39.703cm" svg:y2="29.301cm">
              <text:p/>
            </draw:line>
            <draw:line draw:style-name="gr125" draw:text-style-name="P1" draw:layer="layout" svg:x1="39.703cm" svg:y1="29cm" svg:x2="39.703cm" svg:y2="29.301cm">
              <text:p/>
            </draw:line>
            <draw:line draw:style-name="gr126" draw:text-style-name="P1" draw:layer="layout" svg:x1="39.703cm" svg:y1="29cm" svg:x2="40.73cm" svg:y2="29cm">
              <text:p/>
            </draw:line>
            <draw:line draw:style-name="gr127" draw:text-style-name="P1" draw:layer="layout" svg:x1="40.73cm" svg:y1="29cm" svg:x2="40.73cm" svg:y2="29.301cm">
              <text:p/>
            </draw:line>
            <draw:line draw:style-name="gr128" draw:text-style-name="P1" draw:layer="layout" svg:x1="40.73cm" svg:y1="29.301cm" svg:x2="41.757cm" svg:y2="29.301cm">
              <text:p/>
            </draw:line>
            <draw:line draw:style-name="gr129" draw:text-style-name="P1" draw:layer="layout" svg:x1="41.757cm" svg:y1="29cm" svg:x2="41.757cm" svg:y2="29.301cm">
              <text:p/>
            </draw:line>
            <draw:line draw:style-name="gr130" draw:text-style-name="P1" draw:layer="layout" svg:x1="41.757cm" svg:y1="29cm" svg:x2="42.784cm" svg:y2="29cm">
              <text:p/>
            </draw:line>
            <draw:line draw:style-name="gr131" draw:text-style-name="P1" draw:layer="layout" svg:x1="42.784cm" svg:y1="29cm" svg:x2="42.784cm" svg:y2="29.301cm">
              <text:p/>
            </draw:line>
            <draw:line draw:style-name="gr132" draw:text-style-name="P1" draw:layer="layout" svg:x1="42.784cm" svg:y1="29.301cm" svg:x2="43.811cm" svg:y2="29.301cm">
              <text:p/>
            </draw:line>
            <draw:line draw:style-name="gr133" draw:text-style-name="P1" draw:layer="layout" svg:x1="43.811cm" svg:y1="29cm" svg:x2="43.811cm" svg:y2="29.301cm">
              <text:p/>
            </draw:line>
            <draw:line draw:style-name="gr134" draw:text-style-name="P1" draw:layer="layout" svg:x1="43.811cm" svg:y1="29cm" svg:x2="44.838cm" svg:y2="29cm">
              <text:p/>
            </draw:line>
            <draw:line draw:style-name="gr135" draw:text-style-name="P1" draw:layer="layout" svg:x1="44.838cm" svg:y1="29cm" svg:x2="44.838cm" svg:y2="29.301cm">
              <text:p/>
            </draw:line>
            <draw:line draw:style-name="gr136" draw:text-style-name="P1" draw:layer="layout" svg:x1="44.838cm" svg:y1="29.301cm" svg:x2="45.865cm" svg:y2="29.301cm">
              <text:p/>
            </draw:line>
            <draw:line draw:style-name="gr137" draw:text-style-name="P1" draw:layer="layout" svg:x1="45.865cm" svg:y1="29cm" svg:x2="45.865cm" svg:y2="29.301cm">
              <text:p/>
            </draw:line>
            <draw:line draw:style-name="gr138" draw:text-style-name="P1" draw:layer="layout" svg:x1="45.865cm" svg:y1="29cm" svg:x2="46.892cm" svg:y2="29cm">
              <text:p/>
            </draw:line>
            <draw:line draw:style-name="gr139" draw:text-style-name="P1" draw:layer="layout" svg:x1="46.892cm" svg:y1="29cm" svg:x2="46.892cm" svg:y2="29.301cm">
              <text:p/>
            </draw:line>
            <draw:line draw:style-name="gr140" draw:text-style-name="P1" draw:layer="layout" svg:x1="46.892cm" svg:y1="29.301cm" svg:x2="47.919cm" svg:y2="29.301cm">
              <text:p/>
            </draw:line>
            <draw:line draw:style-name="gr141" draw:text-style-name="P1" draw:layer="layout" svg:x1="47.919cm" svg:y1="29cm" svg:x2="47.919cm" svg:y2="29.301cm">
              <text:p/>
            </draw:line>
            <draw:line draw:style-name="gr142" draw:text-style-name="P1" draw:layer="layout" svg:x1="47.919cm" svg:y1="29cm" svg:x2="48.947cm" svg:y2="29cm">
              <text:p/>
            </draw:line>
            <draw:line draw:style-name="gr143" draw:text-style-name="P1" draw:layer="layout" svg:x1="48.947cm" svg:y1="29cm" svg:x2="48.947cm" svg:y2="29.301cm">
              <text:p/>
            </draw:line>
            <draw:line draw:style-name="gr144" draw:text-style-name="P1" draw:layer="layout" svg:x1="48.947cm" svg:y1="29.301cm" svg:x2="49.974cm" svg:y2="29.301cm">
              <text:p/>
            </draw:line>
            <draw:line draw:style-name="gr145" draw:text-style-name="P1" draw:layer="layout" svg:x1="49.974cm" svg:y1="29cm" svg:x2="49.974cm" svg:y2="29.301cm">
              <text:p/>
            </draw:line>
            <draw:line draw:style-name="gr146" draw:text-style-name="P1" draw:layer="layout" svg:x1="49.974cm" svg:y1="29cm" svg:x2="50.701cm" svg:y2="29cm">
              <text:p/>
            </draw:line>
            <draw:line draw:style-name="gr147" draw:text-style-name="P1" draw:layer="layout" svg:x1="13.001cm" svg:y1="37.001cm" svg:x2="13.001cm" svg:y2="35.858cm">
              <text:p/>
            </draw:line>
            <draw:line draw:style-name="gr148" draw:text-style-name="P1" draw:layer="layout" svg:x1="13.3cm" svg:y1="35.858cm" svg:x2="13.001cm" svg:y2="35.858cm">
              <text:p/>
            </draw:line>
            <draw:line draw:style-name="gr149" draw:text-style-name="P1" draw:layer="layout" svg:x1="13.3cm" svg:y1="35.858cm" svg:x2="13.3cm" svg:y2="34.715cm">
              <text:p/>
            </draw:line>
            <draw:line draw:style-name="gr150" draw:text-style-name="P1" draw:layer="layout" svg:x1="13.3cm" svg:y1="34.715cm" svg:x2="13.001cm" svg:y2="34.715cm">
              <text:p/>
            </draw:line>
            <draw:line draw:style-name="gr151" draw:text-style-name="P1" draw:layer="layout" svg:x1="13.001cm" svg:y1="34.715cm" svg:x2="13.001cm" svg:y2="33.572cm">
              <text:p/>
            </draw:line>
            <draw:line draw:style-name="gr152" draw:text-style-name="P1" draw:layer="layout" svg:x1="13.3cm" svg:y1="33.572cm" svg:x2="13.001cm" svg:y2="33.572cm">
              <text:p/>
            </draw:line>
            <draw:line draw:style-name="gr153" draw:text-style-name="P1" draw:layer="layout" svg:x1="13.3cm" svg:y1="33.572cm" svg:x2="13.3cm" svg:y2="32.429cm">
              <text:p/>
            </draw:line>
            <draw:line draw:style-name="gr154" draw:text-style-name="P1" draw:layer="layout" svg:x1="13.3cm" svg:y1="32.429cm" svg:x2="13.001cm" svg:y2="32.429cm">
              <text:p/>
            </draw:line>
            <draw:line draw:style-name="gr155" draw:text-style-name="P1" draw:layer="layout" svg:x1="13.001cm" svg:y1="32.429cm" svg:x2="13.001cm" svg:y2="31.286cm">
              <text:p/>
            </draw:line>
            <draw:line draw:style-name="gr156" draw:text-style-name="P1" draw:layer="layout" svg:x1="13.3cm" svg:y1="31.286cm" svg:x2="13.001cm" svg:y2="31.286cm">
              <text:p/>
            </draw:line>
            <draw:line draw:style-name="gr157" draw:text-style-name="P1" draw:layer="layout" svg:x1="13.3cm" svg:y1="31.286cm" svg:x2="13.3cm" svg:y2="30.143cm">
              <text:p/>
            </draw:line>
            <draw:line draw:style-name="gr158" draw:text-style-name="P1" draw:layer="layout" svg:x1="13.3cm" svg:y1="30.143cm" svg:x2="13.001cm" svg:y2="30.143cm">
              <text:p/>
            </draw:line>
            <draw:line draw:style-name="gr159" draw:text-style-name="P1" draw:layer="layout" svg:x1="13.001cm" svg:y1="30.143cm" svg:x2="13.001cm" svg:y2="29cm">
              <text:p/>
            </draw:line>
            <draw:line draw:style-name="gr160" draw:text-style-name="P1" draw:layer="layout" svg:x1="50.701cm" svg:y1="37.001cm" svg:x2="50.701cm" svg:y2="35.858cm">
              <text:p/>
            </draw:line>
            <draw:line draw:style-name="gr161" draw:text-style-name="P1" draw:layer="layout" svg:x1="51cm" svg:y1="35.858cm" svg:x2="50.701cm" svg:y2="35.858cm">
              <text:p/>
            </draw:line>
            <draw:line draw:style-name="gr162" draw:text-style-name="P1" draw:layer="layout" svg:x1="51cm" svg:y1="35.858cm" svg:x2="51cm" svg:y2="34.715cm">
              <text:p/>
            </draw:line>
            <draw:line draw:style-name="gr163" draw:text-style-name="P1" draw:layer="layout" svg:x1="51cm" svg:y1="34.715cm" svg:x2="50.701cm" svg:y2="34.715cm">
              <text:p/>
            </draw:line>
            <draw:line draw:style-name="gr164" draw:text-style-name="P1" draw:layer="layout" svg:x1="50.701cm" svg:y1="34.715cm" svg:x2="50.701cm" svg:y2="33.572cm">
              <text:p/>
            </draw:line>
            <draw:line draw:style-name="gr165" draw:text-style-name="P1" draw:layer="layout" svg:x1="51cm" svg:y1="33.572cm" svg:x2="50.701cm" svg:y2="33.572cm">
              <text:p/>
            </draw:line>
            <draw:line draw:style-name="gr166" draw:text-style-name="P1" draw:layer="layout" svg:x1="51cm" svg:y1="33.572cm" svg:x2="51cm" svg:y2="32.429cm">
              <text:p/>
            </draw:line>
            <draw:line draw:style-name="gr167" draw:text-style-name="P1" draw:layer="layout" svg:x1="51cm" svg:y1="32.429cm" svg:x2="50.701cm" svg:y2="32.429cm">
              <text:p/>
            </draw:line>
            <draw:line draw:style-name="gr168" draw:text-style-name="P1" draw:layer="layout" svg:x1="50.701cm" svg:y1="32.429cm" svg:x2="50.701cm" svg:y2="31.286cm">
              <text:p/>
            </draw:line>
            <draw:line draw:style-name="gr169" draw:text-style-name="P1" draw:layer="layout" svg:x1="51cm" svg:y1="31.286cm" svg:x2="50.701cm" svg:y2="31.286cm">
              <text:p/>
            </draw:line>
            <draw:line draw:style-name="gr170" draw:text-style-name="P1" draw:layer="layout" svg:x1="51cm" svg:y1="31.286cm" svg:x2="51cm" svg:y2="30.143cm">
              <text:p/>
            </draw:line>
            <draw:line draw:style-name="gr171" draw:text-style-name="P1" draw:layer="layout" svg:x1="51cm" svg:y1="30.143cm" svg:x2="50.701cm" svg:y2="30.143cm">
              <text:p/>
            </draw:line>
            <draw:line draw:style-name="gr172" draw:text-style-name="P1" draw:layer="layout" svg:x1="50.701cm" svg:y1="30.143cm" svg:x2="50.701cm" svg:y2="29cm">
              <text:p/>
            </draw:line>
          </draw:g>
          <draw:line draw:style-name="gr173" draw:text-style-name="P2" draw:layer="layout" svg:x1="13cm" svg:y1="32cm" svg:x2="50.7cm" svg:y2="32cm">
            <text:p/>
          </draw:line>
        </draw:g>
        <draw:g>
          <draw:g>
            <draw:line draw:style-name="gr174" draw:text-style-name="P1" draw:layer="layout" svg:x1="12.999cm" svg:y1="46cm" svg:x2="14.026cm" svg:y2="46cm">
              <text:p/>
            </draw:line>
            <draw:line draw:style-name="gr175" draw:text-style-name="P1" draw:layer="layout" svg:x1="14.026cm" svg:y1="45.7cm" svg:x2="14.026cm" svg:y2="46cm">
              <text:p/>
            </draw:line>
            <draw:line draw:style-name="gr176" draw:text-style-name="P1" draw:layer="layout" svg:x1="14.026cm" svg:y1="45.7cm" svg:x2="15.054cm" svg:y2="45.7cm">
              <text:p/>
            </draw:line>
            <draw:line draw:style-name="gr177" draw:text-style-name="P1" draw:layer="layout" svg:x1="15.054cm" svg:y1="45.7cm" svg:x2="15.054cm" svg:y2="46cm">
              <text:p/>
            </draw:line>
            <draw:line draw:style-name="gr178" draw:text-style-name="P1" draw:layer="layout" svg:x1="15.054cm" svg:y1="46cm" svg:x2="16.081cm" svg:y2="46cm">
              <text:p/>
            </draw:line>
            <draw:line draw:style-name="gr179" draw:text-style-name="P1" draw:layer="layout" svg:x1="16.081cm" svg:y1="45.7cm" svg:x2="16.081cm" svg:y2="46cm">
              <text:p/>
            </draw:line>
            <draw:line draw:style-name="gr180" draw:text-style-name="P1" draw:layer="layout" svg:x1="16.081cm" svg:y1="45.7cm" svg:x2="17.108cm" svg:y2="45.7cm">
              <text:p/>
            </draw:line>
            <draw:line draw:style-name="gr181" draw:text-style-name="P1" draw:layer="layout" svg:x1="17.108cm" svg:y1="45.7cm" svg:x2="17.108cm" svg:y2="46cm">
              <text:p/>
            </draw:line>
            <draw:line draw:style-name="gr182" draw:text-style-name="P1" draw:layer="layout" svg:x1="17.108cm" svg:y1="46cm" svg:x2="18.135cm" svg:y2="46cm">
              <text:p/>
            </draw:line>
            <draw:line draw:style-name="gr183" draw:text-style-name="P1" draw:layer="layout" svg:x1="18.135cm" svg:y1="45.7cm" svg:x2="18.135cm" svg:y2="46cm">
              <text:p/>
            </draw:line>
            <draw:line draw:style-name="gr184" draw:text-style-name="P1" draw:layer="layout" svg:x1="18.135cm" svg:y1="45.7cm" svg:x2="19.162cm" svg:y2="45.7cm">
              <text:p/>
            </draw:line>
            <draw:line draw:style-name="gr185" draw:text-style-name="P1" draw:layer="layout" svg:x1="19.162cm" svg:y1="45.7cm" svg:x2="19.162cm" svg:y2="46cm">
              <text:p/>
            </draw:line>
            <draw:line draw:style-name="gr186" draw:text-style-name="P1" draw:layer="layout" svg:x1="19.162cm" svg:y1="46cm" svg:x2="20.189cm" svg:y2="46cm">
              <text:p/>
            </draw:line>
            <draw:line draw:style-name="gr187" draw:text-style-name="P1" draw:layer="layout" svg:x1="20.189cm" svg:y1="45.7cm" svg:x2="20.189cm" svg:y2="46cm">
              <text:p/>
            </draw:line>
            <draw:line draw:style-name="gr188" draw:text-style-name="P1" draw:layer="layout" svg:x1="20.189cm" svg:y1="45.7cm" svg:x2="21.216cm" svg:y2="45.7cm">
              <text:p/>
            </draw:line>
            <draw:line draw:style-name="gr189" draw:text-style-name="P1" draw:layer="layout" svg:x1="21.216cm" svg:y1="45.7cm" svg:x2="21.216cm" svg:y2="46cm">
              <text:p/>
            </draw:line>
            <draw:line draw:style-name="gr190" draw:text-style-name="P1" draw:layer="layout" svg:x1="21.216cm" svg:y1="46cm" svg:x2="22.243cm" svg:y2="46cm">
              <text:p/>
            </draw:line>
            <draw:line draw:style-name="gr191" draw:text-style-name="P1" draw:layer="layout" svg:x1="22.243cm" svg:y1="45.7cm" svg:x2="22.243cm" svg:y2="46cm">
              <text:p/>
            </draw:line>
            <draw:line draw:style-name="gr192" draw:text-style-name="P1" draw:layer="layout" svg:x1="22.243cm" svg:y1="45.7cm" svg:x2="23.27cm" svg:y2="45.7cm">
              <text:p/>
            </draw:line>
            <draw:line draw:style-name="gr193" draw:text-style-name="P1" draw:layer="layout" svg:x1="23.27cm" svg:y1="45.7cm" svg:x2="23.27cm" svg:y2="46cm">
              <text:p/>
            </draw:line>
            <draw:line draw:style-name="gr194" draw:text-style-name="P1" draw:layer="layout" svg:x1="23.27cm" svg:y1="46cm" svg:x2="24.297cm" svg:y2="46cm">
              <text:p/>
            </draw:line>
            <draw:line draw:style-name="gr195" draw:text-style-name="P1" draw:layer="layout" svg:x1="24.297cm" svg:y1="45.7cm" svg:x2="24.297cm" svg:y2="46cm">
              <text:p/>
            </draw:line>
            <draw:line draw:style-name="gr196" draw:text-style-name="P1" draw:layer="layout" svg:x1="24.297cm" svg:y1="45.7cm" svg:x2="25.324cm" svg:y2="45.7cm">
              <text:p/>
            </draw:line>
            <draw:line draw:style-name="gr197" draw:text-style-name="P1" draw:layer="layout" svg:x1="25.324cm" svg:y1="45.7cm" svg:x2="25.324cm" svg:y2="46cm">
              <text:p/>
            </draw:line>
            <draw:line draw:style-name="gr198" draw:text-style-name="P1" draw:layer="layout" svg:x1="25.324cm" svg:y1="46cm" svg:x2="26.351cm" svg:y2="46cm">
              <text:p/>
            </draw:line>
            <draw:line draw:style-name="gr199" draw:text-style-name="P1" draw:layer="layout" svg:x1="26.351cm" svg:y1="45.7cm" svg:x2="26.351cm" svg:y2="46cm">
              <text:p/>
            </draw:line>
            <draw:line draw:style-name="gr200" draw:text-style-name="P1" draw:layer="layout" svg:x1="26.351cm" svg:y1="45.7cm" svg:x2="27.378cm" svg:y2="45.7cm">
              <text:p/>
            </draw:line>
            <draw:line draw:style-name="gr201" draw:text-style-name="P1" draw:layer="layout" svg:x1="27.378cm" svg:y1="45.7cm" svg:x2="27.378cm" svg:y2="46cm">
              <text:p/>
            </draw:line>
            <draw:line draw:style-name="gr202" draw:text-style-name="P1" draw:layer="layout" svg:x1="27.378cm" svg:y1="46cm" svg:x2="28.405cm" svg:y2="46cm">
              <text:p/>
            </draw:line>
            <draw:line draw:style-name="gr203" draw:text-style-name="P1" draw:layer="layout" svg:x1="28.405cm" svg:y1="45.7cm" svg:x2="28.405cm" svg:y2="46cm">
              <text:p/>
            </draw:line>
            <draw:line draw:style-name="gr204" draw:text-style-name="P1" draw:layer="layout" svg:x1="28.405cm" svg:y1="45.7cm" svg:x2="29.432cm" svg:y2="45.7cm">
              <text:p/>
            </draw:line>
            <draw:line draw:style-name="gr205" draw:text-style-name="P1" draw:layer="layout" svg:x1="29.432cm" svg:y1="45.7cm" svg:x2="29.432cm" svg:y2="46cm">
              <text:p/>
            </draw:line>
            <draw:line draw:style-name="gr206" draw:text-style-name="P1" draw:layer="layout" svg:x1="29.432cm" svg:y1="46cm" svg:x2="30.459cm" svg:y2="46cm">
              <text:p/>
            </draw:line>
            <draw:line draw:style-name="gr207" draw:text-style-name="P1" draw:layer="layout" svg:x1="30.459cm" svg:y1="45.7cm" svg:x2="30.459cm" svg:y2="46cm">
              <text:p/>
            </draw:line>
            <draw:line draw:style-name="gr208" draw:text-style-name="P1" draw:layer="layout" svg:x1="30.459cm" svg:y1="45.7cm" svg:x2="31.486cm" svg:y2="45.7cm">
              <text:p/>
            </draw:line>
            <draw:line draw:style-name="gr209" draw:text-style-name="P1" draw:layer="layout" svg:x1="31.486cm" svg:y1="45.7cm" svg:x2="31.486cm" svg:y2="46cm">
              <text:p/>
            </draw:line>
            <draw:line draw:style-name="gr210" draw:text-style-name="P1" draw:layer="layout" svg:x1="31.486cm" svg:y1="46cm" svg:x2="32.513cm" svg:y2="46cm">
              <text:p/>
            </draw:line>
            <draw:line draw:style-name="gr211" draw:text-style-name="P1" draw:layer="layout" svg:x1="32.513cm" svg:y1="45.7cm" svg:x2="32.513cm" svg:y2="46cm">
              <text:p/>
            </draw:line>
            <draw:line draw:style-name="gr212" draw:text-style-name="P1" draw:layer="layout" svg:x1="32.513cm" svg:y1="45.7cm" svg:x2="33.54cm" svg:y2="45.7cm">
              <text:p/>
            </draw:line>
            <draw:line draw:style-name="gr213" draw:text-style-name="P1" draw:layer="layout" svg:x1="33.54cm" svg:y1="45.7cm" svg:x2="33.54cm" svg:y2="46cm">
              <text:p/>
            </draw:line>
            <draw:line draw:style-name="gr214" draw:text-style-name="P1" draw:layer="layout" svg:x1="33.54cm" svg:y1="46cm" svg:x2="34.567cm" svg:y2="46cm">
              <text:p/>
            </draw:line>
            <draw:line draw:style-name="gr215" draw:text-style-name="P1" draw:layer="layout" svg:x1="34.567cm" svg:y1="45.7cm" svg:x2="34.567cm" svg:y2="46cm">
              <text:p/>
            </draw:line>
            <draw:line draw:style-name="gr216" draw:text-style-name="P1" draw:layer="layout" svg:x1="34.567cm" svg:y1="45.7cm" svg:x2="35.594cm" svg:y2="45.7cm">
              <text:p/>
            </draw:line>
            <draw:line draw:style-name="gr217" draw:text-style-name="P1" draw:layer="layout" svg:x1="35.594cm" svg:y1="45.7cm" svg:x2="35.594cm" svg:y2="46cm">
              <text:p/>
            </draw:line>
            <draw:line draw:style-name="gr218" draw:text-style-name="P1" draw:layer="layout" svg:x1="35.594cm" svg:y1="46cm" svg:x2="36.621cm" svg:y2="46cm">
              <text:p/>
            </draw:line>
            <draw:line draw:style-name="gr219" draw:text-style-name="P1" draw:layer="layout" svg:x1="36.621cm" svg:y1="45.7cm" svg:x2="36.621cm" svg:y2="46cm">
              <text:p/>
            </draw:line>
            <draw:line draw:style-name="gr220" draw:text-style-name="P1" draw:layer="layout" svg:x1="36.621cm" svg:y1="45.7cm" svg:x2="37.648cm" svg:y2="45.7cm">
              <text:p/>
            </draw:line>
            <draw:line draw:style-name="gr221" draw:text-style-name="P1" draw:layer="layout" svg:x1="37.648cm" svg:y1="45.7cm" svg:x2="37.648cm" svg:y2="46cm">
              <text:p/>
            </draw:line>
            <draw:line draw:style-name="gr222" draw:text-style-name="P1" draw:layer="layout" svg:x1="37.648cm" svg:y1="46cm" svg:x2="38.675cm" svg:y2="46cm">
              <text:p/>
            </draw:line>
            <draw:line draw:style-name="gr223" draw:text-style-name="P1" draw:layer="layout" svg:x1="38.675cm" svg:y1="45.7cm" svg:x2="38.675cm" svg:y2="46cm">
              <text:p/>
            </draw:line>
            <draw:line draw:style-name="gr224" draw:text-style-name="P1" draw:layer="layout" svg:x1="38.675cm" svg:y1="45.7cm" svg:x2="39.702cm" svg:y2="45.7cm">
              <text:p/>
            </draw:line>
            <draw:line draw:style-name="gr225" draw:text-style-name="P1" draw:layer="layout" svg:x1="39.702cm" svg:y1="45.7cm" svg:x2="39.702cm" svg:y2="46cm">
              <text:p/>
            </draw:line>
            <draw:line draw:style-name="gr226" draw:text-style-name="P1" draw:layer="layout" svg:x1="39.702cm" svg:y1="46cm" svg:x2="40.729cm" svg:y2="46cm">
              <text:p/>
            </draw:line>
            <draw:line draw:style-name="gr227" draw:text-style-name="P1" draw:layer="layout" svg:x1="40.729cm" svg:y1="45.7cm" svg:x2="40.729cm" svg:y2="46cm">
              <text:p/>
            </draw:line>
            <draw:line draw:style-name="gr228" draw:text-style-name="P1" draw:layer="layout" svg:x1="40.729cm" svg:y1="45.7cm" svg:x2="41.756cm" svg:y2="45.7cm">
              <text:p/>
            </draw:line>
            <draw:line draw:style-name="gr229" draw:text-style-name="P1" draw:layer="layout" svg:x1="41.756cm" svg:y1="45.7cm" svg:x2="41.756cm" svg:y2="46cm">
              <text:p/>
            </draw:line>
            <draw:line draw:style-name="gr230" draw:text-style-name="P1" draw:layer="layout" svg:x1="41.756cm" svg:y1="46cm" svg:x2="42.783cm" svg:y2="46cm">
              <text:p/>
            </draw:line>
            <draw:line draw:style-name="gr231" draw:text-style-name="P1" draw:layer="layout" svg:x1="42.783cm" svg:y1="45.7cm" svg:x2="42.783cm" svg:y2="46cm">
              <text:p/>
            </draw:line>
            <draw:line draw:style-name="gr232" draw:text-style-name="P1" draw:layer="layout" svg:x1="42.783cm" svg:y1="45.7cm" svg:x2="43.81cm" svg:y2="45.7cm">
              <text:p/>
            </draw:line>
            <draw:line draw:style-name="gr233" draw:text-style-name="P1" draw:layer="layout" svg:x1="43.81cm" svg:y1="45.7cm" svg:x2="43.81cm" svg:y2="46cm">
              <text:p/>
            </draw:line>
            <draw:line draw:style-name="gr234" draw:text-style-name="P1" draw:layer="layout" svg:x1="43.81cm" svg:y1="46cm" svg:x2="44.837cm" svg:y2="46cm">
              <text:p/>
            </draw:line>
            <draw:line draw:style-name="gr235" draw:text-style-name="P1" draw:layer="layout" svg:x1="44.837cm" svg:y1="45.7cm" svg:x2="44.837cm" svg:y2="46cm">
              <text:p/>
            </draw:line>
            <draw:line draw:style-name="gr236" draw:text-style-name="P1" draw:layer="layout" svg:x1="44.837cm" svg:y1="45.7cm" svg:x2="45.864cm" svg:y2="45.7cm">
              <text:p/>
            </draw:line>
            <draw:line draw:style-name="gr237" draw:text-style-name="P1" draw:layer="layout" svg:x1="45.864cm" svg:y1="45.7cm" svg:x2="45.864cm" svg:y2="46cm">
              <text:p/>
            </draw:line>
            <draw:line draw:style-name="gr238" draw:text-style-name="P1" draw:layer="layout" svg:x1="45.864cm" svg:y1="46cm" svg:x2="46.891cm" svg:y2="46cm">
              <text:p/>
            </draw:line>
            <draw:line draw:style-name="gr239" draw:text-style-name="P1" draw:layer="layout" svg:x1="46.891cm" svg:y1="45.7cm" svg:x2="46.891cm" svg:y2="46cm">
              <text:p/>
            </draw:line>
            <draw:line draw:style-name="gr240" draw:text-style-name="P1" draw:layer="layout" svg:x1="46.891cm" svg:y1="45.7cm" svg:x2="47.918cm" svg:y2="45.7cm">
              <text:p/>
            </draw:line>
            <draw:line draw:style-name="gr241" draw:text-style-name="P1" draw:layer="layout" svg:x1="47.918cm" svg:y1="45.7cm" svg:x2="47.918cm" svg:y2="46cm">
              <text:p/>
            </draw:line>
            <draw:line draw:style-name="gr242" draw:text-style-name="P1" draw:layer="layout" svg:x1="47.918cm" svg:y1="46cm" svg:x2="48.945cm" svg:y2="46cm">
              <text:p/>
            </draw:line>
            <draw:line draw:style-name="gr243" draw:text-style-name="P1" draw:layer="layout" svg:x1="48.945cm" svg:y1="45.7cm" svg:x2="48.945cm" svg:y2="46cm">
              <text:p/>
            </draw:line>
            <draw:line draw:style-name="gr244" draw:text-style-name="P1" draw:layer="layout" svg:x1="48.945cm" svg:y1="45.7cm" svg:x2="49.972cm" svg:y2="45.7cm">
              <text:p/>
            </draw:line>
            <draw:line draw:style-name="gr245" draw:text-style-name="P1" draw:layer="layout" svg:x1="49.972cm" svg:y1="45.7cm" svg:x2="49.972cm" svg:y2="46cm">
              <text:p/>
            </draw:line>
            <draw:line draw:style-name="gr246" draw:text-style-name="P1" draw:layer="layout" svg:x1="49.972cm" svg:y1="46cm" svg:x2="50.699cm" svg:y2="46cm">
              <text:p/>
            </draw:line>
            <draw:line draw:style-name="gr247" draw:text-style-name="P1" draw:layer="layout" svg:x1="12.999cm" svg:y1="37.999cm" svg:x2="14.026cm" svg:y2="37.999cm">
              <text:p/>
            </draw:line>
            <draw:line draw:style-name="gr248" draw:text-style-name="P1" draw:layer="layout" svg:x1="14.026cm" svg:y1="37.999cm" svg:x2="14.026cm" svg:y2="38.3cm">
              <text:p/>
            </draw:line>
            <draw:line draw:style-name="gr249" draw:text-style-name="P1" draw:layer="layout" svg:x1="14.026cm" svg:y1="38.3cm" svg:x2="15.054cm" svg:y2="38.3cm">
              <text:p/>
            </draw:line>
            <draw:line draw:style-name="gr250" draw:text-style-name="P1" draw:layer="layout" svg:x1="15.054cm" svg:y1="37.999cm" svg:x2="15.054cm" svg:y2="38.3cm">
              <text:p/>
            </draw:line>
            <draw:line draw:style-name="gr251" draw:text-style-name="P1" draw:layer="layout" svg:x1="15.054cm" svg:y1="37.999cm" svg:x2="16.081cm" svg:y2="37.999cm">
              <text:p/>
            </draw:line>
            <draw:line draw:style-name="gr252" draw:text-style-name="P1" draw:layer="layout" svg:x1="16.081cm" svg:y1="37.999cm" svg:x2="16.081cm" svg:y2="38.3cm">
              <text:p/>
            </draw:line>
            <draw:line draw:style-name="gr253" draw:text-style-name="P1" draw:layer="layout" svg:x1="16.081cm" svg:y1="38.3cm" svg:x2="17.108cm" svg:y2="38.3cm">
              <text:p/>
            </draw:line>
            <draw:line draw:style-name="gr254" draw:text-style-name="P1" draw:layer="layout" svg:x1="17.108cm" svg:y1="37.999cm" svg:x2="17.108cm" svg:y2="38.3cm">
              <text:p/>
            </draw:line>
            <draw:line draw:style-name="gr255" draw:text-style-name="P1" draw:layer="layout" svg:x1="17.108cm" svg:y1="37.999cm" svg:x2="18.135cm" svg:y2="37.999cm">
              <text:p/>
            </draw:line>
            <draw:line draw:style-name="gr256" draw:text-style-name="P1" draw:layer="layout" svg:x1="18.135cm" svg:y1="37.999cm" svg:x2="18.135cm" svg:y2="38.3cm">
              <text:p/>
            </draw:line>
            <draw:line draw:style-name="gr257" draw:text-style-name="P1" draw:layer="layout" svg:x1="18.135cm" svg:y1="38.3cm" svg:x2="19.162cm" svg:y2="38.3cm">
              <text:p/>
            </draw:line>
            <draw:line draw:style-name="gr258" draw:text-style-name="P1" draw:layer="layout" svg:x1="19.162cm" svg:y1="37.999cm" svg:x2="19.162cm" svg:y2="38.3cm">
              <text:p/>
            </draw:line>
            <draw:line draw:style-name="gr259" draw:text-style-name="P1" draw:layer="layout" svg:x1="19.162cm" svg:y1="37.999cm" svg:x2="20.189cm" svg:y2="37.999cm">
              <text:p/>
            </draw:line>
            <draw:line draw:style-name="gr260" draw:text-style-name="P1" draw:layer="layout" svg:x1="20.189cm" svg:y1="37.999cm" svg:x2="20.189cm" svg:y2="38.3cm">
              <text:p/>
            </draw:line>
            <draw:line draw:style-name="gr261" draw:text-style-name="P1" draw:layer="layout" svg:x1="20.189cm" svg:y1="38.3cm" svg:x2="21.216cm" svg:y2="38.3cm">
              <text:p/>
            </draw:line>
            <draw:line draw:style-name="gr262" draw:text-style-name="P1" draw:layer="layout" svg:x1="21.216cm" svg:y1="37.999cm" svg:x2="21.216cm" svg:y2="38.3cm">
              <text:p/>
            </draw:line>
            <draw:line draw:style-name="gr263" draw:text-style-name="P1" draw:layer="layout" svg:x1="21.216cm" svg:y1="37.999cm" svg:x2="22.243cm" svg:y2="37.999cm">
              <text:p/>
            </draw:line>
            <draw:line draw:style-name="gr264" draw:text-style-name="P1" draw:layer="layout" svg:x1="22.243cm" svg:y1="37.999cm" svg:x2="22.243cm" svg:y2="38.3cm">
              <text:p/>
            </draw:line>
            <draw:line draw:style-name="gr265" draw:text-style-name="P1" draw:layer="layout" svg:x1="22.243cm" svg:y1="38.3cm" svg:x2="23.27cm" svg:y2="38.3cm">
              <text:p/>
            </draw:line>
            <draw:line draw:style-name="gr266" draw:text-style-name="P1" draw:layer="layout" svg:x1="23.27cm" svg:y1="37.999cm" svg:x2="23.27cm" svg:y2="38.3cm">
              <text:p/>
            </draw:line>
            <draw:line draw:style-name="gr267" draw:text-style-name="P1" draw:layer="layout" svg:x1="23.27cm" svg:y1="37.999cm" svg:x2="24.297cm" svg:y2="37.999cm">
              <text:p/>
            </draw:line>
            <draw:line draw:style-name="gr268" draw:text-style-name="P1" draw:layer="layout" svg:x1="24.297cm" svg:y1="37.999cm" svg:x2="24.297cm" svg:y2="38.3cm">
              <text:p/>
            </draw:line>
            <draw:line draw:style-name="gr269" draw:text-style-name="P1" draw:layer="layout" svg:x1="24.297cm" svg:y1="38.3cm" svg:x2="25.324cm" svg:y2="38.3cm">
              <text:p/>
            </draw:line>
            <draw:line draw:style-name="gr270" draw:text-style-name="P1" draw:layer="layout" svg:x1="25.324cm" svg:y1="37.999cm" svg:x2="25.324cm" svg:y2="38.3cm">
              <text:p/>
            </draw:line>
            <draw:line draw:style-name="gr271" draw:text-style-name="P1" draw:layer="layout" svg:x1="25.324cm" svg:y1="37.999cm" svg:x2="26.351cm" svg:y2="37.999cm">
              <text:p/>
            </draw:line>
            <draw:line draw:style-name="gr272" draw:text-style-name="P1" draw:layer="layout" svg:x1="26.351cm" svg:y1="37.999cm" svg:x2="26.351cm" svg:y2="38.3cm">
              <text:p/>
            </draw:line>
            <draw:line draw:style-name="gr273" draw:text-style-name="P1" draw:layer="layout" svg:x1="26.351cm" svg:y1="38.3cm" svg:x2="27.378cm" svg:y2="38.3cm">
              <text:p/>
            </draw:line>
            <draw:line draw:style-name="gr274" draw:text-style-name="P1" draw:layer="layout" svg:x1="27.378cm" svg:y1="37.999cm" svg:x2="27.378cm" svg:y2="38.3cm">
              <text:p/>
            </draw:line>
            <draw:line draw:style-name="gr275" draw:text-style-name="P1" draw:layer="layout" svg:x1="27.378cm" svg:y1="37.999cm" svg:x2="28.405cm" svg:y2="37.999cm">
              <text:p/>
            </draw:line>
            <draw:line draw:style-name="gr276" draw:text-style-name="P1" draw:layer="layout" svg:x1="28.405cm" svg:y1="37.999cm" svg:x2="28.405cm" svg:y2="38.3cm">
              <text:p/>
            </draw:line>
            <draw:line draw:style-name="gr277" draw:text-style-name="P1" draw:layer="layout" svg:x1="28.405cm" svg:y1="38.3cm" svg:x2="29.432cm" svg:y2="38.3cm">
              <text:p/>
            </draw:line>
            <draw:line draw:style-name="gr278" draw:text-style-name="P1" draw:layer="layout" svg:x1="29.432cm" svg:y1="37.999cm" svg:x2="29.432cm" svg:y2="38.3cm">
              <text:p/>
            </draw:line>
            <draw:line draw:style-name="gr279" draw:text-style-name="P1" draw:layer="layout" svg:x1="29.432cm" svg:y1="37.999cm" svg:x2="30.459cm" svg:y2="37.999cm">
              <text:p/>
            </draw:line>
            <draw:line draw:style-name="gr280" draw:text-style-name="P1" draw:layer="layout" svg:x1="30.459cm" svg:y1="37.999cm" svg:x2="30.459cm" svg:y2="38.3cm">
              <text:p/>
            </draw:line>
            <draw:line draw:style-name="gr281" draw:text-style-name="P1" draw:layer="layout" svg:x1="30.459cm" svg:y1="38.3cm" svg:x2="31.486cm" svg:y2="38.3cm">
              <text:p/>
            </draw:line>
            <draw:line draw:style-name="gr282" draw:text-style-name="P1" draw:layer="layout" svg:x1="31.486cm" svg:y1="37.999cm" svg:x2="31.486cm" svg:y2="38.3cm">
              <text:p/>
            </draw:line>
            <draw:line draw:style-name="gr283" draw:text-style-name="P1" draw:layer="layout" svg:x1="31.486cm" svg:y1="37.999cm" svg:x2="32.513cm" svg:y2="37.999cm">
              <text:p/>
            </draw:line>
            <draw:line draw:style-name="gr284" draw:text-style-name="P1" draw:layer="layout" svg:x1="32.513cm" svg:y1="37.999cm" svg:x2="32.513cm" svg:y2="38.3cm">
              <text:p/>
            </draw:line>
            <draw:line draw:style-name="gr285" draw:text-style-name="P1" draw:layer="layout" svg:x1="32.513cm" svg:y1="38.3cm" svg:x2="33.54cm" svg:y2="38.3cm">
              <text:p/>
            </draw:line>
            <draw:line draw:style-name="gr286" draw:text-style-name="P1" draw:layer="layout" svg:x1="33.54cm" svg:y1="37.999cm" svg:x2="33.54cm" svg:y2="38.3cm">
              <text:p/>
            </draw:line>
            <draw:line draw:style-name="gr287" draw:text-style-name="P1" draw:layer="layout" svg:x1="33.54cm" svg:y1="37.999cm" svg:x2="34.567cm" svg:y2="37.999cm">
              <text:p/>
            </draw:line>
            <draw:line draw:style-name="gr288" draw:text-style-name="P1" draw:layer="layout" svg:x1="34.567cm" svg:y1="37.999cm" svg:x2="34.567cm" svg:y2="38.3cm">
              <text:p/>
            </draw:line>
            <draw:line draw:style-name="gr289" draw:text-style-name="P1" draw:layer="layout" svg:x1="34.567cm" svg:y1="38.3cm" svg:x2="35.594cm" svg:y2="38.3cm">
              <text:p/>
            </draw:line>
            <draw:line draw:style-name="gr290" draw:text-style-name="P1" draw:layer="layout" svg:x1="35.594cm" svg:y1="37.999cm" svg:x2="35.594cm" svg:y2="38.3cm">
              <text:p/>
            </draw:line>
            <draw:line draw:style-name="gr291" draw:text-style-name="P1" draw:layer="layout" svg:x1="35.594cm" svg:y1="37.999cm" svg:x2="36.621cm" svg:y2="37.999cm">
              <text:p/>
            </draw:line>
            <draw:line draw:style-name="gr292" draw:text-style-name="P1" draw:layer="layout" svg:x1="36.621cm" svg:y1="37.999cm" svg:x2="36.621cm" svg:y2="38.3cm">
              <text:p/>
            </draw:line>
            <draw:line draw:style-name="gr293" draw:text-style-name="P1" draw:layer="layout" svg:x1="36.621cm" svg:y1="38.3cm" svg:x2="37.648cm" svg:y2="38.3cm">
              <text:p/>
            </draw:line>
            <draw:line draw:style-name="gr294" draw:text-style-name="P1" draw:layer="layout" svg:x1="37.648cm" svg:y1="37.999cm" svg:x2="37.648cm" svg:y2="38.3cm">
              <text:p/>
            </draw:line>
            <draw:line draw:style-name="gr295" draw:text-style-name="P1" draw:layer="layout" svg:x1="37.648cm" svg:y1="37.999cm" svg:x2="38.675cm" svg:y2="37.999cm">
              <text:p/>
            </draw:line>
            <draw:line draw:style-name="gr296" draw:text-style-name="P1" draw:layer="layout" svg:x1="38.675cm" svg:y1="37.999cm" svg:x2="38.675cm" svg:y2="38.3cm">
              <text:p/>
            </draw:line>
            <draw:line draw:style-name="gr297" draw:text-style-name="P1" draw:layer="layout" svg:x1="38.675cm" svg:y1="38.3cm" svg:x2="39.702cm" svg:y2="38.3cm">
              <text:p/>
            </draw:line>
            <draw:line draw:style-name="gr298" draw:text-style-name="P1" draw:layer="layout" svg:x1="39.702cm" svg:y1="37.999cm" svg:x2="39.702cm" svg:y2="38.3cm">
              <text:p/>
            </draw:line>
            <draw:line draw:style-name="gr299" draw:text-style-name="P1" draw:layer="layout" svg:x1="39.702cm" svg:y1="37.999cm" svg:x2="40.729cm" svg:y2="37.999cm">
              <text:p/>
            </draw:line>
            <draw:line draw:style-name="gr300" draw:text-style-name="P1" draw:layer="layout" svg:x1="40.729cm" svg:y1="37.999cm" svg:x2="40.729cm" svg:y2="38.3cm">
              <text:p/>
            </draw:line>
            <draw:line draw:style-name="gr301" draw:text-style-name="P1" draw:layer="layout" svg:x1="40.729cm" svg:y1="38.3cm" svg:x2="41.756cm" svg:y2="38.3cm">
              <text:p/>
            </draw:line>
            <draw:line draw:style-name="gr302" draw:text-style-name="P1" draw:layer="layout" svg:x1="41.756cm" svg:y1="37.999cm" svg:x2="41.756cm" svg:y2="38.3cm">
              <text:p/>
            </draw:line>
            <draw:line draw:style-name="gr303" draw:text-style-name="P1" draw:layer="layout" svg:x1="41.756cm" svg:y1="37.999cm" svg:x2="42.783cm" svg:y2="37.999cm">
              <text:p/>
            </draw:line>
            <draw:line draw:style-name="gr304" draw:text-style-name="P1" draw:layer="layout" svg:x1="42.783cm" svg:y1="37.999cm" svg:x2="42.783cm" svg:y2="38.3cm">
              <text:p/>
            </draw:line>
            <draw:line draw:style-name="gr305" draw:text-style-name="P1" draw:layer="layout" svg:x1="42.783cm" svg:y1="38.3cm" svg:x2="43.81cm" svg:y2="38.3cm">
              <text:p/>
            </draw:line>
            <draw:line draw:style-name="gr306" draw:text-style-name="P1" draw:layer="layout" svg:x1="43.81cm" svg:y1="37.999cm" svg:x2="43.81cm" svg:y2="38.3cm">
              <text:p/>
            </draw:line>
            <draw:line draw:style-name="gr307" draw:text-style-name="P1" draw:layer="layout" svg:x1="43.81cm" svg:y1="37.999cm" svg:x2="44.837cm" svg:y2="37.999cm">
              <text:p/>
            </draw:line>
            <draw:line draw:style-name="gr308" draw:text-style-name="P1" draw:layer="layout" svg:x1="44.837cm" svg:y1="37.999cm" svg:x2="44.837cm" svg:y2="38.3cm">
              <text:p/>
            </draw:line>
            <draw:line draw:style-name="gr309" draw:text-style-name="P1" draw:layer="layout" svg:x1="44.837cm" svg:y1="38.3cm" svg:x2="45.864cm" svg:y2="38.3cm">
              <text:p/>
            </draw:line>
            <draw:line draw:style-name="gr310" draw:text-style-name="P1" draw:layer="layout" svg:x1="45.864cm" svg:y1="37.999cm" svg:x2="45.864cm" svg:y2="38.3cm">
              <text:p/>
            </draw:line>
            <draw:line draw:style-name="gr311" draw:text-style-name="P1" draw:layer="layout" svg:x1="45.864cm" svg:y1="37.999cm" svg:x2="46.891cm" svg:y2="37.999cm">
              <text:p/>
            </draw:line>
            <draw:line draw:style-name="gr312" draw:text-style-name="P1" draw:layer="layout" svg:x1="46.891cm" svg:y1="37.999cm" svg:x2="46.891cm" svg:y2="38.3cm">
              <text:p/>
            </draw:line>
            <draw:line draw:style-name="gr313" draw:text-style-name="P1" draw:layer="layout" svg:x1="46.891cm" svg:y1="38.3cm" svg:x2="47.918cm" svg:y2="38.3cm">
              <text:p/>
            </draw:line>
            <draw:line draw:style-name="gr314" draw:text-style-name="P1" draw:layer="layout" svg:x1="47.918cm" svg:y1="37.999cm" svg:x2="47.918cm" svg:y2="38.3cm">
              <text:p/>
            </draw:line>
            <draw:line draw:style-name="gr315" draw:text-style-name="P1" draw:layer="layout" svg:x1="47.918cm" svg:y1="37.999cm" svg:x2="48.945cm" svg:y2="37.999cm">
              <text:p/>
            </draw:line>
            <draw:line draw:style-name="gr316" draw:text-style-name="P1" draw:layer="layout" svg:x1="48.945cm" svg:y1="37.999cm" svg:x2="48.945cm" svg:y2="38.3cm">
              <text:p/>
            </draw:line>
            <draw:line draw:style-name="gr317" draw:text-style-name="P1" draw:layer="layout" svg:x1="48.945cm" svg:y1="38.3cm" svg:x2="49.972cm" svg:y2="38.3cm">
              <text:p/>
            </draw:line>
            <draw:line draw:style-name="gr318" draw:text-style-name="P1" draw:layer="layout" svg:x1="49.972cm" svg:y1="37.999cm" svg:x2="49.972cm" svg:y2="38.3cm">
              <text:p/>
            </draw:line>
            <draw:line draw:style-name="gr319" draw:text-style-name="P1" draw:layer="layout" svg:x1="49.972cm" svg:y1="37.999cm" svg:x2="50.699cm" svg:y2="37.999cm">
              <text:p/>
            </draw:line>
            <draw:line draw:style-name="gr320" draw:text-style-name="P1" draw:layer="layout" svg:x1="12.999cm" svg:y1="46cm" svg:x2="12.999cm" svg:y2="44.857cm">
              <text:p/>
            </draw:line>
            <draw:line draw:style-name="gr321" draw:text-style-name="P1" draw:layer="layout" svg:x1="13.3cm" svg:y1="44.857cm" svg:x2="12.999cm" svg:y2="44.857cm">
              <text:p/>
            </draw:line>
            <draw:line draw:style-name="gr322" draw:text-style-name="P1" draw:layer="layout" svg:x1="13.3cm" svg:y1="44.857cm" svg:x2="13.3cm" svg:y2="43.714cm">
              <text:p/>
            </draw:line>
            <draw:line draw:style-name="gr323" draw:text-style-name="P1" draw:layer="layout" svg:x1="13.3cm" svg:y1="43.714cm" svg:x2="12.999cm" svg:y2="43.714cm">
              <text:p/>
            </draw:line>
            <draw:line draw:style-name="gr324" draw:text-style-name="P1" draw:layer="layout" svg:x1="12.999cm" svg:y1="43.714cm" svg:x2="12.999cm" svg:y2="42.571cm">
              <text:p/>
            </draw:line>
            <draw:line draw:style-name="gr325" draw:text-style-name="P1" draw:layer="layout" svg:x1="13.3cm" svg:y1="42.571cm" svg:x2="12.999cm" svg:y2="42.571cm">
              <text:p/>
            </draw:line>
            <draw:line draw:style-name="gr326" draw:text-style-name="P1" draw:layer="layout" svg:x1="13.3cm" svg:y1="42.571cm" svg:x2="13.3cm" svg:y2="41.428cm">
              <text:p/>
            </draw:line>
            <draw:line draw:style-name="gr327" draw:text-style-name="P1" draw:layer="layout" svg:x1="13.3cm" svg:y1="41.428cm" svg:x2="12.999cm" svg:y2="41.428cm">
              <text:p/>
            </draw:line>
            <draw:line draw:style-name="gr328" draw:text-style-name="P1" draw:layer="layout" svg:x1="12.999cm" svg:y1="41.428cm" svg:x2="12.999cm" svg:y2="40.285cm">
              <text:p/>
            </draw:line>
            <draw:line draw:style-name="gr329" draw:text-style-name="P1" draw:layer="layout" svg:x1="13.3cm" svg:y1="40.285cm" svg:x2="12.999cm" svg:y2="40.285cm">
              <text:p/>
            </draw:line>
            <draw:line draw:style-name="gr330" draw:text-style-name="P1" draw:layer="layout" svg:x1="13.3cm" svg:y1="40.285cm" svg:x2="13.3cm" svg:y2="39.142cm">
              <text:p/>
            </draw:line>
            <draw:line draw:style-name="gr331" draw:text-style-name="P1" draw:layer="layout" svg:x1="13.3cm" svg:y1="39.142cm" svg:x2="12.999cm" svg:y2="39.142cm">
              <text:p/>
            </draw:line>
            <draw:line draw:style-name="gr332" draw:text-style-name="P1" draw:layer="layout" svg:x1="12.999cm" svg:y1="39.142cm" svg:x2="12.999cm" svg:y2="37.999cm">
              <text:p/>
            </draw:line>
            <draw:line draw:style-name="gr333" draw:text-style-name="P1" draw:layer="layout" svg:x1="50.699cm" svg:y1="46cm" svg:x2="50.699cm" svg:y2="44.857cm">
              <text:p/>
            </draw:line>
            <draw:line draw:style-name="gr334" draw:text-style-name="P1" draw:layer="layout" svg:x1="51cm" svg:y1="44.857cm" svg:x2="50.699cm" svg:y2="44.857cm">
              <text:p/>
            </draw:line>
            <draw:line draw:style-name="gr335" draw:text-style-name="P1" draw:layer="layout" svg:x1="51cm" svg:y1="44.857cm" svg:x2="51cm" svg:y2="43.714cm">
              <text:p/>
            </draw:line>
            <draw:line draw:style-name="gr336" draw:text-style-name="P1" draw:layer="layout" svg:x1="51cm" svg:y1="43.714cm" svg:x2="50.699cm" svg:y2="43.714cm">
              <text:p/>
            </draw:line>
            <draw:line draw:style-name="gr337" draw:text-style-name="P1" draw:layer="layout" svg:x1="50.699cm" svg:y1="43.714cm" svg:x2="50.699cm" svg:y2="42.571cm">
              <text:p/>
            </draw:line>
            <draw:line draw:style-name="gr338" draw:text-style-name="P1" draw:layer="layout" svg:x1="51cm" svg:y1="42.571cm" svg:x2="50.699cm" svg:y2="42.571cm">
              <text:p/>
            </draw:line>
            <draw:line draw:style-name="gr339" draw:text-style-name="P1" draw:layer="layout" svg:x1="51cm" svg:y1="42.571cm" svg:x2="51cm" svg:y2="41.428cm">
              <text:p/>
            </draw:line>
            <draw:line draw:style-name="gr340" draw:text-style-name="P1" draw:layer="layout" svg:x1="51cm" svg:y1="41.428cm" svg:x2="50.699cm" svg:y2="41.428cm">
              <text:p/>
            </draw:line>
            <draw:line draw:style-name="gr341" draw:text-style-name="P1" draw:layer="layout" svg:x1="50.699cm" svg:y1="41.428cm" svg:x2="50.699cm" svg:y2="40.285cm">
              <text:p/>
            </draw:line>
            <draw:line draw:style-name="gr342" draw:text-style-name="P1" draw:layer="layout" svg:x1="51cm" svg:y1="40.285cm" svg:x2="50.699cm" svg:y2="40.285cm">
              <text:p/>
            </draw:line>
            <draw:line draw:style-name="gr343" draw:text-style-name="P1" draw:layer="layout" svg:x1="51cm" svg:y1="40.285cm" svg:x2="51cm" svg:y2="39.142cm">
              <text:p/>
            </draw:line>
            <draw:line draw:style-name="gr344" draw:text-style-name="P1" draw:layer="layout" svg:x1="51cm" svg:y1="39.142cm" svg:x2="50.699cm" svg:y2="39.142cm">
              <text:p/>
            </draw:line>
            <draw:line draw:style-name="gr345" draw:text-style-name="P1" draw:layer="layout" svg:x1="50.699cm" svg:y1="39.142cm" svg:x2="50.699cm" svg:y2="37.999cm">
              <text:p/>
            </draw:line>
          </draw:g>
          <draw:line draw:style-name="gr346" draw:text-style-name="P2" draw:layer="layout" svg:x1="13cm" svg:y1="41cm" svg:x2="50.7cm" svg:y2="41cm">
            <text:p/>
          </draw:line>
        </draw:g>
        <draw:g>
          <draw:line draw:style-name="gr347" draw:text-style-name="P1" draw:layer="layout" svg:x1="41.1cm" svg:y1="27.701cm" svg:x2="41.1cm" svg:y2="26.91cm">
            <text:p/>
          </draw:line>
          <draw:line draw:style-name="gr348" draw:text-style-name="P1" draw:layer="layout" svg:x1="41.1cm" svg:y1="26.91cm" svg:x2="41.4cm" svg:y2="26.91cm">
            <text:p/>
          </draw:line>
          <draw:line draw:style-name="gr349" draw:text-style-name="P1" draw:layer="layout" svg:x1="41.4cm" svg:y1="26.91cm" svg:x2="41.4cm" svg:y2="25.819cm">
            <text:p/>
          </draw:line>
          <draw:line draw:style-name="gr350" draw:text-style-name="P1" draw:layer="layout" svg:x1="41.1cm" svg:y1="25.819cm" svg:x2="41.4cm" svg:y2="25.819cm">
            <text:p/>
          </draw:line>
          <draw:line draw:style-name="gr351" draw:text-style-name="P1" draw:layer="layout" svg:x1="41.1cm" svg:y1="25.819cm" svg:x2="41.1cm" svg:y2="24.728cm">
            <text:p/>
          </draw:line>
          <draw:line draw:style-name="gr352" draw:text-style-name="P1" draw:layer="layout" svg:x1="41.1cm" svg:y1="24.728cm" svg:x2="41.4cm" svg:y2="24.728cm">
            <text:p/>
          </draw:line>
          <draw:line draw:style-name="gr353" draw:text-style-name="P1" draw:layer="layout" svg:x1="41.4cm" svg:y1="24.728cm" svg:x2="41.4cm" svg:y2="23.637cm">
            <text:p/>
          </draw:line>
          <draw:line draw:style-name="gr354" draw:text-style-name="P1" draw:layer="layout" svg:x1="41.1cm" svg:y1="23.637cm" svg:x2="41.4cm" svg:y2="23.637cm">
            <text:p/>
          </draw:line>
          <draw:line draw:style-name="gr355" draw:text-style-name="P1" draw:layer="layout" svg:x1="41.1cm" svg:y1="23.637cm" svg:x2="41.1cm" svg:y2="22.546cm">
            <text:p/>
          </draw:line>
          <draw:line draw:style-name="gr356" draw:text-style-name="P1" draw:layer="layout" svg:x1="41.1cm" svg:y1="22.546cm" svg:x2="41.4cm" svg:y2="22.546cm">
            <text:p/>
          </draw:line>
          <draw:line draw:style-name="gr357" draw:text-style-name="P1" draw:layer="layout" svg:x1="41.4cm" svg:y1="22.546cm" svg:x2="41.4cm" svg:y2="21.455cm">
            <text:p/>
          </draw:line>
          <draw:line draw:style-name="gr358" draw:text-style-name="P1" draw:layer="layout" svg:x1="41.1cm" svg:y1="21.455cm" svg:x2="41.4cm" svg:y2="21.455cm">
            <text:p/>
          </draw:line>
          <draw:line draw:style-name="gr359" draw:text-style-name="P1" draw:layer="layout" svg:x1="41.1cm" svg:y1="21.455cm" svg:x2="41.1cm" svg:y2="20.364cm">
            <text:p/>
          </draw:line>
          <draw:line draw:style-name="gr360" draw:text-style-name="P1" draw:layer="layout" svg:x1="41.1cm" svg:y1="20.364cm" svg:x2="41.4cm" svg:y2="20.364cm">
            <text:p/>
          </draw:line>
          <draw:line draw:style-name="gr361" draw:text-style-name="P1" draw:layer="layout" svg:x1="41.4cm" svg:y1="20.364cm" svg:x2="41.4cm" svg:y2="19.273cm">
            <text:p/>
          </draw:line>
          <draw:line draw:style-name="gr362" draw:text-style-name="P1" draw:layer="layout" svg:x1="41.1cm" svg:y1="19.273cm" svg:x2="41.4cm" svg:y2="19.273cm">
            <text:p/>
          </draw:line>
          <draw:line draw:style-name="gr363" draw:text-style-name="P1" draw:layer="layout" svg:x1="41.1cm" svg:y1="19.273cm" svg:x2="41.1cm" svg:y2="18.182cm">
            <text:p/>
          </draw:line>
          <draw:line draw:style-name="gr364" draw:text-style-name="P1" draw:layer="layout" svg:x1="41.1cm" svg:y1="18.182cm" svg:x2="41.4cm" svg:y2="18.182cm">
            <text:p/>
          </draw:line>
          <draw:line draw:style-name="gr365" draw:text-style-name="P1" draw:layer="layout" svg:x1="41.4cm" svg:y1="18.182cm" svg:x2="41.4cm" svg:y2="17.091cm">
            <text:p/>
          </draw:line>
          <draw:line draw:style-name="gr366" draw:text-style-name="P1" draw:layer="layout" svg:x1="41.1cm" svg:y1="17.091cm" svg:x2="41.4cm" svg:y2="17.091cm">
            <text:p/>
          </draw:line>
          <draw:line draw:style-name="gr367" draw:text-style-name="P1" draw:layer="layout" svg:x1="41.1cm" svg:y1="17.091cm" svg:x2="41.1cm" svg:y2="16.301cm">
            <text:p/>
          </draw:line>
          <draw:line draw:style-name="gr368" draw:text-style-name="P1" draw:layer="layout" svg:x1="3.699cm" svg:y1="27.701cm" svg:x2="3.699cm" svg:y2="26.91cm">
            <text:p/>
          </draw:line>
          <draw:line draw:style-name="gr369" draw:text-style-name="P1" draw:layer="layout" svg:x1="3.4cm" svg:y1="26.91cm" svg:x2="3.699cm" svg:y2="26.91cm">
            <text:p/>
          </draw:line>
          <draw:line draw:style-name="gr370" draw:text-style-name="P1" draw:layer="layout" svg:x1="3.4cm" svg:y1="26.91cm" svg:x2="3.4cm" svg:y2="25.819cm">
            <text:p/>
          </draw:line>
          <draw:line draw:style-name="gr371" draw:text-style-name="P1" draw:layer="layout" svg:x1="3.4cm" svg:y1="25.819cm" svg:x2="3.699cm" svg:y2="25.819cm">
            <text:p/>
          </draw:line>
          <draw:line draw:style-name="gr372" draw:text-style-name="P1" draw:layer="layout" svg:x1="3.699cm" svg:y1="25.819cm" svg:x2="3.699cm" svg:y2="24.728cm">
            <text:p/>
          </draw:line>
          <draw:line draw:style-name="gr373" draw:text-style-name="P1" draw:layer="layout" svg:x1="3.4cm" svg:y1="24.728cm" svg:x2="3.699cm" svg:y2="24.728cm">
            <text:p/>
          </draw:line>
          <draw:line draw:style-name="gr374" draw:text-style-name="P1" draw:layer="layout" svg:x1="3.4cm" svg:y1="24.728cm" svg:x2="3.4cm" svg:y2="23.637cm">
            <text:p/>
          </draw:line>
          <draw:line draw:style-name="gr375" draw:text-style-name="P1" draw:layer="layout" svg:x1="3.4cm" svg:y1="23.637cm" svg:x2="3.699cm" svg:y2="23.637cm">
            <text:p/>
          </draw:line>
          <draw:line draw:style-name="gr376" draw:text-style-name="P1" draw:layer="layout" svg:x1="3.699cm" svg:y1="23.637cm" svg:x2="3.699cm" svg:y2="22.546cm">
            <text:p/>
          </draw:line>
          <draw:line draw:style-name="gr377" draw:text-style-name="P1" draw:layer="layout" svg:x1="3.4cm" svg:y1="22.546cm" svg:x2="3.699cm" svg:y2="22.546cm">
            <text:p/>
          </draw:line>
          <draw:line draw:style-name="gr378" draw:text-style-name="P1" draw:layer="layout" svg:x1="3.4cm" svg:y1="22.546cm" svg:x2="3.4cm" svg:y2="21.455cm">
            <text:p/>
          </draw:line>
          <draw:line draw:style-name="gr379" draw:text-style-name="P1" draw:layer="layout" svg:x1="3.4cm" svg:y1="21.455cm" svg:x2="3.699cm" svg:y2="21.455cm">
            <text:p/>
          </draw:line>
          <draw:line draw:style-name="gr380" draw:text-style-name="P1" draw:layer="layout" svg:x1="3.699cm" svg:y1="21.455cm" svg:x2="3.699cm" svg:y2="20.364cm">
            <text:p/>
          </draw:line>
          <draw:line draw:style-name="gr381" draw:text-style-name="P1" draw:layer="layout" svg:x1="3.4cm" svg:y1="20.364cm" svg:x2="3.699cm" svg:y2="20.364cm">
            <text:p/>
          </draw:line>
          <draw:line draw:style-name="gr382" draw:text-style-name="P1" draw:layer="layout" svg:x1="3.4cm" svg:y1="20.364cm" svg:x2="3.4cm" svg:y2="19.273cm">
            <text:p/>
          </draw:line>
          <draw:line draw:style-name="gr383" draw:text-style-name="P1" draw:layer="layout" svg:x1="3.4cm" svg:y1="19.273cm" svg:x2="3.699cm" svg:y2="19.273cm">
            <text:p/>
          </draw:line>
          <draw:line draw:style-name="gr384" draw:text-style-name="P1" draw:layer="layout" svg:x1="3.699cm" svg:y1="19.273cm" svg:x2="3.699cm" svg:y2="18.182cm">
            <text:p/>
          </draw:line>
          <draw:line draw:style-name="gr385" draw:text-style-name="P1" draw:layer="layout" svg:x1="3.4cm" svg:y1="18.182cm" svg:x2="3.699cm" svg:y2="18.182cm">
            <text:p/>
          </draw:line>
          <draw:line draw:style-name="gr386" draw:text-style-name="P1" draw:layer="layout" svg:x1="3.4cm" svg:y1="18.182cm" svg:x2="3.4cm" svg:y2="17.091cm">
            <text:p/>
          </draw:line>
          <draw:line draw:style-name="gr387" draw:text-style-name="P1" draw:layer="layout" svg:x1="3.4cm" svg:y1="17.091cm" svg:x2="3.699cm" svg:y2="17.091cm">
            <text:p/>
          </draw:line>
          <draw:line draw:style-name="gr388" draw:text-style-name="P1" draw:layer="layout" svg:x1="3.699cm" svg:y1="17.091cm" svg:x2="3.699cm" svg:y2="16.301cm">
            <text:p/>
          </draw:line>
          <draw:line draw:style-name="gr389" draw:text-style-name="P1" draw:layer="layout" svg:x1="41.1cm" svg:y1="27.701cm" svg:x2="40.373cm" svg:y2="27.701cm">
            <text:p/>
          </draw:line>
          <draw:line draw:style-name="gr390" draw:text-style-name="P1" draw:layer="layout" svg:x1="40.373cm" svg:y1="27.701cm" svg:x2="40.373cm" svg:y2="28cm">
            <text:p/>
          </draw:line>
          <draw:line draw:style-name="gr391" draw:text-style-name="P1" draw:layer="layout" svg:x1="40.373cm" svg:y1="28cm" svg:x2="39.346cm" svg:y2="28cm">
            <text:p/>
          </draw:line>
          <draw:line draw:style-name="gr392" draw:text-style-name="P1" draw:layer="layout" svg:x1="39.346cm" svg:y1="27.701cm" svg:x2="39.346cm" svg:y2="28cm">
            <text:p/>
          </draw:line>
          <draw:line draw:style-name="gr393" draw:text-style-name="P1" draw:layer="layout" svg:x1="39.346cm" svg:y1="27.701cm" svg:x2="38.319cm" svg:y2="27.701cm">
            <text:p/>
          </draw:line>
          <draw:line draw:style-name="gr394" draw:text-style-name="P1" draw:layer="layout" svg:x1="38.319cm" svg:y1="27.701cm" svg:x2="38.319cm" svg:y2="28cm">
            <text:p/>
          </draw:line>
          <draw:line draw:style-name="gr395" draw:text-style-name="P1" draw:layer="layout" svg:x1="38.319cm" svg:y1="28cm" svg:x2="37.292cm" svg:y2="28cm">
            <text:p/>
          </draw:line>
          <draw:line draw:style-name="gr396" draw:text-style-name="P1" draw:layer="layout" svg:x1="37.292cm" svg:y1="27.701cm" svg:x2="37.292cm" svg:y2="28cm">
            <text:p/>
          </draw:line>
          <draw:line draw:style-name="gr397" draw:text-style-name="P1" draw:layer="layout" svg:x1="37.292cm" svg:y1="27.701cm" svg:x2="36.264cm" svg:y2="27.701cm">
            <text:p/>
          </draw:line>
          <draw:line draw:style-name="gr398" draw:text-style-name="P1" draw:layer="layout" svg:x1="36.264cm" svg:y1="27.701cm" svg:x2="36.264cm" svg:y2="28cm">
            <text:p/>
          </draw:line>
          <draw:line draw:style-name="gr399" draw:text-style-name="P1" draw:layer="layout" svg:x1="36.264cm" svg:y1="28cm" svg:x2="35.237cm" svg:y2="28cm">
            <text:p/>
          </draw:line>
          <draw:line draw:style-name="gr400" draw:text-style-name="P1" draw:layer="layout" svg:x1="35.237cm" svg:y1="27.701cm" svg:x2="35.237cm" svg:y2="28cm">
            <text:p/>
          </draw:line>
          <draw:line draw:style-name="gr401" draw:text-style-name="P1" draw:layer="layout" svg:x1="35.237cm" svg:y1="27.701cm" svg:x2="34.211cm" svg:y2="27.701cm">
            <text:p/>
          </draw:line>
          <draw:line draw:style-name="gr402" draw:text-style-name="P1" draw:layer="layout" svg:x1="34.211cm" svg:y1="27.701cm" svg:x2="34.211cm" svg:y2="28cm">
            <text:p/>
          </draw:line>
          <draw:line draw:style-name="gr403" draw:text-style-name="P1" draw:layer="layout" svg:x1="34.211cm" svg:y1="28cm" svg:x2="33.184cm" svg:y2="28cm">
            <text:p/>
          </draw:line>
          <draw:line draw:style-name="gr404" draw:text-style-name="P1" draw:layer="layout" svg:x1="33.184cm" svg:y1="27.701cm" svg:x2="33.184cm" svg:y2="28cm">
            <text:p/>
          </draw:line>
          <draw:line draw:style-name="gr405" draw:text-style-name="P1" draw:layer="layout" svg:x1="33.184cm" svg:y1="27.701cm" svg:x2="32.156cm" svg:y2="27.701cm">
            <text:p/>
          </draw:line>
          <draw:line draw:style-name="gr406" draw:text-style-name="P1" draw:layer="layout" svg:x1="32.156cm" svg:y1="27.701cm" svg:x2="32.156cm" svg:y2="28cm">
            <text:p/>
          </draw:line>
          <draw:line draw:style-name="gr407" draw:text-style-name="P1" draw:layer="layout" svg:x1="32.156cm" svg:y1="28cm" svg:x2="31.129cm" svg:y2="28cm">
            <text:p/>
          </draw:line>
          <draw:line draw:style-name="gr408" draw:text-style-name="P1" draw:layer="layout" svg:x1="31.129cm" svg:y1="27.701cm" svg:x2="31.129cm" svg:y2="28cm">
            <text:p/>
          </draw:line>
          <draw:line draw:style-name="gr409" draw:text-style-name="P1" draw:layer="layout" svg:x1="31.129cm" svg:y1="27.701cm" svg:x2="30.102cm" svg:y2="27.701cm">
            <text:p/>
          </draw:line>
          <draw:line draw:style-name="gr410" draw:text-style-name="P1" draw:layer="layout" svg:x1="30.102cm" svg:y1="27.701cm" svg:x2="30.102cm" svg:y2="28cm">
            <text:p/>
          </draw:line>
          <draw:line draw:style-name="gr411" draw:text-style-name="P1" draw:layer="layout" svg:x1="30.102cm" svg:y1="28cm" svg:x2="29.075cm" svg:y2="28cm">
            <text:p/>
          </draw:line>
          <draw:line draw:style-name="gr412" draw:text-style-name="P1" draw:layer="layout" svg:x1="29.075cm" svg:y1="27.701cm" svg:x2="29.075cm" svg:y2="28cm">
            <text:p/>
          </draw:line>
          <draw:line draw:style-name="gr413" draw:text-style-name="P1" draw:layer="layout" svg:x1="29.075cm" svg:y1="27.701cm" svg:x2="28.048cm" svg:y2="27.701cm">
            <text:p/>
          </draw:line>
          <draw:line draw:style-name="gr414" draw:text-style-name="P1" draw:layer="layout" svg:x1="28.048cm" svg:y1="27.701cm" svg:x2="28.048cm" svg:y2="28cm">
            <text:p/>
          </draw:line>
          <draw:line draw:style-name="gr415" draw:text-style-name="P1" draw:layer="layout" svg:x1="28.048cm" svg:y1="28cm" svg:x2="27.021cm" svg:y2="28cm">
            <text:p/>
          </draw:line>
          <draw:line draw:style-name="gr416" draw:text-style-name="P1" draw:layer="layout" svg:x1="27.021cm" svg:y1="27.701cm" svg:x2="27.021cm" svg:y2="28cm">
            <text:p/>
          </draw:line>
          <draw:line draw:style-name="gr417" draw:text-style-name="P1" draw:layer="layout" svg:x1="27.021cm" svg:y1="27.701cm" svg:x2="25.994cm" svg:y2="27.701cm">
            <text:p/>
          </draw:line>
          <draw:line draw:style-name="gr418" draw:text-style-name="P1" draw:layer="layout" svg:x1="25.994cm" svg:y1="27.701cm" svg:x2="25.994cm" svg:y2="28cm">
            <text:p/>
          </draw:line>
          <draw:line draw:style-name="gr419" draw:text-style-name="P1" draw:layer="layout" svg:x1="25.994cm" svg:y1="28cm" svg:x2="24.967cm" svg:y2="28cm">
            <text:p/>
          </draw:line>
          <draw:line draw:style-name="gr420" draw:text-style-name="P1" draw:layer="layout" svg:x1="24.967cm" svg:y1="27.701cm" svg:x2="24.967cm" svg:y2="28cm">
            <text:p/>
          </draw:line>
          <draw:line draw:style-name="gr421" draw:text-style-name="P1" draw:layer="layout" svg:x1="24.967cm" svg:y1="27.701cm" svg:x2="23.94cm" svg:y2="27.701cm">
            <text:p/>
          </draw:line>
          <draw:line draw:style-name="gr422" draw:text-style-name="P1" draw:layer="layout" svg:x1="23.94cm" svg:y1="27.701cm" svg:x2="23.94cm" svg:y2="28cm">
            <text:p/>
          </draw:line>
          <draw:line draw:style-name="gr423" draw:text-style-name="P1" draw:layer="layout" svg:x1="23.94cm" svg:y1="28cm" svg:x2="22.913cm" svg:y2="28cm">
            <text:p/>
          </draw:line>
          <draw:line draw:style-name="gr424" draw:text-style-name="P1" draw:layer="layout" svg:x1="22.913cm" svg:y1="27.701cm" svg:x2="22.913cm" svg:y2="28cm">
            <text:p/>
          </draw:line>
          <draw:line draw:style-name="gr425" draw:text-style-name="P1" draw:layer="layout" svg:x1="22.913cm" svg:y1="27.701cm" svg:x2="21.886cm" svg:y2="27.701cm">
            <text:p/>
          </draw:line>
          <draw:line draw:style-name="gr426" draw:text-style-name="P1" draw:layer="layout" svg:x1="21.886cm" svg:y1="27.701cm" svg:x2="21.886cm" svg:y2="28cm">
            <text:p/>
          </draw:line>
          <draw:line draw:style-name="gr427" draw:text-style-name="P1" draw:layer="layout" svg:x1="21.886cm" svg:y1="28cm" svg:x2="20.859cm" svg:y2="28cm">
            <text:p/>
          </draw:line>
          <draw:line draw:style-name="gr428" draw:text-style-name="P1" draw:layer="layout" svg:x1="20.859cm" svg:y1="27.701cm" svg:x2="20.859cm" svg:y2="28cm">
            <text:p/>
          </draw:line>
          <draw:line draw:style-name="gr429" draw:text-style-name="P1" draw:layer="layout" svg:x1="20.859cm" svg:y1="27.701cm" svg:x2="19.832cm" svg:y2="27.701cm">
            <text:p/>
          </draw:line>
          <draw:line draw:style-name="gr430" draw:text-style-name="P1" draw:layer="layout" svg:x1="19.832cm" svg:y1="27.701cm" svg:x2="19.832cm" svg:y2="28cm">
            <text:p/>
          </draw:line>
          <draw:line draw:style-name="gr431" draw:text-style-name="P1" draw:layer="layout" svg:x1="19.832cm" svg:y1="28cm" svg:x2="18.805cm" svg:y2="28cm">
            <text:p/>
          </draw:line>
          <draw:line draw:style-name="gr432" draw:text-style-name="P1" draw:layer="layout" svg:x1="18.805cm" svg:y1="27.701cm" svg:x2="18.805cm" svg:y2="28cm">
            <text:p/>
          </draw:line>
          <draw:line draw:style-name="gr433" draw:text-style-name="P1" draw:layer="layout" svg:x1="18.805cm" svg:y1="27.701cm" svg:x2="17.778cm" svg:y2="27.701cm">
            <text:p/>
          </draw:line>
          <draw:line draw:style-name="gr434" draw:text-style-name="P1" draw:layer="layout" svg:x1="17.778cm" svg:y1="27.701cm" svg:x2="17.778cm" svg:y2="28cm">
            <text:p/>
          </draw:line>
          <draw:line draw:style-name="gr435" draw:text-style-name="P1" draw:layer="layout" svg:x1="17.778cm" svg:y1="28cm" svg:x2="16.751cm" svg:y2="28cm">
            <text:p/>
          </draw:line>
          <draw:line draw:style-name="gr436" draw:text-style-name="P1" draw:layer="layout" svg:x1="16.751cm" svg:y1="27.701cm" svg:x2="16.751cm" svg:y2="28cm">
            <text:p/>
          </draw:line>
          <draw:line draw:style-name="gr437" draw:text-style-name="P1" draw:layer="layout" svg:x1="16.751cm" svg:y1="27.701cm" svg:x2="15.724cm" svg:y2="27.701cm">
            <text:p/>
          </draw:line>
          <draw:line draw:style-name="gr438" draw:text-style-name="P1" draw:layer="layout" svg:x1="15.724cm" svg:y1="27.701cm" svg:x2="15.724cm" svg:y2="28cm">
            <text:p/>
          </draw:line>
          <draw:line draw:style-name="gr439" draw:text-style-name="P1" draw:layer="layout" svg:x1="15.724cm" svg:y1="28cm" svg:x2="14.697cm" svg:y2="28cm">
            <text:p/>
          </draw:line>
          <draw:line draw:style-name="gr440" draw:text-style-name="P1" draw:layer="layout" svg:x1="14.697cm" svg:y1="27.701cm" svg:x2="14.697cm" svg:y2="28cm">
            <text:p/>
          </draw:line>
          <draw:line draw:style-name="gr441" draw:text-style-name="P1" draw:layer="layout" svg:x1="14.697cm" svg:y1="27.701cm" svg:x2="13.67cm" svg:y2="27.701cm">
            <text:p/>
          </draw:line>
          <draw:line draw:style-name="gr442" draw:text-style-name="P1" draw:layer="layout" svg:x1="13.67cm" svg:y1="27.701cm" svg:x2="13.67cm" svg:y2="28cm">
            <text:p/>
          </draw:line>
          <draw:line draw:style-name="gr443" draw:text-style-name="P1" draw:layer="layout" svg:x1="13.67cm" svg:y1="28cm" svg:x2="12.643cm" svg:y2="28cm">
            <text:p/>
          </draw:line>
          <draw:line draw:style-name="gr444" draw:text-style-name="P1" draw:layer="layout" svg:x1="12.643cm" svg:y1="27.701cm" svg:x2="12.643cm" svg:y2="28cm">
            <text:p/>
          </draw:line>
          <draw:line draw:style-name="gr445" draw:text-style-name="P1" draw:layer="layout" svg:x1="12.643cm" svg:y1="27.701cm" svg:x2="11.616cm" svg:y2="27.701cm">
            <text:p/>
          </draw:line>
          <draw:line draw:style-name="gr446" draw:text-style-name="P1" draw:layer="layout" svg:x1="11.616cm" svg:y1="27.701cm" svg:x2="11.616cm" svg:y2="28cm">
            <text:p/>
          </draw:line>
          <draw:line draw:style-name="gr447" draw:text-style-name="P1" draw:layer="layout" svg:x1="11.616cm" svg:y1="28cm" svg:x2="10.589cm" svg:y2="28cm">
            <text:p/>
          </draw:line>
          <draw:line draw:style-name="gr448" draw:text-style-name="P1" draw:layer="layout" svg:x1="10.589cm" svg:y1="27.701cm" svg:x2="10.589cm" svg:y2="28cm">
            <text:p/>
          </draw:line>
          <draw:line draw:style-name="gr449" draw:text-style-name="P1" draw:layer="layout" svg:x1="10.589cm" svg:y1="27.701cm" svg:x2="9.562cm" svg:y2="27.701cm">
            <text:p/>
          </draw:line>
          <draw:line draw:style-name="gr450" draw:text-style-name="P1" draw:layer="layout" svg:x1="9.562cm" svg:y1="27.701cm" svg:x2="9.562cm" svg:y2="28cm">
            <text:p/>
          </draw:line>
          <draw:line draw:style-name="gr451" draw:text-style-name="P1" draw:layer="layout" svg:x1="9.562cm" svg:y1="28cm" svg:x2="8.535cm" svg:y2="28cm">
            <text:p/>
          </draw:line>
          <draw:line draw:style-name="gr452" draw:text-style-name="P1" draw:layer="layout" svg:x1="8.535cm" svg:y1="27.701cm" svg:x2="8.535cm" svg:y2="28cm">
            <text:p/>
          </draw:line>
          <draw:line draw:style-name="gr453" draw:text-style-name="P1" draw:layer="layout" svg:x1="8.535cm" svg:y1="27.701cm" svg:x2="7.508cm" svg:y2="27.701cm">
            <text:p/>
          </draw:line>
          <draw:line draw:style-name="gr454" draw:text-style-name="P1" draw:layer="layout" svg:x1="7.508cm" svg:y1="27.701cm" svg:x2="7.508cm" svg:y2="28cm">
            <text:p/>
          </draw:line>
          <draw:line draw:style-name="gr455" draw:text-style-name="P1" draw:layer="layout" svg:x1="7.508cm" svg:y1="28cm" svg:x2="6.481cm" svg:y2="28cm">
            <text:p/>
          </draw:line>
          <draw:line draw:style-name="gr456" draw:text-style-name="P1" draw:layer="layout" svg:x1="6.481cm" svg:y1="27.701cm" svg:x2="6.481cm" svg:y2="28cm">
            <text:p/>
          </draw:line>
          <draw:line draw:style-name="gr457" draw:text-style-name="P1" draw:layer="layout" svg:x1="6.481cm" svg:y1="27.701cm" svg:x2="5.454cm" svg:y2="27.701cm">
            <text:p/>
          </draw:line>
          <draw:line draw:style-name="gr458" draw:text-style-name="P1" draw:layer="layout" svg:x1="5.454cm" svg:y1="27.701cm" svg:x2="5.454cm" svg:y2="28cm">
            <text:p/>
          </draw:line>
          <draw:line draw:style-name="gr459" draw:text-style-name="P1" draw:layer="layout" svg:x1="5.454cm" svg:y1="28cm" svg:x2="4.427cm" svg:y2="28cm">
            <text:p/>
          </draw:line>
          <draw:line draw:style-name="gr460" draw:text-style-name="P1" draw:layer="layout" svg:x1="4.427cm" svg:y1="27.701cm" svg:x2="4.427cm" svg:y2="28cm">
            <text:p/>
          </draw:line>
          <draw:line draw:style-name="gr461" draw:text-style-name="P1" draw:layer="layout" svg:x1="4.427cm" svg:y1="27.701cm" svg:x2="3.699cm" svg:y2="27.701cm">
            <text:p/>
          </draw:line>
          <draw:line draw:style-name="gr462" draw:text-style-name="P1" draw:layer="layout" svg:x1="41.1cm" svg:y1="16.301cm" svg:x2="40.373cm" svg:y2="16.301cm">
            <text:p/>
          </draw:line>
          <draw:line draw:style-name="gr463" draw:text-style-name="P1" draw:layer="layout" svg:x1="40.373cm" svg:y1="16cm" svg:x2="40.373cm" svg:y2="16.301cm">
            <text:p/>
          </draw:line>
          <draw:line draw:style-name="gr464" draw:text-style-name="P1" draw:layer="layout" svg:x1="40.373cm" svg:y1="16cm" svg:x2="39.346cm" svg:y2="16cm">
            <text:p/>
          </draw:line>
          <draw:line draw:style-name="gr465" draw:text-style-name="P1" draw:layer="layout" svg:x1="39.346cm" svg:y1="16cm" svg:x2="39.346cm" svg:y2="16.301cm">
            <text:p/>
          </draw:line>
          <draw:line draw:style-name="gr466" draw:text-style-name="P1" draw:layer="layout" svg:x1="39.346cm" svg:y1="16.301cm" svg:x2="38.319cm" svg:y2="16.301cm">
            <text:p/>
          </draw:line>
          <draw:line draw:style-name="gr467" draw:text-style-name="P1" draw:layer="layout" svg:x1="38.319cm" svg:y1="16cm" svg:x2="38.319cm" svg:y2="16.301cm">
            <text:p/>
          </draw:line>
          <draw:line draw:style-name="gr468" draw:text-style-name="P1" draw:layer="layout" svg:x1="38.319cm" svg:y1="16cm" svg:x2="37.292cm" svg:y2="16cm">
            <text:p/>
          </draw:line>
          <draw:line draw:style-name="gr469" draw:text-style-name="P1" draw:layer="layout" svg:x1="37.292cm" svg:y1="16cm" svg:x2="37.292cm" svg:y2="16.301cm">
            <text:p/>
          </draw:line>
          <draw:line draw:style-name="gr470" draw:text-style-name="P1" draw:layer="layout" svg:x1="37.292cm" svg:y1="16.301cm" svg:x2="36.264cm" svg:y2="16.301cm">
            <text:p/>
          </draw:line>
          <draw:line draw:style-name="gr471" draw:text-style-name="P1" draw:layer="layout" svg:x1="36.264cm" svg:y1="16cm" svg:x2="36.264cm" svg:y2="16.301cm">
            <text:p/>
          </draw:line>
          <draw:line draw:style-name="gr472" draw:text-style-name="P1" draw:layer="layout" svg:x1="36.264cm" svg:y1="16cm" svg:x2="35.237cm" svg:y2="16cm">
            <text:p/>
          </draw:line>
          <draw:line draw:style-name="gr473" draw:text-style-name="P1" draw:layer="layout" svg:x1="35.237cm" svg:y1="16cm" svg:x2="35.237cm" svg:y2="16.301cm">
            <text:p/>
          </draw:line>
          <draw:line draw:style-name="gr474" draw:text-style-name="P1" draw:layer="layout" svg:x1="35.237cm" svg:y1="16.301cm" svg:x2="34.211cm" svg:y2="16.301cm">
            <text:p/>
          </draw:line>
          <draw:line draw:style-name="gr475" draw:text-style-name="P1" draw:layer="layout" svg:x1="34.211cm" svg:y1="16cm" svg:x2="34.211cm" svg:y2="16.301cm">
            <text:p/>
          </draw:line>
          <draw:line draw:style-name="gr476" draw:text-style-name="P1" draw:layer="layout" svg:x1="34.211cm" svg:y1="16cm" svg:x2="33.184cm" svg:y2="16cm">
            <text:p/>
          </draw:line>
          <draw:line draw:style-name="gr477" draw:text-style-name="P1" draw:layer="layout" svg:x1="33.184cm" svg:y1="16cm" svg:x2="33.184cm" svg:y2="16.301cm">
            <text:p/>
          </draw:line>
          <draw:line draw:style-name="gr478" draw:text-style-name="P1" draw:layer="layout" svg:x1="33.184cm" svg:y1="16.301cm" svg:x2="32.156cm" svg:y2="16.301cm">
            <text:p/>
          </draw:line>
          <draw:line draw:style-name="gr479" draw:text-style-name="P1" draw:layer="layout" svg:x1="32.156cm" svg:y1="16cm" svg:x2="32.156cm" svg:y2="16.301cm">
            <text:p/>
          </draw:line>
          <draw:line draw:style-name="gr480" draw:text-style-name="P1" draw:layer="layout" svg:x1="32.156cm" svg:y1="16cm" svg:x2="31.129cm" svg:y2="16cm">
            <text:p/>
          </draw:line>
          <draw:line draw:style-name="gr481" draw:text-style-name="P1" draw:layer="layout" svg:x1="31.129cm" svg:y1="16cm" svg:x2="31.129cm" svg:y2="16.301cm">
            <text:p/>
          </draw:line>
          <draw:line draw:style-name="gr482" draw:text-style-name="P1" draw:layer="layout" svg:x1="31.129cm" svg:y1="16.301cm" svg:x2="30.102cm" svg:y2="16.301cm">
            <text:p/>
          </draw:line>
          <draw:line draw:style-name="gr483" draw:text-style-name="P1" draw:layer="layout" svg:x1="30.102cm" svg:y1="16cm" svg:x2="30.102cm" svg:y2="16.301cm">
            <text:p/>
          </draw:line>
          <draw:line draw:style-name="gr484" draw:text-style-name="P1" draw:layer="layout" svg:x1="30.102cm" svg:y1="16cm" svg:x2="29.075cm" svg:y2="16cm">
            <text:p/>
          </draw:line>
          <draw:line draw:style-name="gr485" draw:text-style-name="P1" draw:layer="layout" svg:x1="29.075cm" svg:y1="16cm" svg:x2="29.075cm" svg:y2="16.301cm">
            <text:p/>
          </draw:line>
          <draw:line draw:style-name="gr486" draw:text-style-name="P1" draw:layer="layout" svg:x1="29.075cm" svg:y1="16.301cm" svg:x2="28.048cm" svg:y2="16.301cm">
            <text:p/>
          </draw:line>
          <draw:line draw:style-name="gr487" draw:text-style-name="P1" draw:layer="layout" svg:x1="28.048cm" svg:y1="16cm" svg:x2="28.048cm" svg:y2="16.301cm">
            <text:p/>
          </draw:line>
          <draw:line draw:style-name="gr488" draw:text-style-name="P1" draw:layer="layout" svg:x1="28.048cm" svg:y1="16cm" svg:x2="27.021cm" svg:y2="16cm">
            <text:p/>
          </draw:line>
          <draw:line draw:style-name="gr489" draw:text-style-name="P1" draw:layer="layout" svg:x1="27.021cm" svg:y1="16cm" svg:x2="27.021cm" svg:y2="16.301cm">
            <text:p/>
          </draw:line>
          <draw:line draw:style-name="gr490" draw:text-style-name="P1" draw:layer="layout" svg:x1="27.021cm" svg:y1="16.301cm" svg:x2="25.994cm" svg:y2="16.301cm">
            <text:p/>
          </draw:line>
          <draw:line draw:style-name="gr491" draw:text-style-name="P1" draw:layer="layout" svg:x1="25.994cm" svg:y1="16cm" svg:x2="25.994cm" svg:y2="16.301cm">
            <text:p/>
          </draw:line>
          <draw:line draw:style-name="gr492" draw:text-style-name="P1" draw:layer="layout" svg:x1="25.994cm" svg:y1="16cm" svg:x2="24.967cm" svg:y2="16cm">
            <text:p/>
          </draw:line>
          <draw:line draw:style-name="gr493" draw:text-style-name="P1" draw:layer="layout" svg:x1="24.967cm" svg:y1="16cm" svg:x2="24.967cm" svg:y2="16.301cm">
            <text:p/>
          </draw:line>
          <draw:line draw:style-name="gr494" draw:text-style-name="P1" draw:layer="layout" svg:x1="24.967cm" svg:y1="16.301cm" svg:x2="23.94cm" svg:y2="16.301cm">
            <text:p/>
          </draw:line>
          <draw:line draw:style-name="gr495" draw:text-style-name="P1" draw:layer="layout" svg:x1="23.94cm" svg:y1="16cm" svg:x2="23.94cm" svg:y2="16.301cm">
            <text:p/>
          </draw:line>
          <draw:line draw:style-name="gr496" draw:text-style-name="P1" draw:layer="layout" svg:x1="23.94cm" svg:y1="16cm" svg:x2="22.913cm" svg:y2="16cm">
            <text:p/>
          </draw:line>
          <draw:line draw:style-name="gr497" draw:text-style-name="P1" draw:layer="layout" svg:x1="22.913cm" svg:y1="16cm" svg:x2="22.913cm" svg:y2="16.301cm">
            <text:p/>
          </draw:line>
          <draw:line draw:style-name="gr498" draw:text-style-name="P1" draw:layer="layout" svg:x1="22.913cm" svg:y1="16.301cm" svg:x2="21.886cm" svg:y2="16.301cm">
            <text:p/>
          </draw:line>
          <draw:line draw:style-name="gr499" draw:text-style-name="P1" draw:layer="layout" svg:x1="21.886cm" svg:y1="16cm" svg:x2="21.886cm" svg:y2="16.301cm">
            <text:p/>
          </draw:line>
          <draw:line draw:style-name="gr500" draw:text-style-name="P1" draw:layer="layout" svg:x1="21.886cm" svg:y1="16cm" svg:x2="20.859cm" svg:y2="16cm">
            <text:p/>
          </draw:line>
          <draw:line draw:style-name="gr501" draw:text-style-name="P1" draw:layer="layout" svg:x1="20.859cm" svg:y1="16cm" svg:x2="20.859cm" svg:y2="16.301cm">
            <text:p/>
          </draw:line>
          <draw:line draw:style-name="gr502" draw:text-style-name="P1" draw:layer="layout" svg:x1="20.859cm" svg:y1="16.301cm" svg:x2="19.832cm" svg:y2="16.301cm">
            <text:p/>
          </draw:line>
          <draw:line draw:style-name="gr503" draw:text-style-name="P1" draw:layer="layout" svg:x1="19.832cm" svg:y1="16cm" svg:x2="19.832cm" svg:y2="16.301cm">
            <text:p/>
          </draw:line>
          <draw:line draw:style-name="gr504" draw:text-style-name="P1" draw:layer="layout" svg:x1="19.832cm" svg:y1="16cm" svg:x2="18.805cm" svg:y2="16cm">
            <text:p/>
          </draw:line>
          <draw:line draw:style-name="gr505" draw:text-style-name="P1" draw:layer="layout" svg:x1="18.805cm" svg:y1="16cm" svg:x2="18.805cm" svg:y2="16.301cm">
            <text:p/>
          </draw:line>
          <draw:line draw:style-name="gr506" draw:text-style-name="P1" draw:layer="layout" svg:x1="18.805cm" svg:y1="16.301cm" svg:x2="17.778cm" svg:y2="16.301cm">
            <text:p/>
          </draw:line>
          <draw:line draw:style-name="gr507" draw:text-style-name="P1" draw:layer="layout" svg:x1="17.778cm" svg:y1="16cm" svg:x2="17.778cm" svg:y2="16.301cm">
            <text:p/>
          </draw:line>
          <draw:line draw:style-name="gr508" draw:text-style-name="P1" draw:layer="layout" svg:x1="17.778cm" svg:y1="16cm" svg:x2="16.751cm" svg:y2="16cm">
            <text:p/>
          </draw:line>
          <draw:line draw:style-name="gr509" draw:text-style-name="P1" draw:layer="layout" svg:x1="16.751cm" svg:y1="16cm" svg:x2="16.751cm" svg:y2="16.301cm">
            <text:p/>
          </draw:line>
          <draw:line draw:style-name="gr510" draw:text-style-name="P1" draw:layer="layout" svg:x1="16.751cm" svg:y1="16.301cm" svg:x2="15.724cm" svg:y2="16.301cm">
            <text:p/>
          </draw:line>
          <draw:line draw:style-name="gr511" draw:text-style-name="P1" draw:layer="layout" svg:x1="15.724cm" svg:y1="16cm" svg:x2="15.724cm" svg:y2="16.301cm">
            <text:p/>
          </draw:line>
          <draw:line draw:style-name="gr512" draw:text-style-name="P1" draw:layer="layout" svg:x1="15.724cm" svg:y1="16cm" svg:x2="14.697cm" svg:y2="16cm">
            <text:p/>
          </draw:line>
          <draw:line draw:style-name="gr513" draw:text-style-name="P1" draw:layer="layout" svg:x1="14.697cm" svg:y1="16cm" svg:x2="14.697cm" svg:y2="16.301cm">
            <text:p/>
          </draw:line>
          <draw:line draw:style-name="gr514" draw:text-style-name="P1" draw:layer="layout" svg:x1="14.697cm" svg:y1="16.301cm" svg:x2="13.67cm" svg:y2="16.301cm">
            <text:p/>
          </draw:line>
          <draw:line draw:style-name="gr515" draw:text-style-name="P1" draw:layer="layout" svg:x1="13.67cm" svg:y1="16cm" svg:x2="13.67cm" svg:y2="16.301cm">
            <text:p/>
          </draw:line>
          <draw:line draw:style-name="gr516" draw:text-style-name="P1" draw:layer="layout" svg:x1="13.67cm" svg:y1="16cm" svg:x2="12.643cm" svg:y2="16cm">
            <text:p/>
          </draw:line>
          <draw:line draw:style-name="gr517" draw:text-style-name="P1" draw:layer="layout" svg:x1="12.643cm" svg:y1="16cm" svg:x2="12.643cm" svg:y2="16.301cm">
            <text:p/>
          </draw:line>
          <draw:line draw:style-name="gr518" draw:text-style-name="P1" draw:layer="layout" svg:x1="12.643cm" svg:y1="16.301cm" svg:x2="11.616cm" svg:y2="16.301cm">
            <text:p/>
          </draw:line>
          <draw:line draw:style-name="gr519" draw:text-style-name="P1" draw:layer="layout" svg:x1="11.616cm" svg:y1="16cm" svg:x2="11.616cm" svg:y2="16.301cm">
            <text:p/>
          </draw:line>
          <draw:line draw:style-name="gr520" draw:text-style-name="P1" draw:layer="layout" svg:x1="11.616cm" svg:y1="16cm" svg:x2="10.589cm" svg:y2="16cm">
            <text:p/>
          </draw:line>
          <draw:line draw:style-name="gr521" draw:text-style-name="P1" draw:layer="layout" svg:x1="10.589cm" svg:y1="16cm" svg:x2="10.589cm" svg:y2="16.301cm">
            <text:p/>
          </draw:line>
          <draw:line draw:style-name="gr522" draw:text-style-name="P1" draw:layer="layout" svg:x1="10.589cm" svg:y1="16.301cm" svg:x2="9.562cm" svg:y2="16.301cm">
            <text:p/>
          </draw:line>
          <draw:line draw:style-name="gr523" draw:text-style-name="P1" draw:layer="layout" svg:x1="9.562cm" svg:y1="16cm" svg:x2="9.562cm" svg:y2="16.301cm">
            <text:p/>
          </draw:line>
          <draw:line draw:style-name="gr524" draw:text-style-name="P1" draw:layer="layout" svg:x1="9.562cm" svg:y1="16cm" svg:x2="8.535cm" svg:y2="16cm">
            <text:p/>
          </draw:line>
          <draw:line draw:style-name="gr525" draw:text-style-name="P1" draw:layer="layout" svg:x1="8.535cm" svg:y1="16cm" svg:x2="8.535cm" svg:y2="16.301cm">
            <text:p/>
          </draw:line>
          <draw:line draw:style-name="gr526" draw:text-style-name="P1" draw:layer="layout" svg:x1="8.535cm" svg:y1="16.301cm" svg:x2="7.508cm" svg:y2="16.301cm">
            <text:p/>
          </draw:line>
          <draw:line draw:style-name="gr527" draw:text-style-name="P1" draw:layer="layout" svg:x1="7.508cm" svg:y1="16cm" svg:x2="7.508cm" svg:y2="16.301cm">
            <text:p/>
          </draw:line>
          <draw:line draw:style-name="gr528" draw:text-style-name="P1" draw:layer="layout" svg:x1="7.508cm" svg:y1="16cm" svg:x2="6.481cm" svg:y2="16cm">
            <text:p/>
          </draw:line>
          <draw:line draw:style-name="gr529" draw:text-style-name="P1" draw:layer="layout" svg:x1="6.481cm" svg:y1="16cm" svg:x2="6.481cm" svg:y2="16.301cm">
            <text:p/>
          </draw:line>
          <draw:line draw:style-name="gr530" draw:text-style-name="P1" draw:layer="layout" svg:x1="6.481cm" svg:y1="16.301cm" svg:x2="5.454cm" svg:y2="16.301cm">
            <text:p/>
          </draw:line>
          <draw:line draw:style-name="gr531" draw:text-style-name="P1" draw:layer="layout" svg:x1="5.454cm" svg:y1="16cm" svg:x2="5.454cm" svg:y2="16.301cm">
            <text:p/>
          </draw:line>
          <draw:line draw:style-name="gr532" draw:text-style-name="P1" draw:layer="layout" svg:x1="5.454cm" svg:y1="16cm" svg:x2="4.427cm" svg:y2="16cm">
            <text:p/>
          </draw:line>
          <draw:line draw:style-name="gr533" draw:text-style-name="P1" draw:layer="layout" svg:x1="4.427cm" svg:y1="16cm" svg:x2="4.427cm" svg:y2="16.301cm">
            <text:p/>
          </draw:line>
          <draw:line draw:style-name="gr534" draw:text-style-name="P1" draw:layer="layout" svg:x1="4.427cm" svg:y1="16.301cm" svg:x2="3.699cm" svg:y2="16.301cm">
            <text:p/>
          </draw:line>
        </draw:g>
        <draw:g>
          <draw:custom-shape draw:style-name="gr535" draw:text-style-name="P2" draw:layer="layout" svg:width="0.4cm" svg:height="0.4cm" svg:x="5.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6" draw:text-style-name="P2" draw:layer="layout" svg:width="0.4cm" svg:height="0.4cm" svg:x="5.2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7" draw:text-style-name="P2" draw:layer="layout" svg:width="0.4cm" svg:height="0.4cm" svg:x="39.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8" draw:text-style-name="P2" draw:layer="layout" svg:width="0.4cm" svg:height="0.4cm" svg:x="39.2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9" draw:text-style-name="P2" draw:layer="layout" svg:width="0.4cm" svg:height="0.4cm" svg:x="32.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0" draw:text-style-name="P2" draw:layer="layout" svg:width="0.4cm" svg:height="0.4cm" svg:x="32.2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41" draw:text-style-name="P2" draw:layer="layout" svg:width="0.4cm" svg:height="0.4cm" svg:x="14.8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2" draw:text-style-name="P2" draw:layer="layout" svg:width="0.4cm" svg:height="0.4cm" svg:x="14.8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43" draw:text-style-name="P3" draw:layer="layout" svg:x1="1cm" svg:y1="54.35cm" svg:x2="12cm" svg:y2="54.4cm">
            <text:p/>
          </draw:line>
          <draw:line draw:style-name="gr544" draw:text-style-name="P3" draw:layer="layout" svg:x1="1cm" svg:y1="47cm" svg:x2="12cm" svg:y2="47cm">
            <text:p/>
          </draw:line>
          <draw:line draw:style-name="gr545" draw:text-style-name="P3" draw:layer="layout" svg:x1="1cm" svg:y1="54.35cm" svg:x2="1cm" svg:y2="53.3cm">
            <text:p/>
          </draw:line>
          <draw:line draw:style-name="gr546" draw:text-style-name="P3" draw:layer="layout" svg:x1="1.301cm" svg:y1="53.3cm" svg:x2="1cm" svg:y2="53.3cm">
            <text:p/>
          </draw:line>
          <draw:line draw:style-name="gr547" draw:text-style-name="P3" draw:layer="layout" svg:x1="1.301cm" svg:y1="53.3cm" svg:x2="1.301cm" svg:y2="52.25cm">
            <text:p/>
          </draw:line>
          <draw:line draw:style-name="gr548" draw:text-style-name="P3" draw:layer="layout" svg:x1="1.301cm" svg:y1="52.25cm" svg:x2="1cm" svg:y2="52.25cm">
            <text:p/>
          </draw:line>
          <draw:line draw:style-name="gr549" draw:text-style-name="P3" draw:layer="layout" svg:x1="1cm" svg:y1="52.25cm" svg:x2="1cm" svg:y2="51.2cm">
            <text:p/>
          </draw:line>
          <draw:line draw:style-name="gr550" draw:text-style-name="P3" draw:layer="layout" svg:x1="1.301cm" svg:y1="51.2cm" svg:x2="1cm" svg:y2="51.2cm">
            <text:p/>
          </draw:line>
          <draw:line draw:style-name="gr551" draw:text-style-name="P3" draw:layer="layout" svg:x1="1.301cm" svg:y1="51.2cm" svg:x2="1.301cm" svg:y2="50.15cm">
            <text:p/>
          </draw:line>
          <draw:line draw:style-name="gr552" draw:text-style-name="P3" draw:layer="layout" svg:x1="1.301cm" svg:y1="50.15cm" svg:x2="1cm" svg:y2="50.15cm">
            <text:p/>
          </draw:line>
          <draw:line draw:style-name="gr553" draw:text-style-name="P3" draw:layer="layout" svg:x1="1cm" svg:y1="50.15cm" svg:x2="1cm" svg:y2="49.099cm">
            <text:p/>
          </draw:line>
          <draw:line draw:style-name="gr554" draw:text-style-name="P3" draw:layer="layout" svg:x1="1.301cm" svg:y1="49.099cm" svg:x2="1cm" svg:y2="49.099cm">
            <text:p/>
          </draw:line>
          <draw:line draw:style-name="gr555" draw:text-style-name="P3" draw:layer="layout" svg:x1="1.301cm" svg:y1="49.099cm" svg:x2="1.301cm" svg:y2="48.05cm">
            <text:p/>
          </draw:line>
          <draw:line draw:style-name="gr556" draw:text-style-name="P3" draw:layer="layout" svg:x1="1.301cm" svg:y1="48.05cm" svg:x2="1cm" svg:y2="48.05cm">
            <text:p/>
          </draw:line>
          <draw:line draw:style-name="gr557" draw:text-style-name="P3" draw:layer="layout" svg:x1="1cm" svg:y1="48.05cm" svg:x2="1cm" svg:y2="47cm">
            <text:p/>
          </draw:line>
          <draw:line draw:style-name="gr558" draw:text-style-name="P3" draw:layer="layout" svg:x1="12.05cm" svg:y1="54.35cm" svg:x2="12.05cm" svg:y2="53.3cm">
            <text:p/>
          </draw:line>
          <draw:line draw:style-name="gr559" draw:text-style-name="P3" draw:layer="layout" svg:x1="12.351cm" svg:y1="53.3cm" svg:x2="12.05cm" svg:y2="53.3cm">
            <text:p/>
          </draw:line>
          <draw:line draw:style-name="gr560" draw:text-style-name="P3" draw:layer="layout" svg:x1="12.351cm" svg:y1="53.3cm" svg:x2="12.351cm" svg:y2="52.25cm">
            <text:p/>
          </draw:line>
          <draw:line draw:style-name="gr561" draw:text-style-name="P3" draw:layer="layout" svg:x1="12.351cm" svg:y1="52.25cm" svg:x2="12.05cm" svg:y2="52.25cm">
            <text:p/>
          </draw:line>
          <draw:line draw:style-name="gr562" draw:text-style-name="P3" draw:layer="layout" svg:x1="12.05cm" svg:y1="52.25cm" svg:x2="12.05cm" svg:y2="51.2cm">
            <text:p/>
          </draw:line>
          <draw:line draw:style-name="gr563" draw:text-style-name="P3" draw:layer="layout" svg:x1="12.351cm" svg:y1="51.2cm" svg:x2="12.05cm" svg:y2="51.2cm">
            <text:p/>
          </draw:line>
          <draw:line draw:style-name="gr564" draw:text-style-name="P3" draw:layer="layout" svg:x1="12.351cm" svg:y1="51.2cm" svg:x2="12.351cm" svg:y2="50.15cm">
            <text:p/>
          </draw:line>
          <draw:line draw:style-name="gr565" draw:text-style-name="P3" draw:layer="layout" svg:x1="12.351cm" svg:y1="50.15cm" svg:x2="12.05cm" svg:y2="50.15cm">
            <text:p/>
          </draw:line>
          <draw:line draw:style-name="gr566" draw:text-style-name="P3" draw:layer="layout" svg:x1="12.05cm" svg:y1="50.15cm" svg:x2="12.05cm" svg:y2="49.099cm">
            <text:p/>
          </draw:line>
          <draw:line draw:style-name="gr567" draw:text-style-name="P3" draw:layer="layout" svg:x1="12.351cm" svg:y1="49.099cm" svg:x2="12.05cm" svg:y2="49.099cm">
            <text:p/>
          </draw:line>
          <draw:line draw:style-name="gr568" draw:text-style-name="P3" draw:layer="layout" svg:x1="12.351cm" svg:y1="49.099cm" svg:x2="12.351cm" svg:y2="48.05cm">
            <text:p/>
          </draw:line>
          <draw:line draw:style-name="gr569" draw:text-style-name="P3" draw:layer="layout" svg:x1="12.351cm" svg:y1="48.05cm" svg:x2="12.05cm" svg:y2="48.05cm">
            <text:p/>
          </draw:line>
          <draw:line draw:style-name="gr570" draw:text-style-name="P3" draw:layer="layout" svg:x1="12.05cm" svg:y1="48.05cm" svg:x2="12.05cm" svg:y2="47cm">
            <text:p/>
          </draw:line>
        </draw:g>
        <draw:g>
          <draw:line draw:style-name="gr571" draw:text-style-name="P3" draw:layer="layout" svg:x1="1cm" svg:y1="37cm" svg:x2="2.09cm" svg:y2="37cm">
            <text:p/>
          </draw:line>
          <draw:line draw:style-name="gr572" draw:text-style-name="P3" draw:layer="layout" svg:x1="2.09cm" svg:y1="36.7cm" svg:x2="2.09cm" svg:y2="37cm">
            <text:p/>
          </draw:line>
          <draw:line draw:style-name="gr573" draw:text-style-name="P3" draw:layer="layout" svg:x1="2.09cm" svg:y1="36.7cm" svg:x2="3.181cm" svg:y2="36.7cm">
            <text:p/>
          </draw:line>
          <draw:line draw:style-name="gr574" draw:text-style-name="P3" draw:layer="layout" svg:x1="3.181cm" svg:y1="36.7cm" svg:x2="3.181cm" svg:y2="37cm">
            <text:p/>
          </draw:line>
          <draw:line draw:style-name="gr575" draw:text-style-name="P3" draw:layer="layout" svg:x1="3.181cm" svg:y1="37cm" svg:x2="4.272cm" svg:y2="37cm">
            <text:p/>
          </draw:line>
          <draw:line draw:style-name="gr576" draw:text-style-name="P3" draw:layer="layout" svg:x1="4.272cm" svg:y1="36.7cm" svg:x2="4.272cm" svg:y2="37cm">
            <text:p/>
          </draw:line>
          <draw:line draw:style-name="gr577" draw:text-style-name="P3" draw:layer="layout" svg:x1="4.272cm" svg:y1="36.7cm" svg:x2="5.363cm" svg:y2="36.7cm">
            <text:p/>
          </draw:line>
          <draw:line draw:style-name="gr578" draw:text-style-name="P3" draw:layer="layout" svg:x1="5.363cm" svg:y1="36.7cm" svg:x2="5.363cm" svg:y2="37cm">
            <text:p/>
          </draw:line>
          <draw:line draw:style-name="gr579" draw:text-style-name="P3" draw:layer="layout" svg:x1="5.363cm" svg:y1="37cm" svg:x2="6.454cm" svg:y2="37cm">
            <text:p/>
          </draw:line>
          <draw:line draw:style-name="gr580" draw:text-style-name="P3" draw:layer="layout" svg:x1="6.454cm" svg:y1="36.7cm" svg:x2="6.454cm" svg:y2="37cm">
            <text:p/>
          </draw:line>
          <draw:line draw:style-name="gr581" draw:text-style-name="P3" draw:layer="layout" svg:x1="6.454cm" svg:y1="36.7cm" svg:x2="7.545cm" svg:y2="36.7cm">
            <text:p/>
          </draw:line>
          <draw:line draw:style-name="gr582" draw:text-style-name="P3" draw:layer="layout" svg:x1="7.545cm" svg:y1="36.7cm" svg:x2="7.545cm" svg:y2="37cm">
            <text:p/>
          </draw:line>
          <draw:line draw:style-name="gr583" draw:text-style-name="P3" draw:layer="layout" svg:x1="7.545cm" svg:y1="37cm" svg:x2="8.636cm" svg:y2="37cm">
            <text:p/>
          </draw:line>
          <draw:line draw:style-name="gr584" draw:text-style-name="P3" draw:layer="layout" svg:x1="8.636cm" svg:y1="36.7cm" svg:x2="8.636cm" svg:y2="37cm">
            <text:p/>
          </draw:line>
          <draw:line draw:style-name="gr585" draw:text-style-name="P3" draw:layer="layout" svg:x1="8.636cm" svg:y1="36.7cm" svg:x2="9.727cm" svg:y2="36.7cm">
            <text:p/>
          </draw:line>
          <draw:line draw:style-name="gr586" draw:text-style-name="P3" draw:layer="layout" svg:x1="9.727cm" svg:y1="36.7cm" svg:x2="9.727cm" svg:y2="37cm">
            <text:p/>
          </draw:line>
          <draw:line draw:style-name="gr587" draw:text-style-name="P3" draw:layer="layout" svg:x1="9.727cm" svg:y1="37cm" svg:x2="10.818cm" svg:y2="37cm">
            <text:p/>
          </draw:line>
          <draw:line draw:style-name="gr588" draw:text-style-name="P3" draw:layer="layout" svg:x1="10.818cm" svg:y1="36.7cm" svg:x2="10.818cm" svg:y2="37cm">
            <text:p/>
          </draw:line>
          <draw:line draw:style-name="gr589" draw:text-style-name="P3" draw:layer="layout" svg:x1="10.818cm" svg:y1="36.7cm" svg:x2="11.909cm" svg:y2="36.7cm">
            <text:p/>
          </draw:line>
          <draw:line draw:style-name="gr590" draw:text-style-name="P3" draw:layer="layout" svg:x1="11.909cm" svg:y1="36.7cm" svg:x2="11.909cm" svg:y2="37cm">
            <text:p/>
          </draw:line>
          <draw:line draw:style-name="gr591" draw:text-style-name="P3" draw:layer="layout" svg:x1="11.909cm" svg:y1="37cm" svg:x2="12.699cm" svg:y2="37cm">
            <text:p/>
          </draw:line>
          <draw:line draw:style-name="gr592" draw:text-style-name="P3" draw:layer="layout" svg:x1="1cm" svg:y1="29cm" svg:x2="2.09cm" svg:y2="29cm">
            <text:p/>
          </draw:line>
          <draw:line draw:style-name="gr593" draw:text-style-name="P3" draw:layer="layout" svg:x1="2.09cm" svg:y1="29cm" svg:x2="2.09cm" svg:y2="29.3cm">
            <text:p/>
          </draw:line>
          <draw:line draw:style-name="gr594" draw:text-style-name="P3" draw:layer="layout" svg:x1="2.09cm" svg:y1="29.3cm" svg:x2="3.181cm" svg:y2="29.3cm">
            <text:p/>
          </draw:line>
          <draw:line draw:style-name="gr595" draw:text-style-name="P3" draw:layer="layout" svg:x1="3.181cm" svg:y1="29cm" svg:x2="3.181cm" svg:y2="29.3cm">
            <text:p/>
          </draw:line>
          <draw:line draw:style-name="gr596" draw:text-style-name="P3" draw:layer="layout" svg:x1="3.181cm" svg:y1="29cm" svg:x2="4.272cm" svg:y2="29cm">
            <text:p/>
          </draw:line>
          <draw:line draw:style-name="gr597" draw:text-style-name="P3" draw:layer="layout" svg:x1="4.272cm" svg:y1="29cm" svg:x2="4.272cm" svg:y2="29.3cm">
            <text:p/>
          </draw:line>
          <draw:line draw:style-name="gr598" draw:text-style-name="P3" draw:layer="layout" svg:x1="4.272cm" svg:y1="29.3cm" svg:x2="5.363cm" svg:y2="29.3cm">
            <text:p/>
          </draw:line>
          <draw:line draw:style-name="gr599" draw:text-style-name="P3" draw:layer="layout" svg:x1="5.363cm" svg:y1="29cm" svg:x2="5.363cm" svg:y2="29.3cm">
            <text:p/>
          </draw:line>
          <draw:line draw:style-name="gr600" draw:text-style-name="P3" draw:layer="layout" svg:x1="5.363cm" svg:y1="29cm" svg:x2="6.454cm" svg:y2="29cm">
            <text:p/>
          </draw:line>
          <draw:line draw:style-name="gr601" draw:text-style-name="P3" draw:layer="layout" svg:x1="6.454cm" svg:y1="29cm" svg:x2="6.454cm" svg:y2="29.3cm">
            <text:p/>
          </draw:line>
          <draw:line draw:style-name="gr602" draw:text-style-name="P3" draw:layer="layout" svg:x1="6.454cm" svg:y1="29.3cm" svg:x2="7.545cm" svg:y2="29.3cm">
            <text:p/>
          </draw:line>
          <draw:line draw:style-name="gr603" draw:text-style-name="P3" draw:layer="layout" svg:x1="7.545cm" svg:y1="29cm" svg:x2="7.545cm" svg:y2="29.3cm">
            <text:p/>
          </draw:line>
          <draw:line draw:style-name="gr604" draw:text-style-name="P3" draw:layer="layout" svg:x1="7.545cm" svg:y1="29cm" svg:x2="8.636cm" svg:y2="29cm">
            <text:p/>
          </draw:line>
          <draw:line draw:style-name="gr605" draw:text-style-name="P3" draw:layer="layout" svg:x1="8.636cm" svg:y1="29cm" svg:x2="8.636cm" svg:y2="29.3cm">
            <text:p/>
          </draw:line>
          <draw:line draw:style-name="gr606" draw:text-style-name="P3" draw:layer="layout" svg:x1="8.636cm" svg:y1="29.3cm" svg:x2="9.727cm" svg:y2="29.3cm">
            <text:p/>
          </draw:line>
          <draw:line draw:style-name="gr607" draw:text-style-name="P3" draw:layer="layout" svg:x1="9.727cm" svg:y1="29cm" svg:x2="9.727cm" svg:y2="29.3cm">
            <text:p/>
          </draw:line>
          <draw:line draw:style-name="gr608" draw:text-style-name="P3" draw:layer="layout" svg:x1="9.727cm" svg:y1="29cm" svg:x2="10.818cm" svg:y2="29cm">
            <text:p/>
          </draw:line>
          <draw:line draw:style-name="gr609" draw:text-style-name="P3" draw:layer="layout" svg:x1="10.818cm" svg:y1="29cm" svg:x2="10.818cm" svg:y2="29.3cm">
            <text:p/>
          </draw:line>
          <draw:line draw:style-name="gr610" draw:text-style-name="P3" draw:layer="layout" svg:x1="10.818cm" svg:y1="29.3cm" svg:x2="11.909cm" svg:y2="29.3cm">
            <text:p/>
          </draw:line>
          <draw:line draw:style-name="gr611" draw:text-style-name="P3" draw:layer="layout" svg:x1="11.909cm" svg:y1="29cm" svg:x2="11.909cm" svg:y2="29.3cm">
            <text:p/>
          </draw:line>
          <draw:line draw:style-name="gr612" draw:text-style-name="P3" draw:layer="layout" svg:x1="11.909cm" svg:y1="29cm" svg:x2="12.699cm" svg:y2="29cm">
            <text:p/>
          </draw:line>
          <draw:line draw:style-name="gr613" draw:text-style-name="P3" draw:layer="layout" svg:x1="1cm" svg:y1="37cm" svg:x2="1cm" svg:y2="35.857cm">
            <text:p/>
          </draw:line>
          <draw:line draw:style-name="gr614" draw:text-style-name="P3" draw:layer="layout" svg:x1="1.299cm" svg:y1="35.857cm" svg:x2="1cm" svg:y2="35.857cm">
            <text:p/>
          </draw:line>
          <draw:line draw:style-name="gr615" draw:text-style-name="P3" draw:layer="layout" svg:x1="1.299cm" svg:y1="35.857cm" svg:x2="1.299cm" svg:y2="34.714cm">
            <text:p/>
          </draw:line>
          <draw:line draw:style-name="gr616" draw:text-style-name="P3" draw:layer="layout" svg:x1="1.299cm" svg:y1="34.714cm" svg:x2="1cm" svg:y2="34.714cm">
            <text:p/>
          </draw:line>
          <draw:line draw:style-name="gr617" draw:text-style-name="P3" draw:layer="layout" svg:x1="1cm" svg:y1="34.714cm" svg:x2="1cm" svg:y2="33.571cm">
            <text:p/>
          </draw:line>
          <draw:line draw:style-name="gr618" draw:text-style-name="P3" draw:layer="layout" svg:x1="1.299cm" svg:y1="33.571cm" svg:x2="1cm" svg:y2="33.571cm">
            <text:p/>
          </draw:line>
          <draw:line draw:style-name="gr619" draw:text-style-name="P3" draw:layer="layout" svg:x1="1.299cm" svg:y1="33.571cm" svg:x2="1.299cm" svg:y2="32.428cm">
            <text:p/>
          </draw:line>
          <draw:line draw:style-name="gr620" draw:text-style-name="P3" draw:layer="layout" svg:x1="1.299cm" svg:y1="32.428cm" svg:x2="1cm" svg:y2="32.428cm">
            <text:p/>
          </draw:line>
          <draw:line draw:style-name="gr621" draw:text-style-name="P3" draw:layer="layout" svg:x1="1cm" svg:y1="32.428cm" svg:x2="1cm" svg:y2="31.285cm">
            <text:p/>
          </draw:line>
          <draw:line draw:style-name="gr622" draw:text-style-name="P3" draw:layer="layout" svg:x1="1.299cm" svg:y1="31.285cm" svg:x2="1cm" svg:y2="31.285cm">
            <text:p/>
          </draw:line>
          <draw:line draw:style-name="gr623" draw:text-style-name="P3" draw:layer="layout" svg:x1="1.299cm" svg:y1="31.285cm" svg:x2="1.299cm" svg:y2="30.143cm">
            <text:p/>
          </draw:line>
          <draw:line draw:style-name="gr624" draw:text-style-name="P3" draw:layer="layout" svg:x1="1.299cm" svg:y1="30.143cm" svg:x2="1cm" svg:y2="30.143cm">
            <text:p/>
          </draw:line>
          <draw:line draw:style-name="gr625" draw:text-style-name="P3" draw:layer="layout" svg:x1="1cm" svg:y1="30.143cm" svg:x2="1cm" svg:y2="29cm">
            <text:p/>
          </draw:line>
          <draw:line draw:style-name="gr626" draw:text-style-name="P3" draw:layer="layout" svg:x1="12.699cm" svg:y1="37cm" svg:x2="12.699cm" svg:y2="35.857cm">
            <text:p/>
          </draw:line>
          <draw:line draw:style-name="gr627" draw:text-style-name="P3" draw:layer="layout" svg:x1="13cm" svg:y1="35.857cm" svg:x2="12.699cm" svg:y2="35.857cm">
            <text:p/>
          </draw:line>
          <draw:line draw:style-name="gr628" draw:text-style-name="P3" draw:layer="layout" svg:x1="13cm" svg:y1="35.857cm" svg:x2="13cm" svg:y2="34.714cm">
            <text:p/>
          </draw:line>
          <draw:line draw:style-name="gr629" draw:text-style-name="P3" draw:layer="layout" svg:x1="13cm" svg:y1="34.714cm" svg:x2="12.699cm" svg:y2="34.714cm">
            <text:p/>
          </draw:line>
          <draw:line draw:style-name="gr630" draw:text-style-name="P3" draw:layer="layout" svg:x1="12.699cm" svg:y1="34.714cm" svg:x2="12.699cm" svg:y2="33.571cm">
            <text:p/>
          </draw:line>
          <draw:line draw:style-name="gr631" draw:text-style-name="P3" draw:layer="layout" svg:x1="13cm" svg:y1="33.571cm" svg:x2="12.699cm" svg:y2="33.571cm">
            <text:p/>
          </draw:line>
          <draw:line draw:style-name="gr632" draw:text-style-name="P3" draw:layer="layout" svg:x1="13cm" svg:y1="33.571cm" svg:x2="13cm" svg:y2="32.428cm">
            <text:p/>
          </draw:line>
          <draw:line draw:style-name="gr633" draw:text-style-name="P3" draw:layer="layout" svg:x1="13cm" svg:y1="32.428cm" svg:x2="12.699cm" svg:y2="32.428cm">
            <text:p/>
          </draw:line>
          <draw:line draw:style-name="gr634" draw:text-style-name="P3" draw:layer="layout" svg:x1="12.699cm" svg:y1="32.428cm" svg:x2="12.699cm" svg:y2="31.285cm">
            <text:p/>
          </draw:line>
          <draw:line draw:style-name="gr635" draw:text-style-name="P3" draw:layer="layout" svg:x1="13cm" svg:y1="31.285cm" svg:x2="12.699cm" svg:y2="31.285cm">
            <text:p/>
          </draw:line>
          <draw:line draw:style-name="gr636" draw:text-style-name="P3" draw:layer="layout" svg:x1="13cm" svg:y1="31.285cm" svg:x2="13cm" svg:y2="30.143cm">
            <text:p/>
          </draw:line>
          <draw:line draw:style-name="gr637" draw:text-style-name="P3" draw:layer="layout" svg:x1="13cm" svg:y1="30.143cm" svg:x2="12.699cm" svg:y2="30.143cm">
            <text:p/>
          </draw:line>
          <draw:line draw:style-name="gr638" draw:text-style-name="P3" draw:layer="layout" svg:x1="12.699cm" svg:y1="30.143cm" svg:x2="12.699cm" svg:y2="29cm">
            <text:p/>
          </draw:line>
        </draw:g>
        <draw:line draw:style-name="gr639" draw:text-style-name="P4" draw:layer="layout" svg:x1="1cm" svg:y1="32cm" svg:x2="12.7cm" svg:y2="32cm">
          <text:p/>
        </draw:line>
        <draw:line draw:style-name="gr640" draw:text-style-name="P4" draw:layer="layout" svg:x1="1cm" svg:y1="32cm" svg:x2="12.7cm" svg:y2="32cm">
          <text:p/>
        </draw:line>
        <draw:custom-shape draw:style-name="gr641" draw:text-style-name="P6" draw:layer="layout" svg:width="1.6cm" svg:height="1.6cm" svg:x="4.9cm" svg:y="32.4cm">
          <text:p text:style-name="P5"><text:span text:style-name="T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2" draw:text-style-name="P6" draw:layer="layout" svg:width="1.6cm" svg:height="1.6cm" svg:x="7.5cm" svg:y="32.4cm">
          <text:p text:style-name="P5"><text:span text:style-name="T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3" draw:text-style-name="P2" draw:layer="layout" svg:width="2.4cm" svg:height="11.35cm" svg:x="41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44" draw:text-style-name="P2" draw:layer="layout" svg:width="0.4cm" svg:height="0.4cm" svg:x="42.3cm" svg:y="17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45" draw:text-style-name="P2" draw:layer="layout" svg:width="0.4cm" svg:height="0.4cm" svg:x="42.3cm" svg:y="2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646" draw:text-style-name="P1" draw:layer="layout" svg:x1="40.7cm" svg:y1="14.701cm" svg:x2="40.7cm" svg:y2="13.91cm">
              <text:p/>
            </draw:line>
            <draw:line draw:style-name="gr647" draw:text-style-name="P1" draw:layer="layout" svg:x1="40.7cm" svg:y1="13.91cm" svg:x2="41cm" svg:y2="13.91cm">
              <text:p/>
            </draw:line>
            <draw:line draw:style-name="gr648" draw:text-style-name="P1" draw:layer="layout" svg:x1="41cm" svg:y1="13.91cm" svg:x2="41cm" svg:y2="12.819cm">
              <text:p/>
            </draw:line>
            <draw:line draw:style-name="gr649" draw:text-style-name="P1" draw:layer="layout" svg:x1="40.7cm" svg:y1="12.819cm" svg:x2="41cm" svg:y2="12.819cm">
              <text:p/>
            </draw:line>
            <draw:line draw:style-name="gr650" draw:text-style-name="P1" draw:layer="layout" svg:x1="40.7cm" svg:y1="12.819cm" svg:x2="40.7cm" svg:y2="11.728cm">
              <text:p/>
            </draw:line>
            <draw:line draw:style-name="gr651" draw:text-style-name="P1" draw:layer="layout" svg:x1="40.7cm" svg:y1="11.728cm" svg:x2="41cm" svg:y2="11.728cm">
              <text:p/>
            </draw:line>
            <draw:line draw:style-name="gr652" draw:text-style-name="P1" draw:layer="layout" svg:x1="41cm" svg:y1="11.728cm" svg:x2="41cm" svg:y2="10.637cm">
              <text:p/>
            </draw:line>
            <draw:line draw:style-name="gr653" draw:text-style-name="P1" draw:layer="layout" svg:x1="40.7cm" svg:y1="10.637cm" svg:x2="41cm" svg:y2="10.637cm">
              <text:p/>
            </draw:line>
            <draw:line draw:style-name="gr654" draw:text-style-name="P1" draw:layer="layout" svg:x1="40.7cm" svg:y1="10.637cm" svg:x2="40.7cm" svg:y2="9.546cm">
              <text:p/>
            </draw:line>
            <draw:line draw:style-name="gr655" draw:text-style-name="P1" draw:layer="layout" svg:x1="40.7cm" svg:y1="9.546cm" svg:x2="41cm" svg:y2="9.546cm">
              <text:p/>
            </draw:line>
            <draw:line draw:style-name="gr656" draw:text-style-name="P1" draw:layer="layout" svg:x1="41cm" svg:y1="9.546cm" svg:x2="41cm" svg:y2="8.455cm">
              <text:p/>
            </draw:line>
            <draw:line draw:style-name="gr657" draw:text-style-name="P1" draw:layer="layout" svg:x1="40.7cm" svg:y1="8.455cm" svg:x2="41cm" svg:y2="8.455cm">
              <text:p/>
            </draw:line>
            <draw:line draw:style-name="gr658" draw:text-style-name="P1" draw:layer="layout" svg:x1="40.7cm" svg:y1="8.455cm" svg:x2="40.7cm" svg:y2="7.364cm">
              <text:p/>
            </draw:line>
            <draw:line draw:style-name="gr659" draw:text-style-name="P1" draw:layer="layout" svg:x1="40.7cm" svg:y1="7.364cm" svg:x2="41cm" svg:y2="7.364cm">
              <text:p/>
            </draw:line>
            <draw:line draw:style-name="gr660" draw:text-style-name="P1" draw:layer="layout" svg:x1="41cm" svg:y1="7.364cm" svg:x2="41cm" svg:y2="6.273cm">
              <text:p/>
            </draw:line>
            <draw:line draw:style-name="gr661" draw:text-style-name="P1" draw:layer="layout" svg:x1="40.7cm" svg:y1="6.273cm" svg:x2="41cm" svg:y2="6.273cm">
              <text:p/>
            </draw:line>
            <draw:line draw:style-name="gr662" draw:text-style-name="P1" draw:layer="layout" svg:x1="40.7cm" svg:y1="6.273cm" svg:x2="40.7cm" svg:y2="5.182cm">
              <text:p/>
            </draw:line>
            <draw:line draw:style-name="gr663" draw:text-style-name="P1" draw:layer="layout" svg:x1="40.7cm" svg:y1="5.182cm" svg:x2="41cm" svg:y2="5.182cm">
              <text:p/>
            </draw:line>
            <draw:line draw:style-name="gr664" draw:text-style-name="P1" draw:layer="layout" svg:x1="41cm" svg:y1="5.182cm" svg:x2="41cm" svg:y2="4.091cm">
              <text:p/>
            </draw:line>
            <draw:line draw:style-name="gr665" draw:text-style-name="P1" draw:layer="layout" svg:x1="40.7cm" svg:y1="4.091cm" svg:x2="41cm" svg:y2="4.091cm">
              <text:p/>
            </draw:line>
            <draw:line draw:style-name="gr666" draw:text-style-name="P1" draw:layer="layout" svg:x1="40.7cm" svg:y1="4.091cm" svg:x2="40.7cm" svg:y2="3.301cm">
              <text:p/>
            </draw:line>
            <draw:line draw:style-name="gr667" draw:text-style-name="P1" draw:layer="layout" svg:x1="3.299cm" svg:y1="14.701cm" svg:x2="3.299cm" svg:y2="13.91cm">
              <text:p/>
            </draw:line>
            <draw:line draw:style-name="gr668" draw:text-style-name="P1" draw:layer="layout" svg:x1="3cm" svg:y1="13.91cm" svg:x2="3.299cm" svg:y2="13.91cm">
              <text:p/>
            </draw:line>
            <draw:line draw:style-name="gr669" draw:text-style-name="P1" draw:layer="layout" svg:x1="3cm" svg:y1="13.91cm" svg:x2="3cm" svg:y2="12.819cm">
              <text:p/>
            </draw:line>
            <draw:line draw:style-name="gr670" draw:text-style-name="P1" draw:layer="layout" svg:x1="3cm" svg:y1="12.819cm" svg:x2="3.299cm" svg:y2="12.819cm">
              <text:p/>
            </draw:line>
            <draw:line draw:style-name="gr671" draw:text-style-name="P1" draw:layer="layout" svg:x1="3.299cm" svg:y1="12.819cm" svg:x2="3.299cm" svg:y2="11.728cm">
              <text:p/>
            </draw:line>
            <draw:line draw:style-name="gr672" draw:text-style-name="P1" draw:layer="layout" svg:x1="3cm" svg:y1="11.728cm" svg:x2="3.299cm" svg:y2="11.728cm">
              <text:p/>
            </draw:line>
            <draw:line draw:style-name="gr673" draw:text-style-name="P1" draw:layer="layout" svg:x1="3cm" svg:y1="11.728cm" svg:x2="3cm" svg:y2="10.637cm">
              <text:p/>
            </draw:line>
            <draw:line draw:style-name="gr674" draw:text-style-name="P1" draw:layer="layout" svg:x1="3cm" svg:y1="10.637cm" svg:x2="3.299cm" svg:y2="10.637cm">
              <text:p/>
            </draw:line>
            <draw:line draw:style-name="gr675" draw:text-style-name="P1" draw:layer="layout" svg:x1="3.299cm" svg:y1="10.637cm" svg:x2="3.299cm" svg:y2="9.546cm">
              <text:p/>
            </draw:line>
            <draw:line draw:style-name="gr676" draw:text-style-name="P1" draw:layer="layout" svg:x1="3cm" svg:y1="9.546cm" svg:x2="3.299cm" svg:y2="9.546cm">
              <text:p/>
            </draw:line>
            <draw:line draw:style-name="gr677" draw:text-style-name="P1" draw:layer="layout" svg:x1="3cm" svg:y1="9.546cm" svg:x2="3cm" svg:y2="8.455cm">
              <text:p/>
            </draw:line>
            <draw:line draw:style-name="gr678" draw:text-style-name="P1" draw:layer="layout" svg:x1="3cm" svg:y1="8.455cm" svg:x2="3.299cm" svg:y2="8.455cm">
              <text:p/>
            </draw:line>
            <draw:line draw:style-name="gr679" draw:text-style-name="P1" draw:layer="layout" svg:x1="3.299cm" svg:y1="8.455cm" svg:x2="3.299cm" svg:y2="7.364cm">
              <text:p/>
            </draw:line>
            <draw:line draw:style-name="gr680" draw:text-style-name="P1" draw:layer="layout" svg:x1="3cm" svg:y1="7.364cm" svg:x2="3.299cm" svg:y2="7.364cm">
              <text:p/>
            </draw:line>
            <draw:line draw:style-name="gr681" draw:text-style-name="P1" draw:layer="layout" svg:x1="3cm" svg:y1="7.364cm" svg:x2="3cm" svg:y2="6.273cm">
              <text:p/>
            </draw:line>
            <draw:line draw:style-name="gr682" draw:text-style-name="P1" draw:layer="layout" svg:x1="3cm" svg:y1="6.273cm" svg:x2="3.299cm" svg:y2="6.273cm">
              <text:p/>
            </draw:line>
            <draw:line draw:style-name="gr683" draw:text-style-name="P1" draw:layer="layout" svg:x1="3.299cm" svg:y1="6.273cm" svg:x2="3.299cm" svg:y2="5.182cm">
              <text:p/>
            </draw:line>
            <draw:line draw:style-name="gr684" draw:text-style-name="P1" draw:layer="layout" svg:x1="3cm" svg:y1="5.182cm" svg:x2="3.299cm" svg:y2="5.182cm">
              <text:p/>
            </draw:line>
            <draw:line draw:style-name="gr685" draw:text-style-name="P1" draw:layer="layout" svg:x1="3cm" svg:y1="5.182cm" svg:x2="3cm" svg:y2="4.091cm">
              <text:p/>
            </draw:line>
            <draw:line draw:style-name="gr686" draw:text-style-name="P1" draw:layer="layout" svg:x1="3cm" svg:y1="4.091cm" svg:x2="3.299cm" svg:y2="4.091cm">
              <text:p/>
            </draw:line>
            <draw:line draw:style-name="gr687" draw:text-style-name="P1" draw:layer="layout" svg:x1="3.299cm" svg:y1="4.091cm" svg:x2="3.299cm" svg:y2="3.301cm">
              <text:p/>
            </draw:line>
            <draw:line draw:style-name="gr688" draw:text-style-name="P1" draw:layer="layout" svg:x1="40.7cm" svg:y1="14.701cm" svg:x2="39.973cm" svg:y2="14.701cm">
              <text:p/>
            </draw:line>
            <draw:line draw:style-name="gr689" draw:text-style-name="P1" draw:layer="layout" svg:x1="39.973cm" svg:y1="14.701cm" svg:x2="39.973cm" svg:y2="15cm">
              <text:p/>
            </draw:line>
            <draw:line draw:style-name="gr690" draw:text-style-name="P1" draw:layer="layout" svg:x1="39.973cm" svg:y1="15cm" svg:x2="38.946cm" svg:y2="15cm">
              <text:p/>
            </draw:line>
            <draw:line draw:style-name="gr691" draw:text-style-name="P1" draw:layer="layout" svg:x1="38.946cm" svg:y1="14.701cm" svg:x2="38.946cm" svg:y2="15cm">
              <text:p/>
            </draw:line>
            <draw:line draw:style-name="gr692" draw:text-style-name="P1" draw:layer="layout" svg:x1="38.946cm" svg:y1="14.701cm" svg:x2="37.919cm" svg:y2="14.701cm">
              <text:p/>
            </draw:line>
            <draw:line draw:style-name="gr693" draw:text-style-name="P1" draw:layer="layout" svg:x1="37.919cm" svg:y1="14.701cm" svg:x2="37.919cm" svg:y2="15cm">
              <text:p/>
            </draw:line>
            <draw:line draw:style-name="gr694" draw:text-style-name="P1" draw:layer="layout" svg:x1="37.919cm" svg:y1="15cm" svg:x2="36.892cm" svg:y2="15cm">
              <text:p/>
            </draw:line>
            <draw:line draw:style-name="gr695" draw:text-style-name="P1" draw:layer="layout" svg:x1="36.892cm" svg:y1="14.701cm" svg:x2="36.892cm" svg:y2="15cm">
              <text:p/>
            </draw:line>
            <draw:line draw:style-name="gr696" draw:text-style-name="P1" draw:layer="layout" svg:x1="36.892cm" svg:y1="14.701cm" svg:x2="35.864cm" svg:y2="14.701cm">
              <text:p/>
            </draw:line>
            <draw:line draw:style-name="gr697" draw:text-style-name="P1" draw:layer="layout" svg:x1="35.864cm" svg:y1="14.701cm" svg:x2="35.864cm" svg:y2="15cm">
              <text:p/>
            </draw:line>
            <draw:line draw:style-name="gr698" draw:text-style-name="P1" draw:layer="layout" svg:x1="35.864cm" svg:y1="15cm" svg:x2="34.837cm" svg:y2="15cm">
              <text:p/>
            </draw:line>
            <draw:line draw:style-name="gr699" draw:text-style-name="P1" draw:layer="layout" svg:x1="34.837cm" svg:y1="14.701cm" svg:x2="34.837cm" svg:y2="15cm">
              <text:p/>
            </draw:line>
            <draw:line draw:style-name="gr700" draw:text-style-name="P1" draw:layer="layout" svg:x1="34.837cm" svg:y1="14.701cm" svg:x2="33.811cm" svg:y2="14.701cm">
              <text:p/>
            </draw:line>
            <draw:line draw:style-name="gr701" draw:text-style-name="P1" draw:layer="layout" svg:x1="33.811cm" svg:y1="14.701cm" svg:x2="33.811cm" svg:y2="15cm">
              <text:p/>
            </draw:line>
            <draw:line draw:style-name="gr702" draw:text-style-name="P1" draw:layer="layout" svg:x1="33.811cm" svg:y1="15cm" svg:x2="32.783cm" svg:y2="15cm">
              <text:p/>
            </draw:line>
            <draw:line draw:style-name="gr703" draw:text-style-name="P1" draw:layer="layout" svg:x1="32.783cm" svg:y1="14.701cm" svg:x2="32.783cm" svg:y2="15cm">
              <text:p/>
            </draw:line>
            <draw:line draw:style-name="gr704" draw:text-style-name="P1" draw:layer="layout" svg:x1="32.783cm" svg:y1="14.701cm" svg:x2="31.756cm" svg:y2="14.701cm">
              <text:p/>
            </draw:line>
            <draw:line draw:style-name="gr705" draw:text-style-name="P1" draw:layer="layout" svg:x1="31.756cm" svg:y1="14.701cm" svg:x2="31.756cm" svg:y2="15cm">
              <text:p/>
            </draw:line>
            <draw:line draw:style-name="gr706" draw:text-style-name="P1" draw:layer="layout" svg:x1="31.756cm" svg:y1="15cm" svg:x2="30.729cm" svg:y2="15cm">
              <text:p/>
            </draw:line>
            <draw:line draw:style-name="gr707" draw:text-style-name="P1" draw:layer="layout" svg:x1="30.729cm" svg:y1="14.701cm" svg:x2="30.729cm" svg:y2="15cm">
              <text:p/>
            </draw:line>
            <draw:line draw:style-name="gr708" draw:text-style-name="P1" draw:layer="layout" svg:x1="30.729cm" svg:y1="14.701cm" svg:x2="29.702cm" svg:y2="14.701cm">
              <text:p/>
            </draw:line>
            <draw:line draw:style-name="gr709" draw:text-style-name="P1" draw:layer="layout" svg:x1="29.702cm" svg:y1="14.701cm" svg:x2="29.702cm" svg:y2="15cm">
              <text:p/>
            </draw:line>
            <draw:line draw:style-name="gr710" draw:text-style-name="P1" draw:layer="layout" svg:x1="29.702cm" svg:y1="15cm" svg:x2="28.675cm" svg:y2="15cm">
              <text:p/>
            </draw:line>
            <draw:line draw:style-name="gr711" draw:text-style-name="P1" draw:layer="layout" svg:x1="28.675cm" svg:y1="14.701cm" svg:x2="28.675cm" svg:y2="15cm">
              <text:p/>
            </draw:line>
            <draw:line draw:style-name="gr712" draw:text-style-name="P1" draw:layer="layout" svg:x1="28.675cm" svg:y1="14.701cm" svg:x2="27.648cm" svg:y2="14.701cm">
              <text:p/>
            </draw:line>
            <draw:line draw:style-name="gr713" draw:text-style-name="P1" draw:layer="layout" svg:x1="27.648cm" svg:y1="14.701cm" svg:x2="27.648cm" svg:y2="15cm">
              <text:p/>
            </draw:line>
            <draw:line draw:style-name="gr714" draw:text-style-name="P1" draw:layer="layout" svg:x1="27.648cm" svg:y1="15cm" svg:x2="26.621cm" svg:y2="15cm">
              <text:p/>
            </draw:line>
            <draw:line draw:style-name="gr715" draw:text-style-name="P1" draw:layer="layout" svg:x1="26.621cm" svg:y1="14.701cm" svg:x2="26.621cm" svg:y2="15cm">
              <text:p/>
            </draw:line>
            <draw:line draw:style-name="gr716" draw:text-style-name="P1" draw:layer="layout" svg:x1="26.621cm" svg:y1="14.701cm" svg:x2="25.594cm" svg:y2="14.701cm">
              <text:p/>
            </draw:line>
            <draw:line draw:style-name="gr717" draw:text-style-name="P1" draw:layer="layout" svg:x1="25.594cm" svg:y1="14.701cm" svg:x2="25.594cm" svg:y2="15cm">
              <text:p/>
            </draw:line>
            <draw:line draw:style-name="gr718" draw:text-style-name="P1" draw:layer="layout" svg:x1="25.594cm" svg:y1="15cm" svg:x2="24.567cm" svg:y2="15cm">
              <text:p/>
            </draw:line>
            <draw:line draw:style-name="gr719" draw:text-style-name="P1" draw:layer="layout" svg:x1="24.567cm" svg:y1="14.701cm" svg:x2="24.567cm" svg:y2="15cm">
              <text:p/>
            </draw:line>
            <draw:line draw:style-name="gr720" draw:text-style-name="P1" draw:layer="layout" svg:x1="24.567cm" svg:y1="14.701cm" svg:x2="23.54cm" svg:y2="14.701cm">
              <text:p/>
            </draw:line>
            <draw:line draw:style-name="gr721" draw:text-style-name="P1" draw:layer="layout" svg:x1="23.54cm" svg:y1="14.701cm" svg:x2="23.54cm" svg:y2="15cm">
              <text:p/>
            </draw:line>
            <draw:line draw:style-name="gr722" draw:text-style-name="P1" draw:layer="layout" svg:x1="23.54cm" svg:y1="15cm" svg:x2="22.513cm" svg:y2="15cm">
              <text:p/>
            </draw:line>
            <draw:line draw:style-name="gr723" draw:text-style-name="P1" draw:layer="layout" svg:x1="22.513cm" svg:y1="14.701cm" svg:x2="22.513cm" svg:y2="15cm">
              <text:p/>
            </draw:line>
            <draw:line draw:style-name="gr724" draw:text-style-name="P1" draw:layer="layout" svg:x1="22.513cm" svg:y1="14.701cm" svg:x2="21.486cm" svg:y2="14.701cm">
              <text:p/>
            </draw:line>
            <draw:line draw:style-name="gr725" draw:text-style-name="P1" draw:layer="layout" svg:x1="21.486cm" svg:y1="14.701cm" svg:x2="21.486cm" svg:y2="15cm">
              <text:p/>
            </draw:line>
            <draw:line draw:style-name="gr726" draw:text-style-name="P1" draw:layer="layout" svg:x1="21.486cm" svg:y1="15cm" svg:x2="20.459cm" svg:y2="15cm">
              <text:p/>
            </draw:line>
            <draw:line draw:style-name="gr727" draw:text-style-name="P1" draw:layer="layout" svg:x1="20.459cm" svg:y1="14.701cm" svg:x2="20.459cm" svg:y2="15cm">
              <text:p/>
            </draw:line>
            <draw:line draw:style-name="gr728" draw:text-style-name="P1" draw:layer="layout" svg:x1="20.459cm" svg:y1="14.701cm" svg:x2="19.432cm" svg:y2="14.701cm">
              <text:p/>
            </draw:line>
            <draw:line draw:style-name="gr729" draw:text-style-name="P1" draw:layer="layout" svg:x1="19.432cm" svg:y1="14.701cm" svg:x2="19.432cm" svg:y2="15cm">
              <text:p/>
            </draw:line>
            <draw:line draw:style-name="gr730" draw:text-style-name="P1" draw:layer="layout" svg:x1="19.432cm" svg:y1="15cm" svg:x2="18.405cm" svg:y2="15cm">
              <text:p/>
            </draw:line>
            <draw:line draw:style-name="gr731" draw:text-style-name="P1" draw:layer="layout" svg:x1="18.405cm" svg:y1="14.701cm" svg:x2="18.405cm" svg:y2="15cm">
              <text:p/>
            </draw:line>
            <draw:line draw:style-name="gr732" draw:text-style-name="P1" draw:layer="layout" svg:x1="18.405cm" svg:y1="14.701cm" svg:x2="17.378cm" svg:y2="14.701cm">
              <text:p/>
            </draw:line>
            <draw:line draw:style-name="gr733" draw:text-style-name="P1" draw:layer="layout" svg:x1="17.378cm" svg:y1="14.701cm" svg:x2="17.378cm" svg:y2="15cm">
              <text:p/>
            </draw:line>
            <draw:line draw:style-name="gr734" draw:text-style-name="P1" draw:layer="layout" svg:x1="17.378cm" svg:y1="15cm" svg:x2="16.351cm" svg:y2="15cm">
              <text:p/>
            </draw:line>
            <draw:line draw:style-name="gr735" draw:text-style-name="P1" draw:layer="layout" svg:x1="16.351cm" svg:y1="14.701cm" svg:x2="16.351cm" svg:y2="15cm">
              <text:p/>
            </draw:line>
            <draw:line draw:style-name="gr736" draw:text-style-name="P1" draw:layer="layout" svg:x1="16.351cm" svg:y1="14.701cm" svg:x2="15.324cm" svg:y2="14.701cm">
              <text:p/>
            </draw:line>
            <draw:line draw:style-name="gr737" draw:text-style-name="P1" draw:layer="layout" svg:x1="15.324cm" svg:y1="14.701cm" svg:x2="15.324cm" svg:y2="15cm">
              <text:p/>
            </draw:line>
            <draw:line draw:style-name="gr738" draw:text-style-name="P1" draw:layer="layout" svg:x1="15.324cm" svg:y1="15cm" svg:x2="14.297cm" svg:y2="15cm">
              <text:p/>
            </draw:line>
            <draw:line draw:style-name="gr739" draw:text-style-name="P1" draw:layer="layout" svg:x1="14.297cm" svg:y1="14.701cm" svg:x2="14.297cm" svg:y2="15cm">
              <text:p/>
            </draw:line>
            <draw:line draw:style-name="gr740" draw:text-style-name="P1" draw:layer="layout" svg:x1="14.297cm" svg:y1="14.701cm" svg:x2="13.27cm" svg:y2="14.701cm">
              <text:p/>
            </draw:line>
            <draw:line draw:style-name="gr741" draw:text-style-name="P1" draw:layer="layout" svg:x1="13.27cm" svg:y1="14.701cm" svg:x2="13.27cm" svg:y2="15cm">
              <text:p/>
            </draw:line>
            <draw:line draw:style-name="gr742" draw:text-style-name="P1" draw:layer="layout" svg:x1="13.27cm" svg:y1="15cm" svg:x2="12.243cm" svg:y2="15cm">
              <text:p/>
            </draw:line>
            <draw:line draw:style-name="gr743" draw:text-style-name="P1" draw:layer="layout" svg:x1="12.243cm" svg:y1="14.701cm" svg:x2="12.243cm" svg:y2="15cm">
              <text:p/>
            </draw:line>
            <draw:line draw:style-name="gr744" draw:text-style-name="P1" draw:layer="layout" svg:x1="12.243cm" svg:y1="14.701cm" svg:x2="11.216cm" svg:y2="14.701cm">
              <text:p/>
            </draw:line>
            <draw:line draw:style-name="gr745" draw:text-style-name="P1" draw:layer="layout" svg:x1="11.216cm" svg:y1="14.701cm" svg:x2="11.216cm" svg:y2="15cm">
              <text:p/>
            </draw:line>
            <draw:line draw:style-name="gr746" draw:text-style-name="P1" draw:layer="layout" svg:x1="11.216cm" svg:y1="15cm" svg:x2="10.189cm" svg:y2="15cm">
              <text:p/>
            </draw:line>
            <draw:line draw:style-name="gr747" draw:text-style-name="P1" draw:layer="layout" svg:x1="10.189cm" svg:y1="14.701cm" svg:x2="10.189cm" svg:y2="15cm">
              <text:p/>
            </draw:line>
            <draw:line draw:style-name="gr748" draw:text-style-name="P1" draw:layer="layout" svg:x1="10.189cm" svg:y1="14.701cm" svg:x2="9.162cm" svg:y2="14.701cm">
              <text:p/>
            </draw:line>
            <draw:line draw:style-name="gr749" draw:text-style-name="P1" draw:layer="layout" svg:x1="9.162cm" svg:y1="14.701cm" svg:x2="9.162cm" svg:y2="15cm">
              <text:p/>
            </draw:line>
            <draw:line draw:style-name="gr750" draw:text-style-name="P1" draw:layer="layout" svg:x1="9.162cm" svg:y1="15cm" svg:x2="8.135cm" svg:y2="15cm">
              <text:p/>
            </draw:line>
            <draw:line draw:style-name="gr751" draw:text-style-name="P1" draw:layer="layout" svg:x1="8.135cm" svg:y1="14.701cm" svg:x2="8.135cm" svg:y2="15cm">
              <text:p/>
            </draw:line>
            <draw:line draw:style-name="gr752" draw:text-style-name="P1" draw:layer="layout" svg:x1="8.135cm" svg:y1="14.701cm" svg:x2="7.108cm" svg:y2="14.701cm">
              <text:p/>
            </draw:line>
            <draw:line draw:style-name="gr753" draw:text-style-name="P1" draw:layer="layout" svg:x1="7.108cm" svg:y1="14.701cm" svg:x2="7.108cm" svg:y2="15cm">
              <text:p/>
            </draw:line>
            <draw:line draw:style-name="gr754" draw:text-style-name="P1" draw:layer="layout" svg:x1="7.108cm" svg:y1="15cm" svg:x2="6.081cm" svg:y2="15cm">
              <text:p/>
            </draw:line>
            <draw:line draw:style-name="gr755" draw:text-style-name="P1" draw:layer="layout" svg:x1="6.081cm" svg:y1="14.701cm" svg:x2="6.081cm" svg:y2="15cm">
              <text:p/>
            </draw:line>
            <draw:line draw:style-name="gr756" draw:text-style-name="P1" draw:layer="layout" svg:x1="6.081cm" svg:y1="14.701cm" svg:x2="5.054cm" svg:y2="14.701cm">
              <text:p/>
            </draw:line>
            <draw:line draw:style-name="gr757" draw:text-style-name="P1" draw:layer="layout" svg:x1="5.054cm" svg:y1="14.701cm" svg:x2="5.054cm" svg:y2="15cm">
              <text:p/>
            </draw:line>
            <draw:line draw:style-name="gr758" draw:text-style-name="P1" draw:layer="layout" svg:x1="5.054cm" svg:y1="15cm" svg:x2="4.027cm" svg:y2="15cm">
              <text:p/>
            </draw:line>
            <draw:line draw:style-name="gr759" draw:text-style-name="P1" draw:layer="layout" svg:x1="4.027cm" svg:y1="14.701cm" svg:x2="4.027cm" svg:y2="15cm">
              <text:p/>
            </draw:line>
            <draw:line draw:style-name="gr760" draw:text-style-name="P1" draw:layer="layout" svg:x1="4.027cm" svg:y1="14.701cm" svg:x2="3.299cm" svg:y2="14.701cm">
              <text:p/>
            </draw:line>
            <draw:line draw:style-name="gr761" draw:text-style-name="P1" draw:layer="layout" svg:x1="40.7cm" svg:y1="3.301cm" svg:x2="39.973cm" svg:y2="3.301cm">
              <text:p/>
            </draw:line>
            <draw:line draw:style-name="gr762" draw:text-style-name="P1" draw:layer="layout" svg:x1="39.973cm" svg:y1="3cm" svg:x2="39.973cm" svg:y2="3.301cm">
              <text:p/>
            </draw:line>
            <draw:line draw:style-name="gr763" draw:text-style-name="P1" draw:layer="layout" svg:x1="39.973cm" svg:y1="3cm" svg:x2="38.946cm" svg:y2="3cm">
              <text:p/>
            </draw:line>
            <draw:line draw:style-name="gr764" draw:text-style-name="P1" draw:layer="layout" svg:x1="38.946cm" svg:y1="3cm" svg:x2="38.946cm" svg:y2="3.301cm">
              <text:p/>
            </draw:line>
            <draw:line draw:style-name="gr765" draw:text-style-name="P1" draw:layer="layout" svg:x1="38.946cm" svg:y1="3.301cm" svg:x2="37.919cm" svg:y2="3.301cm">
              <text:p/>
            </draw:line>
            <draw:line draw:style-name="gr766" draw:text-style-name="P1" draw:layer="layout" svg:x1="37.919cm" svg:y1="3cm" svg:x2="37.919cm" svg:y2="3.301cm">
              <text:p/>
            </draw:line>
            <draw:line draw:style-name="gr767" draw:text-style-name="P1" draw:layer="layout" svg:x1="37.919cm" svg:y1="3cm" svg:x2="36.892cm" svg:y2="3cm">
              <text:p/>
            </draw:line>
            <draw:line draw:style-name="gr768" draw:text-style-name="P1" draw:layer="layout" svg:x1="36.892cm" svg:y1="3cm" svg:x2="36.892cm" svg:y2="3.301cm">
              <text:p/>
            </draw:line>
            <draw:line draw:style-name="gr769" draw:text-style-name="P1" draw:layer="layout" svg:x1="36.892cm" svg:y1="3.301cm" svg:x2="35.864cm" svg:y2="3.301cm">
              <text:p/>
            </draw:line>
            <draw:line draw:style-name="gr770" draw:text-style-name="P1" draw:layer="layout" svg:x1="35.864cm" svg:y1="3cm" svg:x2="35.864cm" svg:y2="3.301cm">
              <text:p/>
            </draw:line>
            <draw:line draw:style-name="gr771" draw:text-style-name="P1" draw:layer="layout" svg:x1="35.864cm" svg:y1="3cm" svg:x2="34.837cm" svg:y2="3cm">
              <text:p/>
            </draw:line>
            <draw:line draw:style-name="gr772" draw:text-style-name="P1" draw:layer="layout" svg:x1="34.837cm" svg:y1="3cm" svg:x2="34.837cm" svg:y2="3.301cm">
              <text:p/>
            </draw:line>
            <draw:line draw:style-name="gr773" draw:text-style-name="P1" draw:layer="layout" svg:x1="34.837cm" svg:y1="3.301cm" svg:x2="33.811cm" svg:y2="3.301cm">
              <text:p/>
            </draw:line>
            <draw:line draw:style-name="gr774" draw:text-style-name="P1" draw:layer="layout" svg:x1="33.811cm" svg:y1="3cm" svg:x2="33.811cm" svg:y2="3.301cm">
              <text:p/>
            </draw:line>
            <draw:line draw:style-name="gr775" draw:text-style-name="P1" draw:layer="layout" svg:x1="33.811cm" svg:y1="3cm" svg:x2="32.783cm" svg:y2="3cm">
              <text:p/>
            </draw:line>
            <draw:line draw:style-name="gr776" draw:text-style-name="P1" draw:layer="layout" svg:x1="32.783cm" svg:y1="3cm" svg:x2="32.783cm" svg:y2="3.301cm">
              <text:p/>
            </draw:line>
            <draw:line draw:style-name="gr777" draw:text-style-name="P1" draw:layer="layout" svg:x1="32.783cm" svg:y1="3.301cm" svg:x2="31.756cm" svg:y2="3.301cm">
              <text:p/>
            </draw:line>
            <draw:line draw:style-name="gr778" draw:text-style-name="P1" draw:layer="layout" svg:x1="31.756cm" svg:y1="3cm" svg:x2="31.756cm" svg:y2="3.301cm">
              <text:p/>
            </draw:line>
            <draw:line draw:style-name="gr779" draw:text-style-name="P1" draw:layer="layout" svg:x1="31.756cm" svg:y1="3cm" svg:x2="30.729cm" svg:y2="3cm">
              <text:p/>
            </draw:line>
            <draw:line draw:style-name="gr780" draw:text-style-name="P1" draw:layer="layout" svg:x1="30.729cm" svg:y1="3cm" svg:x2="30.729cm" svg:y2="3.301cm">
              <text:p/>
            </draw:line>
            <draw:line draw:style-name="gr781" draw:text-style-name="P1" draw:layer="layout" svg:x1="30.729cm" svg:y1="3.301cm" svg:x2="29.702cm" svg:y2="3.301cm">
              <text:p/>
            </draw:line>
            <draw:line draw:style-name="gr782" draw:text-style-name="P1" draw:layer="layout" svg:x1="29.702cm" svg:y1="3cm" svg:x2="29.702cm" svg:y2="3.301cm">
              <text:p/>
            </draw:line>
            <draw:line draw:style-name="gr783" draw:text-style-name="P1" draw:layer="layout" svg:x1="29.702cm" svg:y1="3cm" svg:x2="28.675cm" svg:y2="3cm">
              <text:p/>
            </draw:line>
            <draw:line draw:style-name="gr784" draw:text-style-name="P1" draw:layer="layout" svg:x1="28.675cm" svg:y1="3cm" svg:x2="28.675cm" svg:y2="3.301cm">
              <text:p/>
            </draw:line>
            <draw:line draw:style-name="gr785" draw:text-style-name="P1" draw:layer="layout" svg:x1="28.675cm" svg:y1="3.301cm" svg:x2="27.648cm" svg:y2="3.301cm">
              <text:p/>
            </draw:line>
            <draw:line draw:style-name="gr786" draw:text-style-name="P1" draw:layer="layout" svg:x1="27.648cm" svg:y1="3cm" svg:x2="27.648cm" svg:y2="3.301cm">
              <text:p/>
            </draw:line>
            <draw:line draw:style-name="gr787" draw:text-style-name="P1" draw:layer="layout" svg:x1="27.648cm" svg:y1="3cm" svg:x2="26.621cm" svg:y2="3cm">
              <text:p/>
            </draw:line>
            <draw:line draw:style-name="gr788" draw:text-style-name="P1" draw:layer="layout" svg:x1="26.621cm" svg:y1="3cm" svg:x2="26.621cm" svg:y2="3.301cm">
              <text:p/>
            </draw:line>
            <draw:line draw:style-name="gr789" draw:text-style-name="P1" draw:layer="layout" svg:x1="26.621cm" svg:y1="3.301cm" svg:x2="25.594cm" svg:y2="3.301cm">
              <text:p/>
            </draw:line>
            <draw:line draw:style-name="gr790" draw:text-style-name="P1" draw:layer="layout" svg:x1="25.594cm" svg:y1="3cm" svg:x2="25.594cm" svg:y2="3.301cm">
              <text:p/>
            </draw:line>
            <draw:line draw:style-name="gr791" draw:text-style-name="P1" draw:layer="layout" svg:x1="25.594cm" svg:y1="3cm" svg:x2="24.567cm" svg:y2="3cm">
              <text:p/>
            </draw:line>
            <draw:line draw:style-name="gr792" draw:text-style-name="P1" draw:layer="layout" svg:x1="24.567cm" svg:y1="3cm" svg:x2="24.567cm" svg:y2="3.301cm">
              <text:p/>
            </draw:line>
            <draw:line draw:style-name="gr793" draw:text-style-name="P1" draw:layer="layout" svg:x1="24.567cm" svg:y1="3.301cm" svg:x2="23.54cm" svg:y2="3.301cm">
              <text:p/>
            </draw:line>
            <draw:line draw:style-name="gr794" draw:text-style-name="P1" draw:layer="layout" svg:x1="23.54cm" svg:y1="3cm" svg:x2="23.54cm" svg:y2="3.301cm">
              <text:p/>
            </draw:line>
            <draw:line draw:style-name="gr795" draw:text-style-name="P1" draw:layer="layout" svg:x1="23.54cm" svg:y1="3cm" svg:x2="22.513cm" svg:y2="3cm">
              <text:p/>
            </draw:line>
            <draw:line draw:style-name="gr796" draw:text-style-name="P1" draw:layer="layout" svg:x1="22.513cm" svg:y1="3cm" svg:x2="22.513cm" svg:y2="3.301cm">
              <text:p/>
            </draw:line>
            <draw:line draw:style-name="gr797" draw:text-style-name="P1" draw:layer="layout" svg:x1="22.513cm" svg:y1="3.301cm" svg:x2="21.486cm" svg:y2="3.301cm">
              <text:p/>
            </draw:line>
            <draw:line draw:style-name="gr798" draw:text-style-name="P1" draw:layer="layout" svg:x1="21.486cm" svg:y1="3cm" svg:x2="21.486cm" svg:y2="3.301cm">
              <text:p/>
            </draw:line>
            <draw:line draw:style-name="gr799" draw:text-style-name="P1" draw:layer="layout" svg:x1="21.486cm" svg:y1="3cm" svg:x2="20.459cm" svg:y2="3cm">
              <text:p/>
            </draw:line>
            <draw:line draw:style-name="gr800" draw:text-style-name="P1" draw:layer="layout" svg:x1="20.459cm" svg:y1="3cm" svg:x2="20.459cm" svg:y2="3.301cm">
              <text:p/>
            </draw:line>
            <draw:line draw:style-name="gr801" draw:text-style-name="P1" draw:layer="layout" svg:x1="20.459cm" svg:y1="3.301cm" svg:x2="19.432cm" svg:y2="3.301cm">
              <text:p/>
            </draw:line>
            <draw:line draw:style-name="gr802" draw:text-style-name="P1" draw:layer="layout" svg:x1="19.432cm" svg:y1="3cm" svg:x2="19.432cm" svg:y2="3.301cm">
              <text:p/>
            </draw:line>
            <draw:line draw:style-name="gr803" draw:text-style-name="P1" draw:layer="layout" svg:x1="19.432cm" svg:y1="3cm" svg:x2="18.405cm" svg:y2="3cm">
              <text:p/>
            </draw:line>
            <draw:line draw:style-name="gr804" draw:text-style-name="P1" draw:layer="layout" svg:x1="18.405cm" svg:y1="3cm" svg:x2="18.405cm" svg:y2="3.301cm">
              <text:p/>
            </draw:line>
            <draw:line draw:style-name="gr805" draw:text-style-name="P1" draw:layer="layout" svg:x1="18.405cm" svg:y1="3.301cm" svg:x2="17.378cm" svg:y2="3.301cm">
              <text:p/>
            </draw:line>
            <draw:line draw:style-name="gr806" draw:text-style-name="P1" draw:layer="layout" svg:x1="17.378cm" svg:y1="3cm" svg:x2="17.378cm" svg:y2="3.301cm">
              <text:p/>
            </draw:line>
            <draw:line draw:style-name="gr807" draw:text-style-name="P1" draw:layer="layout" svg:x1="17.378cm" svg:y1="3cm" svg:x2="16.351cm" svg:y2="3cm">
              <text:p/>
            </draw:line>
            <draw:line draw:style-name="gr808" draw:text-style-name="P1" draw:layer="layout" svg:x1="16.351cm" svg:y1="3cm" svg:x2="16.351cm" svg:y2="3.301cm">
              <text:p/>
            </draw:line>
            <draw:line draw:style-name="gr809" draw:text-style-name="P1" draw:layer="layout" svg:x1="16.351cm" svg:y1="3.301cm" svg:x2="15.324cm" svg:y2="3.301cm">
              <text:p/>
            </draw:line>
            <draw:line draw:style-name="gr810" draw:text-style-name="P1" draw:layer="layout" svg:x1="15.324cm" svg:y1="3cm" svg:x2="15.324cm" svg:y2="3.301cm">
              <text:p/>
            </draw:line>
            <draw:line draw:style-name="gr811" draw:text-style-name="P1" draw:layer="layout" svg:x1="15.324cm" svg:y1="3cm" svg:x2="14.297cm" svg:y2="3cm">
              <text:p/>
            </draw:line>
            <draw:line draw:style-name="gr812" draw:text-style-name="P1" draw:layer="layout" svg:x1="14.297cm" svg:y1="3cm" svg:x2="14.297cm" svg:y2="3.301cm">
              <text:p/>
            </draw:line>
            <draw:line draw:style-name="gr813" draw:text-style-name="P1" draw:layer="layout" svg:x1="14.297cm" svg:y1="3.301cm" svg:x2="13.27cm" svg:y2="3.301cm">
              <text:p/>
            </draw:line>
            <draw:line draw:style-name="gr814" draw:text-style-name="P1" draw:layer="layout" svg:x1="13.27cm" svg:y1="3cm" svg:x2="13.27cm" svg:y2="3.301cm">
              <text:p/>
            </draw:line>
            <draw:line draw:style-name="gr815" draw:text-style-name="P1" draw:layer="layout" svg:x1="13.27cm" svg:y1="3cm" svg:x2="12.243cm" svg:y2="3cm">
              <text:p/>
            </draw:line>
            <draw:line draw:style-name="gr816" draw:text-style-name="P1" draw:layer="layout" svg:x1="12.243cm" svg:y1="3cm" svg:x2="12.243cm" svg:y2="3.301cm">
              <text:p/>
            </draw:line>
            <draw:line draw:style-name="gr817" draw:text-style-name="P1" draw:layer="layout" svg:x1="12.243cm" svg:y1="3.301cm" svg:x2="11.216cm" svg:y2="3.301cm">
              <text:p/>
            </draw:line>
            <draw:line draw:style-name="gr818" draw:text-style-name="P1" draw:layer="layout" svg:x1="11.216cm" svg:y1="3cm" svg:x2="11.216cm" svg:y2="3.301cm">
              <text:p/>
            </draw:line>
            <draw:line draw:style-name="gr819" draw:text-style-name="P1" draw:layer="layout" svg:x1="11.216cm" svg:y1="3cm" svg:x2="10.189cm" svg:y2="3cm">
              <text:p/>
            </draw:line>
            <draw:line draw:style-name="gr820" draw:text-style-name="P1" draw:layer="layout" svg:x1="10.189cm" svg:y1="3cm" svg:x2="10.189cm" svg:y2="3.301cm">
              <text:p/>
            </draw:line>
            <draw:line draw:style-name="gr821" draw:text-style-name="P1" draw:layer="layout" svg:x1="10.189cm" svg:y1="3.301cm" svg:x2="9.162cm" svg:y2="3.301cm">
              <text:p/>
            </draw:line>
            <draw:line draw:style-name="gr822" draw:text-style-name="P1" draw:layer="layout" svg:x1="9.162cm" svg:y1="3cm" svg:x2="9.162cm" svg:y2="3.301cm">
              <text:p/>
            </draw:line>
            <draw:line draw:style-name="gr823" draw:text-style-name="P1" draw:layer="layout" svg:x1="9.162cm" svg:y1="3cm" svg:x2="8.135cm" svg:y2="3cm">
              <text:p/>
            </draw:line>
            <draw:line draw:style-name="gr824" draw:text-style-name="P1" draw:layer="layout" svg:x1="8.135cm" svg:y1="3cm" svg:x2="8.135cm" svg:y2="3.301cm">
              <text:p/>
            </draw:line>
            <draw:line draw:style-name="gr825" draw:text-style-name="P1" draw:layer="layout" svg:x1="8.135cm" svg:y1="3.301cm" svg:x2="7.108cm" svg:y2="3.301cm">
              <text:p/>
            </draw:line>
            <draw:line draw:style-name="gr826" draw:text-style-name="P1" draw:layer="layout" svg:x1="7.108cm" svg:y1="3cm" svg:x2="7.108cm" svg:y2="3.301cm">
              <text:p/>
            </draw:line>
            <draw:line draw:style-name="gr827" draw:text-style-name="P1" draw:layer="layout" svg:x1="7.108cm" svg:y1="3cm" svg:x2="6.081cm" svg:y2="3cm">
              <text:p/>
            </draw:line>
            <draw:line draw:style-name="gr828" draw:text-style-name="P1" draw:layer="layout" svg:x1="6.081cm" svg:y1="3cm" svg:x2="6.081cm" svg:y2="3.301cm">
              <text:p/>
            </draw:line>
            <draw:line draw:style-name="gr829" draw:text-style-name="P1" draw:layer="layout" svg:x1="6.081cm" svg:y1="3.301cm" svg:x2="5.054cm" svg:y2="3.301cm">
              <text:p/>
            </draw:line>
            <draw:line draw:style-name="gr830" draw:text-style-name="P1" draw:layer="layout" svg:x1="5.054cm" svg:y1="3cm" svg:x2="5.054cm" svg:y2="3.301cm">
              <text:p/>
            </draw:line>
            <draw:line draw:style-name="gr831" draw:text-style-name="P1" draw:layer="layout" svg:x1="5.054cm" svg:y1="3cm" svg:x2="4.027cm" svg:y2="3cm">
              <text:p/>
            </draw:line>
            <draw:line draw:style-name="gr832" draw:text-style-name="P1" draw:layer="layout" svg:x1="4.027cm" svg:y1="3cm" svg:x2="4.027cm" svg:y2="3.301cm">
              <text:p/>
            </draw:line>
            <draw:line draw:style-name="gr833" draw:text-style-name="P1" draw:layer="layout" svg:x1="4.027cm" svg:y1="3.301cm" svg:x2="3.299cm" svg:y2="3.301cm">
              <text:p/>
            </draw:line>
          </draw:g>
          <draw:g>
            <draw:custom-shape draw:style-name="gr834" draw:text-style-name="P2" draw:layer="layout" svg:width="0.4cm" svg:height="0.4cm" svg:x="4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5" draw:text-style-name="P2" draw:layer="layout" svg:width="0.4cm" svg:height="0.4cm" svg:x="4.8cm" svg:y="1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36" draw:text-style-name="P2" draw:layer="layout" svg:width="0.4cm" svg:height="0.4cm" svg:x="38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7" draw:text-style-name="P2" draw:layer="layout" svg:width="0.4cm" svg:height="0.4cm" svg:x="38.8cm" svg:y="1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838" draw:text-style-name="P2" draw:layer="layout" svg:width="2.4cm" svg:height="11.35cm" svg:x="44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39" draw:text-style-name="P2" draw:layer="layout" svg:width="0.4cm" svg:height="0.4cm" svg:x="45cm" svg:y="17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0" draw:text-style-name="P2" draw:layer="layout" svg:width="0.4cm" svg:height="0.4cm" svg:x="45cm" svg:y="2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841" draw:text-style-name="P1" draw:layer="layout" svg:x1="1cm" svg:y1="62.354cm" svg:x2="38cm" svg:y2="62.354cm">
            <text:p/>
          </draw:line>
          <draw:line draw:style-name="gr842" draw:text-style-name="P1" draw:layer="layout" svg:x1="1cm" svg:y1="55.004cm" svg:x2="38cm" svg:y2="55cm">
            <text:p/>
          </draw:line>
          <draw:line draw:style-name="gr843" draw:text-style-name="P1" draw:layer="layout" svg:x1="1cm" svg:y1="62.354cm" svg:x2="1cm" svg:y2="61.304cm">
            <text:p/>
          </draw:line>
          <draw:line draw:style-name="gr844" draw:text-style-name="P1" draw:layer="layout" svg:x1="1.299cm" svg:y1="61.304cm" svg:x2="1cm" svg:y2="61.304cm">
            <text:p/>
          </draw:line>
          <draw:line draw:style-name="gr845" draw:text-style-name="P1" draw:layer="layout" svg:x1="1.299cm" svg:y1="61.304cm" svg:x2="1.299cm" svg:y2="60.254cm">
            <text:p/>
          </draw:line>
          <draw:line draw:style-name="gr846" draw:text-style-name="P1" draw:layer="layout" svg:x1="1.299cm" svg:y1="60.254cm" svg:x2="1cm" svg:y2="60.254cm">
            <text:p/>
          </draw:line>
          <draw:line draw:style-name="gr847" draw:text-style-name="P1" draw:layer="layout" svg:x1="1cm" svg:y1="60.254cm" svg:x2="1cm" svg:y2="59.204cm">
            <text:p/>
          </draw:line>
          <draw:line draw:style-name="gr848" draw:text-style-name="P1" draw:layer="layout" svg:x1="1.299cm" svg:y1="59.204cm" svg:x2="1cm" svg:y2="59.204cm">
            <text:p/>
          </draw:line>
          <draw:line draw:style-name="gr849" draw:text-style-name="P1" draw:layer="layout" svg:x1="1.299cm" svg:y1="59.204cm" svg:x2="1.299cm" svg:y2="58.154cm">
            <text:p/>
          </draw:line>
          <draw:line draw:style-name="gr850" draw:text-style-name="P1" draw:layer="layout" svg:x1="1.299cm" svg:y1="58.154cm" svg:x2="1cm" svg:y2="58.154cm">
            <text:p/>
          </draw:line>
          <draw:line draw:style-name="gr851" draw:text-style-name="P1" draw:layer="layout" svg:x1="1cm" svg:y1="58.154cm" svg:x2="1cm" svg:y2="57.104cm">
            <text:p/>
          </draw:line>
          <draw:line draw:style-name="gr852" draw:text-style-name="P1" draw:layer="layout" svg:x1="1.299cm" svg:y1="57.104cm" svg:x2="1cm" svg:y2="57.104cm">
            <text:p/>
          </draw:line>
          <draw:line draw:style-name="gr853" draw:text-style-name="P1" draw:layer="layout" svg:x1="1.299cm" svg:y1="57.104cm" svg:x2="1.299cm" svg:y2="56.054cm">
            <text:p/>
          </draw:line>
          <draw:line draw:style-name="gr854" draw:text-style-name="P1" draw:layer="layout" svg:x1="1.299cm" svg:y1="56.054cm" svg:x2="1cm" svg:y2="56.054cm">
            <text:p/>
          </draw:line>
          <draw:line draw:style-name="gr855" draw:text-style-name="P1" draw:layer="layout" svg:x1="1cm" svg:y1="56.054cm" svg:x2="1cm" svg:y2="55.004cm">
            <text:p/>
          </draw:line>
          <draw:line draw:style-name="gr856" draw:text-style-name="P1" draw:layer="layout" svg:x1="38.049cm" svg:y1="62.354cm" svg:x2="38.049cm" svg:y2="61.304cm">
            <text:p/>
          </draw:line>
          <draw:line draw:style-name="gr857" draw:text-style-name="P1" draw:layer="layout" svg:x1="38.35cm" svg:y1="61.304cm" svg:x2="38.049cm" svg:y2="61.304cm">
            <text:p/>
          </draw:line>
          <draw:line draw:style-name="gr858" draw:text-style-name="P1" draw:layer="layout" svg:x1="38.35cm" svg:y1="61.304cm" svg:x2="38.35cm" svg:y2="60.254cm">
            <text:p/>
          </draw:line>
          <draw:line draw:style-name="gr859" draw:text-style-name="P1" draw:layer="layout" svg:x1="38.35cm" svg:y1="60.254cm" svg:x2="38.049cm" svg:y2="60.254cm">
            <text:p/>
          </draw:line>
          <draw:line draw:style-name="gr860" draw:text-style-name="P1" draw:layer="layout" svg:x1="38.049cm" svg:y1="60.254cm" svg:x2="38.049cm" svg:y2="59.204cm">
            <text:p/>
          </draw:line>
          <draw:line draw:style-name="gr861" draw:text-style-name="P1" draw:layer="layout" svg:x1="38.35cm" svg:y1="59.204cm" svg:x2="38.049cm" svg:y2="59.204cm">
            <text:p/>
          </draw:line>
          <draw:line draw:style-name="gr862" draw:text-style-name="P1" draw:layer="layout" svg:x1="38.35cm" svg:y1="59.204cm" svg:x2="38.35cm" svg:y2="58.154cm">
            <text:p/>
          </draw:line>
          <draw:line draw:style-name="gr863" draw:text-style-name="P1" draw:layer="layout" svg:x1="38.35cm" svg:y1="58.154cm" svg:x2="38.049cm" svg:y2="58.154cm">
            <text:p/>
          </draw:line>
          <draw:line draw:style-name="gr864" draw:text-style-name="P1" draw:layer="layout" svg:x1="38.049cm" svg:y1="58.154cm" svg:x2="38.049cm" svg:y2="57.104cm">
            <text:p/>
          </draw:line>
          <draw:line draw:style-name="gr865" draw:text-style-name="P1" draw:layer="layout" svg:x1="38.35cm" svg:y1="57.104cm" svg:x2="38.049cm" svg:y2="57.104cm">
            <text:p/>
          </draw:line>
          <draw:line draw:style-name="gr866" draw:text-style-name="P1" draw:layer="layout" svg:x1="38.35cm" svg:y1="57.104cm" svg:x2="38.35cm" svg:y2="56.054cm">
            <text:p/>
          </draw:line>
          <draw:line draw:style-name="gr867" draw:text-style-name="P1" draw:layer="layout" svg:x1="38.35cm" svg:y1="56.054cm" svg:x2="38.049cm" svg:y2="56.054cm">
            <text:p/>
          </draw:line>
          <draw:line draw:style-name="gr868" draw:text-style-name="P1" draw:layer="layout" svg:x1="38.049cm" svg:y1="56.054cm" svg:x2="38.049cm" svg:y2="55.004cm">
            <text:p/>
          </draw:line>
          <draw:custom-shape draw:style-name="gr869" draw:text-style-name="P2" draw:layer="layout" svg:width="0.3cm" svg:height="3cm" svg:x="28.8cm" svg:y="57.354cm">
            <text:p/>
            <draw:enhanced-geometry svg:viewBox="0 0 21600 21600" draw:type="rectangle" draw:enhanced-path="M 0 0 L 21600 0 21600 21600 0 21600 0 0 Z N"/>
          </draw:custom-shape>
          <draw:custom-shape draw:style-name="gr870" draw:text-style-name="P2" draw:layer="layout" svg:width="2.4cm" svg:height="0.3cm" svg:x="1.5cm" svg:y="55.018cm">
            <text:p/>
            <draw:enhanced-geometry svg:viewBox="0 0 21600 21600" draw:type="rectangle" draw:enhanced-path="M 0 0 L 21600 0 21600 21600 0 21600 0 0 Z N"/>
          </draw:custom-shape>
          <draw:custom-shape draw:style-name="gr871" draw:text-style-name="P2" draw:layer="layout" svg:width="0.3cm" svg:height="3cm" svg:x="18.5cm" svg:y="57.354cm">
            <text:p/>
            <draw:enhanced-geometry svg:viewBox="0 0 21600 21600" draw:type="rectangle" draw:enhanced-path="M 0 0 L 21600 0 21600 21600 0 21600 0 0 Z N"/>
          </draw:custom-shape>
          <draw:custom-shape draw:style-name="gr872" draw:text-style-name="P2" draw:layer="layout" svg:width="0.3cm" svg:height="3cm" svg:x="23.6cm" svg:y="57.354cm">
            <text:p/>
            <draw:enhanced-geometry svg:viewBox="0 0 21600 21600" draw:type="rectangle" draw:enhanced-path="M 0 0 L 21600 0 21600 21600 0 21600 0 0 Z N"/>
          </draw:custom-shape>
          <draw:custom-shape draw:style-name="gr873" draw:text-style-name="P2" draw:layer="layout" svg:width="0.3cm" svg:height="0.9cm" svg:x="15.9cm" svg:y="54.954cm">
            <text:p/>
            <draw:enhanced-geometry svg:viewBox="0 0 21600 21600" draw:type="rectangle" draw:enhanced-path="M 0 0 L 21600 0 21600 21600 0 21600 0 0 Z N"/>
          </draw:custom-shape>
          <draw:custom-shape draw:style-name="gr874" draw:text-style-name="P2" draw:layer="layout" svg:width="0.3cm" svg:height="0.9cm" svg:x="20.9cm" svg:y="54.954cm">
            <text:p/>
            <draw:enhanced-geometry svg:viewBox="0 0 21600 21600" draw:type="rectangle" draw:enhanced-path="M 0 0 L 21600 0 21600 21600 0 21600 0 0 Z N"/>
          </draw:custom-shape>
          <draw:custom-shape draw:style-name="gr875" draw:text-style-name="P2" draw:layer="layout" svg:width="0.3cm" svg:height="0.9cm" svg:x="26cm" svg:y="54.954cm">
            <text:p/>
            <draw:enhanced-geometry svg:viewBox="0 0 21600 21600" draw:type="rectangle" draw:enhanced-path="M 0 0 L 21600 0 21600 21600 0 21600 0 0 Z N"/>
          </draw:custom-shape>
          <draw:custom-shape draw:style-name="gr876" draw:text-style-name="P2" draw:layer="layout" svg:width="2.4cm" svg:height="0.3cm" svg:x="35.5cm" svg:y="55cm">
            <text:p/>
            <draw:enhanced-geometry svg:viewBox="0 0 21600 21600" draw:type="rectangle" draw:enhanced-path="M 0 0 L 21600 0 21600 21600 0 21600 0 0 Z N"/>
          </draw:custom-shape>
          <draw:custom-shape draw:style-name="gr877" draw:text-style-name="P2" draw:layer="layout" svg:width="0.3cm" svg:height="3cm" svg:x="13.3cm" svg:y="57.354cm">
            <text:p/>
            <draw:enhanced-geometry svg:viewBox="0 0 21600 21600" draw:type="rectangle" draw:enhanced-path="M 0 0 L 21600 0 21600 21600 0 21600 0 0 Z N"/>
          </draw:custom-shape>
          <draw:custom-shape draw:style-name="gr878" draw:text-style-name="P2" draw:layer="layout" svg:width="2.4cm" svg:height="0.3cm" svg:x="4.6cm" svg:y="58.7cm">
            <text:p/>
            <draw:enhanced-geometry svg:viewBox="0 0 21600 21600" draw:type="rectangle" draw:enhanced-path="M 0 0 L 21600 0 21600 21600 0 21600 0 0 Z N"/>
          </draw:custom-shape>
          <draw:custom-shape draw:style-name="gr879" draw:text-style-name="P2" draw:layer="layout" svg:width="2.4cm" svg:height="0.3cm" svg:x="9.6cm" svg:y="58.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80" draw:text-style-name="P2" draw:layer="layout" svg:width="11.35cm" svg:height="7.25cm" svg:x="24.6cm" svg:y="4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1" draw:text-style-name="P2" draw:layer="layout" svg:width="0.3cm" svg:height="2cm" svg:x="35.65cm" svg:y="52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2" draw:text-style-name="P2" draw:layer="layout" svg:width="0.3cm" svg:height="2.3cm" svg:x="35.65cm" svg:y="4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3" draw:text-style-name="P2" draw:layer="layout" svg:width="0.3cm" svg:height="2cm" svg:x="24.6cm" svg:y="52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4" draw:text-style-name="P2" draw:layer="layout" svg:width="0.3cm" svg:height="2.3cm" svg:x="24.6cm" svg:y="4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85" draw:text-style-name="P2" draw:layer="layout" svg:width="1cm" svg:height="1cm" svg:x="25.6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6" draw:text-style-name="P2" draw:layer="layout" svg:width="1cm" svg:height="1cm" svg:x="26.6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87" draw:text-style-name="P2" draw:layer="layout" svg:x1="25.6cm" svg:y1="47.6cm" svg:x2="25.6cm" svg:y2="47.1cm">
              <text:p/>
            </draw:line>
            <draw:line draw:style-name="gr888" draw:text-style-name="P2" draw:layer="layout" svg:x1="27.6cm" svg:y1="47.6cm" svg:x2="27.6cm" svg:y2="47.1cm">
              <text:p/>
            </draw:line>
            <draw:line draw:style-name="gr889" draw:text-style-name="P2" draw:layer="layout" svg:x1="27.1cm" svg:y1="48.1cm" svg:x2="26.1cm" svg:y2="48.1cm">
              <text:p/>
            </draw:line>
          </draw:g>
          <draw:g>
            <draw:custom-shape draw:style-name="gr890" draw:text-style-name="P2" draw:layer="layout" svg:width="1cm" svg:height="1cm" svg:x="29.3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1" draw:text-style-name="P2" draw:layer="layout" svg:width="1cm" svg:height="1cm" svg:x="30.3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92" draw:text-style-name="P2" draw:layer="layout" svg:x1="29.3cm" svg:y1="47.6cm" svg:x2="29.3cm" svg:y2="47.1cm">
              <text:p/>
            </draw:line>
            <draw:line draw:style-name="gr893" draw:text-style-name="P2" draw:layer="layout" svg:x1="31.3cm" svg:y1="47.6cm" svg:x2="31.3cm" svg:y2="47.1cm">
              <text:p/>
            </draw:line>
            <draw:line draw:style-name="gr894" draw:text-style-name="P2" draw:layer="layout" svg:x1="30.8cm" svg:y1="48.1cm" svg:x2="29.8cm" svg:y2="48.1cm">
              <text:p/>
            </draw:line>
          </draw:g>
          <draw:g>
            <draw:custom-shape draw:style-name="gr895" draw:text-style-name="P2" draw:layer="layout" svg:width="1cm" svg:height="1cm" svg:x="32.9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6" draw:text-style-name="P2" draw:layer="layout" svg:width="1cm" svg:height="1cm" svg:x="33.9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97" draw:text-style-name="P2" draw:layer="layout" svg:x1="32.9cm" svg:y1="47.6cm" svg:x2="32.9cm" svg:y2="47.1cm">
              <text:p/>
            </draw:line>
            <draw:line draw:style-name="gr898" draw:text-style-name="P2" draw:layer="layout" svg:x1="34.9cm" svg:y1="47.6cm" svg:x2="34.9cm" svg:y2="47.1cm">
              <text:p/>
            </draw:line>
            <draw:line draw:style-name="gr899" draw:text-style-name="P2" draw:layer="layout" svg:x1="34.4cm" svg:y1="48.1cm" svg:x2="33.4cm" svg:y2="48.1cm">
              <text:p/>
            </draw:line>
          </draw:g>
        </draw:g>
        <draw:g>
          <draw:g>
            <draw:custom-shape draw:style-name="gr900" draw:text-style-name="P2" draw:layer="layout" svg:width="11.35cm" svg:height="7.25cm" svg:x="36.6cm" svg:y="47.1cm">
              <text:p/>
              <draw:enhanced-geometry svg:viewBox="0 0 21600 21600" draw:type="rectangle" draw:enhanced-path="M 0 0 L 21600 0 21600 21600 0 21600 0 0 Z N"/>
            </draw:custom-shape>
            <draw:custom-shape draw:style-name="gr901" draw:text-style-name="P2" draw:layer="layout" svg:width="0.3cm" svg:height="2cm" svg:x="47.65cm" svg:y="52.4cm">
              <text:p/>
              <draw:enhanced-geometry svg:viewBox="0 0 21600 21600" draw:type="rectangle" draw:enhanced-path="M 0 0 L 21600 0 21600 21600 0 21600 0 0 Z N"/>
            </draw:custom-shape>
            <draw:custom-shape draw:style-name="gr902" draw:text-style-name="P2" draw:layer="layout" svg:width="0.3cm" svg:height="2.3cm" svg:x="47.65cm" svg:y="47.1cm">
              <text:p/>
              <draw:enhanced-geometry svg:viewBox="0 0 21600 21600" draw:type="rectangle" draw:enhanced-path="M 0 0 L 21600 0 21600 21600 0 21600 0 0 Z N"/>
            </draw:custom-shape>
            <draw:custom-shape draw:style-name="gr903" draw:text-style-name="P2" draw:layer="layout" svg:width="0.3cm" svg:height="2cm" svg:x="36.6cm" svg:y="52.4cm">
              <text:p/>
              <draw:enhanced-geometry svg:viewBox="0 0 21600 21600" draw:type="rectangle" draw:enhanced-path="M 0 0 L 21600 0 21600 21600 0 21600 0 0 Z N"/>
            </draw:custom-shape>
            <draw:custom-shape draw:style-name="gr904" draw:text-style-name="P2" draw:layer="layout" svg:width="0.3cm" svg:height="2.3cm" svg:x="36.6cm" svg:y="47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05" draw:text-style-name="P2" draw:layer="layout" svg:width="1cm" svg:height="1cm" svg:x="37.6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6" draw:text-style-name="P2" draw:layer="layout" svg:width="1cm" svg:height="1cm" svg:x="38.6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07" draw:text-style-name="P2" draw:layer="layout" svg:x1="37.6cm" svg:y1="47.6cm" svg:x2="37.6cm" svg:y2="47.1cm">
              <text:p/>
            </draw:line>
            <draw:line draw:style-name="gr908" draw:text-style-name="P2" draw:layer="layout" svg:x1="39.6cm" svg:y1="47.6cm" svg:x2="39.6cm" svg:y2="47.1cm">
              <text:p/>
            </draw:line>
            <draw:line draw:style-name="gr909" draw:text-style-name="P2" draw:layer="layout" svg:x1="39.1cm" svg:y1="48.1cm" svg:x2="38.1cm" svg:y2="48.1cm">
              <text:p/>
            </draw:line>
          </draw:g>
          <draw:g>
            <draw:custom-shape draw:style-name="gr910" draw:text-style-name="P2" draw:layer="layout" svg:width="1cm" svg:height="1cm" svg:x="41.3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1" draw:text-style-name="P2" draw:layer="layout" svg:width="1cm" svg:height="1cm" svg:x="42.3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12" draw:text-style-name="P2" draw:layer="layout" svg:x1="41.3cm" svg:y1="47.6cm" svg:x2="41.3cm" svg:y2="47.1cm">
              <text:p/>
            </draw:line>
            <draw:line draw:style-name="gr913" draw:text-style-name="P2" draw:layer="layout" svg:x1="43.3cm" svg:y1="47.6cm" svg:x2="43.3cm" svg:y2="47.1cm">
              <text:p/>
            </draw:line>
            <draw:line draw:style-name="gr914" draw:text-style-name="P2" draw:layer="layout" svg:x1="42.8cm" svg:y1="48.1cm" svg:x2="41.8cm" svg:y2="48.1cm">
              <text:p/>
            </draw:line>
          </draw:g>
          <draw:g>
            <draw:custom-shape draw:style-name="gr915" draw:text-style-name="P2" draw:layer="layout" svg:width="1cm" svg:height="1cm" svg:x="44.9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6" draw:text-style-name="P2" draw:layer="layout" svg:width="1cm" svg:height="1cm" svg:x="45.9cm" svg:y="4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17" draw:text-style-name="P2" draw:layer="layout" svg:x1="44.9cm" svg:y1="47.6cm" svg:x2="44.9cm" svg:y2="47.1cm">
              <text:p/>
            </draw:line>
            <draw:line draw:style-name="gr918" draw:text-style-name="P2" draw:layer="layout" svg:x1="46.9cm" svg:y1="47.6cm" svg:x2="46.9cm" svg:y2="47.1cm">
              <text:p/>
            </draw:line>
            <draw:line draw:style-name="gr919" draw:text-style-name="P2" draw:layer="layout" svg:x1="46.4cm" svg:y1="48.1cm" svg:x2="45.4cm" svg:y2="48.1cm">
              <text:p/>
            </draw:line>
          </draw:g>
        </draw:g>
        <draw:line draw:style-name="gr920" draw:text-style-name="P1" draw:layer="layout" svg:x1="38.35cm" svg:y1="70.346cm" svg:x2="1.35cm" svg:y2="70.346cm">
          <text:p/>
        </draw:line>
        <draw:line draw:style-name="gr921" draw:text-style-name="P1" draw:layer="layout" svg:x1="38.35cm" svg:y1="62.996cm" svg:x2="1.3cm" svg:y2="63cm">
          <text:p/>
        </draw:line>
        <draw:line draw:style-name="gr922" draw:text-style-name="P1" draw:layer="layout" svg:x1="38.35cm" svg:y1="70.346cm" svg:x2="38.35cm" svg:y2="69.296cm">
          <text:p/>
        </draw:line>
        <draw:line draw:style-name="gr923" draw:text-style-name="P1" draw:layer="layout" svg:x1="38.051cm" svg:y1="69.296cm" svg:x2="38.35cm" svg:y2="69.296cm">
          <text:p/>
        </draw:line>
        <draw:line draw:style-name="gr924" draw:text-style-name="P1" draw:layer="layout" svg:x1="38.051cm" svg:y1="69.296cm" svg:x2="38.051cm" svg:y2="68.246cm">
          <text:p/>
        </draw:line>
        <draw:line draw:style-name="gr925" draw:text-style-name="P1" draw:layer="layout" svg:x1="38.051cm" svg:y1="68.246cm" svg:x2="38.35cm" svg:y2="68.246cm">
          <text:p/>
        </draw:line>
        <draw:line draw:style-name="gr926" draw:text-style-name="P1" draw:layer="layout" svg:x1="38.35cm" svg:y1="68.246cm" svg:x2="38.35cm" svg:y2="67.196cm">
          <text:p/>
        </draw:line>
        <draw:line draw:style-name="gr927" draw:text-style-name="P1" draw:layer="layout" svg:x1="38.051cm" svg:y1="67.196cm" svg:x2="38.35cm" svg:y2="67.196cm">
          <text:p/>
        </draw:line>
        <draw:line draw:style-name="gr928" draw:text-style-name="P1" draw:layer="layout" svg:x1="38.051cm" svg:y1="67.196cm" svg:x2="38.051cm" svg:y2="66.146cm">
          <text:p/>
        </draw:line>
        <draw:line draw:style-name="gr929" draw:text-style-name="P1" draw:layer="layout" svg:x1="38.051cm" svg:y1="66.146cm" svg:x2="38.35cm" svg:y2="66.146cm">
          <text:p/>
        </draw:line>
        <draw:line draw:style-name="gr930" draw:text-style-name="P1" draw:layer="layout" svg:x1="38.35cm" svg:y1="66.146cm" svg:x2="38.35cm" svg:y2="65.096cm">
          <text:p/>
        </draw:line>
        <draw:line draw:style-name="gr931" draw:text-style-name="P1" draw:layer="layout" svg:x1="38.051cm" svg:y1="65.096cm" svg:x2="38.35cm" svg:y2="65.096cm">
          <text:p/>
        </draw:line>
        <draw:line draw:style-name="gr932" draw:text-style-name="P1" draw:layer="layout" svg:x1="38.051cm" svg:y1="65.096cm" svg:x2="38.051cm" svg:y2="64.046cm">
          <text:p/>
        </draw:line>
        <draw:line draw:style-name="gr933" draw:text-style-name="P1" draw:layer="layout" svg:x1="38.051cm" svg:y1="64.046cm" svg:x2="38.35cm" svg:y2="64.046cm">
          <text:p/>
        </draw:line>
        <draw:line draw:style-name="gr934" draw:text-style-name="P1" draw:layer="layout" svg:x1="38.35cm" svg:y1="64.046cm" svg:x2="38.35cm" svg:y2="62.996cm">
          <text:p/>
        </draw:line>
        <draw:line draw:style-name="gr935" draw:text-style-name="P1" draw:layer="layout" svg:x1="1.301cm" svg:y1="70.346cm" svg:x2="1.301cm" svg:y2="69.296cm">
          <text:p/>
        </draw:line>
        <draw:line draw:style-name="gr936" draw:text-style-name="P1" draw:layer="layout" svg:x1="1cm" svg:y1="69.296cm" svg:x2="1.301cm" svg:y2="69.296cm">
          <text:p/>
        </draw:line>
        <draw:line draw:style-name="gr937" draw:text-style-name="P1" draw:layer="layout" svg:x1="1cm" svg:y1="69.296cm" svg:x2="1cm" svg:y2="68.246cm">
          <text:p/>
        </draw:line>
        <draw:line draw:style-name="gr938" draw:text-style-name="P1" draw:layer="layout" svg:x1="1cm" svg:y1="68.246cm" svg:x2="1.301cm" svg:y2="68.246cm">
          <text:p/>
        </draw:line>
        <draw:line draw:style-name="gr939" draw:text-style-name="P1" draw:layer="layout" svg:x1="1.301cm" svg:y1="68.246cm" svg:x2="1.301cm" svg:y2="67.196cm">
          <text:p/>
        </draw:line>
        <draw:line draw:style-name="gr940" draw:text-style-name="P1" draw:layer="layout" svg:x1="1cm" svg:y1="67.196cm" svg:x2="1.301cm" svg:y2="67.196cm">
          <text:p/>
        </draw:line>
        <draw:line draw:style-name="gr941" draw:text-style-name="P1" draw:layer="layout" svg:x1="1cm" svg:y1="67.196cm" svg:x2="1cm" svg:y2="66.146cm">
          <text:p/>
        </draw:line>
        <draw:line draw:style-name="gr942" draw:text-style-name="P1" draw:layer="layout" svg:x1="1cm" svg:y1="66.146cm" svg:x2="1.301cm" svg:y2="66.146cm">
          <text:p/>
        </draw:line>
        <draw:line draw:style-name="gr943" draw:text-style-name="P1" draw:layer="layout" svg:x1="1.301cm" svg:y1="66.146cm" svg:x2="1.301cm" svg:y2="65.096cm">
          <text:p/>
        </draw:line>
        <draw:line draw:style-name="gr944" draw:text-style-name="P1" draw:layer="layout" svg:x1="1cm" svg:y1="65.096cm" svg:x2="1.301cm" svg:y2="65.096cm">
          <text:p/>
        </draw:line>
        <draw:line draw:style-name="gr945" draw:text-style-name="P1" draw:layer="layout" svg:x1="1cm" svg:y1="65.096cm" svg:x2="1cm" svg:y2="64.046cm">
          <text:p/>
        </draw:line>
        <draw:line draw:style-name="gr946" draw:text-style-name="P1" draw:layer="layout" svg:x1="1cm" svg:y1="64.046cm" svg:x2="1.301cm" svg:y2="64.046cm">
          <text:p/>
        </draw:line>
        <draw:line draw:style-name="gr947" draw:text-style-name="P1" draw:layer="layout" svg:x1="1.301cm" svg:y1="64.046cm" svg:x2="1.301cm" svg:y2="62.996cm">
          <text:p/>
        </draw:line>
        <draw:custom-shape draw:style-name="gr948" draw:text-style-name="P2" draw:layer="layout" svg:width="0.3cm" svg:height="3cm" svg:x="28.8cm" svg:y="65.4cm">
          <text:p/>
          <draw:enhanced-geometry svg:viewBox="0 0 21600 21600" draw:type="rectangle" draw:enhanced-path="M 0 0 L 21600 0 21600 21600 0 21600 0 0 Z N"/>
        </draw:custom-shape>
        <draw:custom-shape draw:style-name="gr949" draw:text-style-name="P2" draw:layer="layout" svg:width="2.4cm" svg:height="0.3cm" svg:x="1.5cm" svg:y="63.018cm">
          <text:p/>
          <draw:enhanced-geometry svg:viewBox="0 0 21600 21600" draw:type="rectangle" draw:enhanced-path="M 0 0 L 21600 0 21600 21600 0 21600 0 0 Z N"/>
        </draw:custom-shape>
        <draw:custom-shape draw:style-name="gr950" draw:text-style-name="P2" draw:layer="layout" svg:width="0.3cm" svg:height="3cm" svg:x="18.5cm" svg:y="65.4cm">
          <text:p/>
          <draw:enhanced-geometry svg:viewBox="0 0 21600 21600" draw:type="rectangle" draw:enhanced-path="M 0 0 L 21600 0 21600 21600 0 21600 0 0 Z N"/>
        </draw:custom-shape>
        <draw:custom-shape draw:style-name="gr951" draw:text-style-name="P2" draw:layer="layout" svg:width="0.3cm" svg:height="3cm" svg:x="23.6cm" svg:y="65.4cm">
          <text:p/>
          <draw:enhanced-geometry svg:viewBox="0 0 21600 21600" draw:type="rectangle" draw:enhanced-path="M 0 0 L 21600 0 21600 21600 0 21600 0 0 Z N"/>
        </draw:custom-shape>
        <draw:custom-shape draw:style-name="gr952" draw:text-style-name="P2" draw:layer="layout" svg:width="0.3cm" svg:height="0.9cm" svg:x="15.9cm" svg:y="63cm">
          <text:p/>
          <draw:enhanced-geometry svg:viewBox="0 0 21600 21600" draw:type="rectangle" draw:enhanced-path="M 0 0 L 21600 0 21600 21600 0 21600 0 0 Z N"/>
        </draw:custom-shape>
        <draw:custom-shape draw:style-name="gr953" draw:text-style-name="P2" draw:layer="layout" svg:width="0.3cm" svg:height="0.9cm" svg:x="20.9cm" svg:y="63cm">
          <text:p/>
          <draw:enhanced-geometry svg:viewBox="0 0 21600 21600" draw:type="rectangle" draw:enhanced-path="M 0 0 L 21600 0 21600 21600 0 21600 0 0 Z N"/>
        </draw:custom-shape>
        <draw:custom-shape draw:style-name="gr954" draw:text-style-name="P2" draw:layer="layout" svg:width="0.3cm" svg:height="0.9cm" svg:x="26cm" svg:y="63cm">
          <text:p/>
          <draw:enhanced-geometry svg:viewBox="0 0 21600 21600" draw:type="rectangle" draw:enhanced-path="M 0 0 L 21600 0 21600 21600 0 21600 0 0 Z N"/>
        </draw:custom-shape>
        <draw:custom-shape draw:style-name="gr955" draw:text-style-name="P2" draw:layer="layout" svg:width="2.4cm" svg:height="0.3cm" svg:x="35.5cm" svg:y="63cm">
          <text:p/>
          <draw:enhanced-geometry svg:viewBox="0 0 21600 21600" draw:type="rectangle" draw:enhanced-path="M 0 0 L 21600 0 21600 21600 0 21600 0 0 Z N"/>
        </draw:custom-shape>
        <draw:custom-shape draw:style-name="gr956" draw:text-style-name="P2" draw:layer="layout" svg:width="0.3cm" svg:height="3cm" svg:x="13.3cm" svg:y="65.4cm">
          <text:p/>
          <draw:enhanced-geometry svg:viewBox="0 0 21600 21600" draw:type="rectangle" draw:enhanced-path="M 0 0 L 21600 0 21600 21600 0 21600 0 0 Z N"/>
        </draw:custom-shape>
        <draw:custom-shape draw:style-name="gr957" draw:text-style-name="P2" draw:layer="layout" svg:width="2.4cm" svg:height="0.3cm" svg:x="4.6cm" svg:y="66.7cm">
          <text:p/>
          <draw:enhanced-geometry svg:viewBox="0 0 21600 21600" draw:type="rectangle" draw:enhanced-path="M 0 0 L 21600 0 21600 21600 0 21600 0 0 Z N"/>
        </draw:custom-shape>
        <draw:custom-shape draw:style-name="gr958" draw:text-style-name="P2" draw:layer="layout" svg:width="2.4cm" svg:height="0.3cm" svg:x="9.6cm" svg:y="66.7cm">
          <text:p/>
          <draw:enhanced-geometry svg:viewBox="0 0 21600 21600" draw:type="rectangle" draw:enhanced-path="M 0 0 L 21600 0 21600 21600 0 21600 0 0 Z N"/>
        </draw:custom-shape>
        <draw:frame draw:style-name="gr959" draw:text-style-name="P7" draw:layer="layout" svg:width="36.7cm" svg:height="13cm" svg:x="50.1cm" svg:y="4.5cm">
          <draw:text-box>
            <text:p><text:span text:style-name="T2">Wild Thumper 6WD Chassis</text:span></text:p>
            <text:p><text:span text:style-name="T2">http://air.imag.fr/index.php/Wild_Thumper_6WD_Chassis</text:span></text:p>
            <text:p><text:span text:style-name="T2">© Didier DONSEZ</text:span></text:p>
            <text:p><text:span text:style-name="T2">Licence : CC BY-NC-SA 3.0</text:span></text:p>
          </draw:text-box>
        </draw:frame>
        <draw:path draw:style-name="gr960" draw:layer="layout" svg:width="1.476cm" svg:height="1.328cm" svg:x="48.411cm" svg:y="34.1cm" svg:viewBox="0 0 1477 1329" svg:d="m1469 635-182-34c-4 0-9-4-10-8l-56-130c-2-4-1-10 1-14l106-154c2-4 1-10-1-13l-132-132c-3-3-9-4-13-1l-157 108c-3 2-10 3-14 1l-126-52c-4-1-8-6-9-10l-35-188c-1-4-5-8-9-8h-187c-4 0-9 4-10 8l-34 188c-1 4-5 9-10 10l-125 52c-5 2-11 1-15-1l-156-108c-4-3-10-2-13 1l-132 132c-3 3-4 9-1 13l106 154c2 4 3 10 1 14l-56 130c-1 4-6 8-11 8l-181 34c-4 1-8 6-8 10v187c0 4 4 8 8 9l177 33c4 1 9 5 10 9l55 138c3 5 2 11 0 14l-101 147c-3 4-2 9 1 13l132 132c3 2 9 3 13 0l143-98c4-3 11-3 15-1l63 34c4 3 9 0 10-3l131-317c2-4 0-9-4-12l-16-9c-3-2-7-5-10-8-57-36-95-101-95-174 0-114 92-206 206-206s207 92 207 206c0 73-38 138-96 174-3 3-7 6-9 8l-16 9c-4 3-6 8-4 12l130 317c2 3 7 6 11 3l63-34c4-2 10-2 14 1l144 98c4 3 9 2 13 0l132-132c2-4 3-9 0-13l-100-147c-2-3-3-9-1-14l55-138c2-4 6-8 11-9l177-33c4-1 8-5 8-9v-187c0-4-4-9-8-10">
          <text:p/>
        </draw:path>
        <draw:path draw:style-name="gr960" draw:layer="layout" svg:width="0.158cm" svg:height="0.202cm" svg:x="48.583cm" svg:y="35.893cm" svg:viewBox="0 0 159 203" svg:d="m120 200h39v-135c0-48-33-65-82-65-30 0-52 8-67 29l32 24c6-11 16-16 37-16 28 0 41 7 41 26v21h-55c-43 0-65 26-65 58 0 35 26 61 70 61 27 0 40-6 49-20h1zm0-69c0 31-12 34-45 34-27 0-38-11-38-25s11-24 35-24h48z">
          <text:p/>
        </draw:path>
        <draw:path draw:style-name="gr960" draw:layer="layout" svg:width="0.133cm" svg:height="0.199cm" svg:x="48.787cm" svg:y="35.893cm" svg:viewBox="0 0 134 200" svg:d="m0 200h40v-119c0-29 19-41 39-41 10 0 17 2 26 10l29-35c-13-9-26-15-42-15-21 0-39 8-51 23h-1v-20h-40z">
          <text:p/>
        </draw:path>
        <draw:path draw:style-name="gr960" draw:layer="layout" svg:width="0.157cm" svg:height="0.28cm" svg:x="48.921cm" svg:y="35.815cm" svg:viewBox="0 0 158 281" svg:d="m118 278h40v-278h-40v101c-14-14-31-23-51-23-24 0-42 11-53 26-11 14-14 26-14 75s3 62 14 76c11 15 29 26 53 26 20 0 39-10 51-23m-39-140c37 0 39 32 39 61s-2 62-39 62-39-31-39-62c0-30 2-61 39-61">
          <text:p/>
        </draw:path>
        <draw:polygon draw:style-name="gr960" draw:layer="layout" svg:width="0.28cm" svg:height="0.197cm" svg:x="49.1cm" svg:y="35.896cm" svg:viewBox="0 0 281 198" draw:points="182,198 217,198 281,0 238,0 200,139 200,139 155,0 126,0 81,139 80,139 42,0 0,0 63,198 98,198 140,59 141,59">
          <text:p/>
        </draw:polygon>
        <draw:path draw:style-name="gr960" draw:layer="layout" svg:width="0.159cm" svg:height="0.202cm" svg:x="49.384cm" svg:y="35.893cm" svg:viewBox="0 0 160 203" svg:d="m120 200h40v-135c0-48-34-65-83-65-30 0-52 8-67 29l32 24c6-11 16-16 37-16 28 0 41 7 41 26v21h-55c-43 0-65 26-65 58 0 35 26 61 70 61 27 0 40-6 49-20h1zm0-69c0 31-12 34-45 34-27 0-38-11-38-25s11-24 35-24h48z">
          <text:p/>
        </draw:path>
        <draw:path draw:style-name="gr960" draw:layer="layout" svg:width="0.133cm" svg:height="0.199cm" svg:x="49.587cm" svg:y="35.893cm" svg:viewBox="0 0 134 200" svg:d="m0 200h40v-119c0-29 19-41 39-41 10 0 17 2 26 10l29-35c-13-9-26-15-42-15-21 0-39 8-51 23h-1v-20h-40z">
          <text:p/>
        </draw:path>
        <draw:path draw:style-name="gr960" draw:layer="layout" svg:width="0.162cm" svg:height="0.202cm" svg:x="49.721cm" svg:y="35.893cm" svg:viewBox="0 0 163 203" svg:d="m163 116v-32c0-52-38-84-81-84-39 0-82 25-82 102 0 81 47 101 88 101 27 0 52-10 71-32l-29-25c-11 12-28 19-43 19-27 0-47-16-47-49zm-123-32c1-31 18-47 42-47 23 0 40 16 42 47z">
          <text:p/>
        </draw:path>
        <draw:path draw:style-name="gr960" draw:layer="layout" svg:width="0.162cm" svg:height="0.202cm" svg:x="48.2cm" svg:y="35.5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960" draw:layer="layout" svg:width="0.162cm" svg:height="0.202cm" svg:x="48.582cm" svg:y="35.5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960" draw:layer="layout" svg:width="0.157cm" svg:height="0.199cm" svg:x="48.78cm" svg:y="35.58cm" svg:viewBox="0 0 158 200" svg:d="m0 200h40v-118c0-26 16-42 39-42 22 0 39 16 39 42v118h40v-131c0-45-35-69-66-69-21 0-39 8-51 23h-1v-20h-40z">
          <text:p/>
        </draw:path>
        <draw:path draw:style-name="gr960" draw:layer="layout" svg:width="0.168cm" svg:height="0.202cm" svg:x="49.046cm" svg:y="35.58cm" svg:viewBox="0 0 169 203" svg:d="m0 167c25 24 55 36 87 36 46 0 82-23 82-61 0-32-16-57-57-60l-33-2c-20-1-26-10-26-18 0-14 8-25 34-25 21 0 37 8 53 19l24-29c-19-16-43-27-77-27-42 0-74 21-74 61 0 34 24 54 57 56l35 3c14 1 24 6 24 20 0 17-16 25-39 25-26 0-45-8-62-25z">
          <text:p/>
        </draw:path>
        <draw:path draw:style-name="gr960" draw:layer="layout" svg:width="0.162cm" svg:height="0.202cm" svg:x="49.237cm" svg:y="35.5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960" draw:layer="layout" svg:width="0.157cm" svg:height="0.199cm" svg:x="49.435cm" svg:y="35.583cm" svg:viewBox="0 0 158 200" svg:d="m0 132c0 45 35 68 66 68 21 0 39-7 52-23v0 21h40v-198h-40v118c0 27-17 42-39 42-23 0-39-15-39-42v-118h-40z">
          <text:p/>
        </draw:path>
        <draw:path draw:style-name="gr960" draw:layer="layout" svg:width="0.133cm" svg:height="0.199cm" svg:x="49.636cm" svg:y="35.58cm" svg:viewBox="0 0 134 200" svg:d="m0 200h40v-118c0-30 19-42 39-42 10 0 17 2 26 10l29-35c-13-9-26-15-42-15-21 0-39 8-51 23h-1v-20h-40z">
          <text:p/>
        </draw:path>
        <draw:path draw:style-name="gr960" draw:layer="layout" svg:width="0.16cm" svg:height="0.202cm" svg:x="49.766cm" svg:y="35.58cm" svg:viewBox="0 0 161 203" svg:d="m132 142c-10 13-24 21-41 21-32 0-51-18-51-62s19-61 51-61c17 0 31 8 41 21l29-27c-17-20-41-34-71-34-46 0-90 29-90 101s44 102 90 102c30 0 54-15 71-34z">
          <text:p/>
        </draw:path>
        <draw:path draw:style-name="gr960" draw:layer="layout" svg:width="0.162cm" svg:height="0.202cm" svg:x="49.937cm" svg:y="35.5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960" draw:layer="layout" svg:width="0.157cm" svg:height="0.512cm" svg:x="48.397cm" svg:y="35.58cm" svg:viewBox="0 0 158 513" svg:d="m79 163c38 0 39-31 39-62s-1-61-39-61c-37 0-39 33-39 61 0 29 2 62 39 62m-79 350v-510h40v20c13-14 31-23 51-23 24 0 42 11 53 26 11 14 14 27 14 75 0 49-3 62-14 76-11 15-29 26-53 26-20 0-36-9-51-23v156c13-16 31-23 52-23 31 0 66 24 66 69v131h-40v-118c0-27-17-42-39-42-23 0-39 15-39 42v118">
          <text:p/>
        </draw:path>
        <draw:g>
          <draw:g>
            <draw:path draw:style-name="gr961" draw:text-style-name="P8" draw:layer="layout" svg:width="1.615cm" svg:height="1.724cm" svg:x="46.284cm" svg:y="34.1cm" svg:viewBox="0 0 1616 1725" svg:d="m800 0c-395 0-725 281-800 654h329c68-193 251-331 466-331 273 0 495 221 495 494s-222 495-495 495c-216 0-399-139-466-332h-29-300c0 0 0 61 0 410s300 335 300 335v-263c138 107 312 171 500 171 451 0 816-366 816-817 0-450-365-816-816-816z">
              <text:p/>
            </draw:path>
            <draw:g>
              <draw:path draw:style-name="gr962" draw:text-style-name="P8" draw:layer="layout" svg:width="0.187cm" svg:height="0.165cm" svg:x="46.319cm" svg:y="35.934cm" svg:viewBox="0 0 188 166" svg:d="m100 104v-27h88v64c-8 7-21 13-37 18-16 4-32 7-49 7-21 0-39-4-55-11s-27-17-35-30-12-27-12-43 4-31 13-44 22-23 39-30c13-5 29-8 48-8 25 0 44 4 58 13 14 8 23 19 27 34l-40 6c-3-8-8-14-16-18-8-5-17-7-29-7-18 0-32 4-43 13-10 9-15 23-15 40 0 19 5 33 16 43 10 10 24 14 42 14 8 0 16-1 25-4 9-2 16-6 22-9v-21">
                <text:p/>
              </draw:path>
              <draw:path draw:style-name="gr963" draw:text-style-name="P8" draw:layer="layout" svg:width="0.18cm" svg:height="0.159cm" svg:x="46.544cm" svg:y="35.937cm" svg:viewBox="0 0 181 160" svg:d="m0 160v-160h85c22 0 38 1 47 4 10 3 18 8 24 16 6 7 8 16 8 25 0 12-4 22-13 30s-22 13-40 15c9 4 16 8 22 13s14 14 23 26l25 31h-49l-29-34c-11-13-18-21-22-24s-7-5-12-7c-4-1-11-2-20-2h-8v67m0-92h30c19 0 31-1 36-2s9-4 12-7c2-3 4-7 4-12s-2-10-6-13c-3-3-9-5-15-6-3-1-13-1-30-1h-31">
                <text:p/>
              </draw:path>
              <draw:polyline draw:style-name="gr964" draw:text-style-name="P8" draw:layer="layout" svg:width="0.152cm" svg:height="0.159cm" svg:x="46.747cm" svg:y="35.937cm" svg:viewBox="0 0 153 160" draw:points="0,160 0,0 149,0 149,27 41,27 41,63 142,63 142,90 41,90 41,133 153,133 153,160 0,160">
                <text:p/>
              </draw:polyline>
              <draw:polyline draw:style-name="gr965" draw:text-style-name="P8" draw:layer="layout" svg:width="0.159cm" svg:height="0.159cm" svg:x="46.935cm" svg:y="35.937cm" svg:viewBox="0 0 160 160" draw:points="0,160 0,0 40,0 122,107 122,0 160,0 160,160 119,160 38,56 38,160 0,160">
                <text:p/>
              </draw:polyline>
              <draw:path draw:style-name="gr966" draw:text-style-name="P8" draw:layer="layout" svg:width="0.194cm" svg:height="0.165cm" svg:x="47.129cm" svg:y="35.934cm" svg:viewBox="0 0 195 166" svg:d="m0 84c0-16 3-30 9-41 5-8 11-16 19-22 8-7 17-12 26-15 12-4 27-6 43-6 30 0 54 7 71 22 18 15 27 35 27 61s-9 46-26 61-42 22-71 22c-30 0-54-7-71-22-18-14-27-34-27-60m42-1c0 18 5 32 16 41 10 10 23 14 40 14s29-4 39-14c11-9 16-23 16-42 0-18-5-32-15-41s-24-13-40-13-31 4-41 14c-10 9-15 22-15 41">
                <text:p/>
              </draw:path>
              <draw:path draw:style-name="gr967" draw:text-style-name="P8" draw:layer="layout" svg:width="0.167cm" svg:height="0.159cm" svg:x="47.356cm" svg:y="35.937cm" svg:viewBox="0 0 168 160" svg:d="m0 0h80c16 0 28 1 36 2s15 3 21 6 11 8 15 14c5 5 7 11 7 18 0 8-3 15-8 21s-12 11-21 14c13 3 22 8 29 15 6 7 9 15 9 24 0 7-2 14-6 21s-10 13-17 17c-8 4-17 6-28 7-6 1-23 1-49 1h-68m41-133v37h26c16 0 26 0 30-1 7 0 12-2 16-5 4-4 6-8 6-13s-2-9-5-12c-4-3-9-5-15-6-4 0-16 0-35 0m-23 64v42h37c15 0 24 0 28-1 6 0 11-3 15-6s6-8 6-14c0-4-2-8-5-12s-7-6-13-7-17-2-36-2">
                <text:p/>
              </draw:path>
              <draw:polyline draw:style-name="gr968" draw:text-style-name="P8" draw:layer="layout" svg:width="0.141cm" svg:height="0.158cm" svg:x="47.56cm" svg:y="35.938cm" svg:viewBox="0 0 142 159" draw:points="0,159 0,0 41,0 41,132 142,132 142,159 0,159">
                <text:p/>
              </draw:polyline>
              <draw:polyline draw:style-name="gr969" draw:text-style-name="P8" draw:layer="layout" svg:width="0.152cm" svg:height="0.159cm" svg:x="47.731cm" svg:y="35.937cm" svg:viewBox="0 0 153 160" draw:points="0,160 0,0 149,0 149,27 41,27 41,63 142,63 142,90 41,90 41,133 153,133 153,160 0,160">
                <text:p/>
              </draw:polyline>
            </draw:g>
          </draw:g>
          <draw:line draw:style-name="gr970" draw:text-style-name="P9" draw:layer="layout" svg:x1="46.585cm" svg:y1="35.964cm" svg:x2="46.585cm" svg:y2="36.005cm">
            <text:p/>
          </draw:line>
          <draw:line draw:style-name="gr970" draw:text-style-name="P9" draw:layer="layout" svg:x1="46.544cm" svg:y1="36.097cm" svg:x2="46.585cm" svg:y2="36.097cm">
            <text:p/>
          </draw:line>
          <draw:line draw:style-name="gr970" draw:text-style-name="P9" draw:layer="layout" svg:x1="46.419cm" svg:y1="36.039cm" svg:x2="46.466cm" svg:y2="36.039cm">
            <text:p/>
          </draw:line>
          <draw:line draw:style-name="gr970" draw:text-style-name="P9" draw:layer="layout" svg:x1="47.357cm" svg:y1="35.935cm" svg:x2="47.357cm" svg:y2="36.098cm">
            <text:p/>
          </draw:line>
          <draw:line draw:style-name="gr970" draw:text-style-name="P9" draw:layer="layout" svg:x1="47.397cm" svg:y1="35.963cm" svg:x2="47.42cm" svg:y2="35.963cm">
            <text:p/>
          </draw:line>
          <draw:line draw:style-name="gr970" draw:text-style-name="P9" draw:layer="layout" svg:x1="47.397cm" svg:y1="35.963cm" svg:x2="47.42cm" svg:y2="35.963cm">
            <text:p/>
          </draw:line>
          <draw:line draw:style-name="gr970" draw:text-style-name="P9" draw:layer="layout" svg:x1="47.397cm" svg:y1="36.028cm" svg:x2="47.432cm" svg:y2="36.028cm">
            <text:p/>
          </draw:line>
        </draw:g>
        <draw:custom-shape draw:style-name="gr971" draw:text-style-name="P6" draw:layer="layout" svg:width="1.6cm" svg:height="1.6cm" svg:x="4.6cm" svg:y="50.1cm">
          <text:p text:style-name="P5"><text:span text:style-name="T1">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2" draw:text-style-name="P6" draw:layer="layout" svg:width="1.6cm" svg:height="1.6cm" svg:x="7.2cm" svg:y="50.1cm">
          <text:p text:style-name="P5"><text:span text:style-name="T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73" draw:text-style-name="P3" draw:layer="layout" svg:x1="1cm" svg:y1="46cm" svg:x2="2.09cm" svg:y2="46cm">
            <text:p/>
          </draw:line>
          <draw:line draw:style-name="gr974" draw:text-style-name="P3" draw:layer="layout" svg:x1="2.09cm" svg:y1="45.7cm" svg:x2="2.09cm" svg:y2="46cm">
            <text:p/>
          </draw:line>
          <draw:line draw:style-name="gr975" draw:text-style-name="P3" draw:layer="layout" svg:x1="2.09cm" svg:y1="45.7cm" svg:x2="3.181cm" svg:y2="45.7cm">
            <text:p/>
          </draw:line>
          <draw:line draw:style-name="gr976" draw:text-style-name="P3" draw:layer="layout" svg:x1="3.181cm" svg:y1="45.7cm" svg:x2="3.181cm" svg:y2="46cm">
            <text:p/>
          </draw:line>
          <draw:line draw:style-name="gr977" draw:text-style-name="P3" draw:layer="layout" svg:x1="3.181cm" svg:y1="46cm" svg:x2="4.272cm" svg:y2="46cm">
            <text:p/>
          </draw:line>
          <draw:line draw:style-name="gr978" draw:text-style-name="P3" draw:layer="layout" svg:x1="4.272cm" svg:y1="45.7cm" svg:x2="4.272cm" svg:y2="46cm">
            <text:p/>
          </draw:line>
          <draw:line draw:style-name="gr979" draw:text-style-name="P3" draw:layer="layout" svg:x1="4.272cm" svg:y1="45.7cm" svg:x2="5.363cm" svg:y2="45.7cm">
            <text:p/>
          </draw:line>
          <draw:line draw:style-name="gr980" draw:text-style-name="P3" draw:layer="layout" svg:x1="5.363cm" svg:y1="45.7cm" svg:x2="5.363cm" svg:y2="46cm">
            <text:p/>
          </draw:line>
          <draw:line draw:style-name="gr981" draw:text-style-name="P3" draw:layer="layout" svg:x1="5.363cm" svg:y1="46cm" svg:x2="6.454cm" svg:y2="46cm">
            <text:p/>
          </draw:line>
          <draw:line draw:style-name="gr982" draw:text-style-name="P3" draw:layer="layout" svg:x1="6.454cm" svg:y1="45.7cm" svg:x2="6.454cm" svg:y2="46cm">
            <text:p/>
          </draw:line>
          <draw:line draw:style-name="gr983" draw:text-style-name="P3" draw:layer="layout" svg:x1="6.454cm" svg:y1="45.7cm" svg:x2="7.545cm" svg:y2="45.7cm">
            <text:p/>
          </draw:line>
          <draw:line draw:style-name="gr984" draw:text-style-name="P3" draw:layer="layout" svg:x1="7.545cm" svg:y1="45.7cm" svg:x2="7.545cm" svg:y2="46cm">
            <text:p/>
          </draw:line>
          <draw:line draw:style-name="gr985" draw:text-style-name="P3" draw:layer="layout" svg:x1="7.545cm" svg:y1="46cm" svg:x2="8.636cm" svg:y2="46cm">
            <text:p/>
          </draw:line>
          <draw:line draw:style-name="gr986" draw:text-style-name="P3" draw:layer="layout" svg:x1="8.636cm" svg:y1="45.7cm" svg:x2="8.636cm" svg:y2="46cm">
            <text:p/>
          </draw:line>
          <draw:line draw:style-name="gr987" draw:text-style-name="P3" draw:layer="layout" svg:x1="8.636cm" svg:y1="45.7cm" svg:x2="9.727cm" svg:y2="45.7cm">
            <text:p/>
          </draw:line>
          <draw:line draw:style-name="gr988" draw:text-style-name="P3" draw:layer="layout" svg:x1="9.727cm" svg:y1="45.7cm" svg:x2="9.727cm" svg:y2="46cm">
            <text:p/>
          </draw:line>
          <draw:line draw:style-name="gr989" draw:text-style-name="P3" draw:layer="layout" svg:x1="9.727cm" svg:y1="46cm" svg:x2="10.818cm" svg:y2="46cm">
            <text:p/>
          </draw:line>
          <draw:line draw:style-name="gr990" draw:text-style-name="P3" draw:layer="layout" svg:x1="10.818cm" svg:y1="45.7cm" svg:x2="10.818cm" svg:y2="46cm">
            <text:p/>
          </draw:line>
          <draw:line draw:style-name="gr991" draw:text-style-name="P3" draw:layer="layout" svg:x1="10.818cm" svg:y1="45.7cm" svg:x2="11.909cm" svg:y2="45.7cm">
            <text:p/>
          </draw:line>
          <draw:line draw:style-name="gr992" draw:text-style-name="P3" draw:layer="layout" svg:x1="11.909cm" svg:y1="45.7cm" svg:x2="11.909cm" svg:y2="46cm">
            <text:p/>
          </draw:line>
          <draw:line draw:style-name="gr993" draw:text-style-name="P3" draw:layer="layout" svg:x1="11.909cm" svg:y1="46cm" svg:x2="12.699cm" svg:y2="46cm">
            <text:p/>
          </draw:line>
          <draw:line draw:style-name="gr994" draw:text-style-name="P3" draw:layer="layout" svg:x1="1cm" svg:y1="38cm" svg:x2="2.09cm" svg:y2="38cm">
            <text:p/>
          </draw:line>
          <draw:line draw:style-name="gr995" draw:text-style-name="P3" draw:layer="layout" svg:x1="2.09cm" svg:y1="38cm" svg:x2="2.09cm" svg:y2="38.3cm">
            <text:p/>
          </draw:line>
          <draw:line draw:style-name="gr996" draw:text-style-name="P3" draw:layer="layout" svg:x1="2.09cm" svg:y1="38.3cm" svg:x2="3.181cm" svg:y2="38.3cm">
            <text:p/>
          </draw:line>
          <draw:line draw:style-name="gr997" draw:text-style-name="P3" draw:layer="layout" svg:x1="3.181cm" svg:y1="38cm" svg:x2="3.181cm" svg:y2="38.3cm">
            <text:p/>
          </draw:line>
          <draw:line draw:style-name="gr998" draw:text-style-name="P3" draw:layer="layout" svg:x1="3.181cm" svg:y1="38cm" svg:x2="4.272cm" svg:y2="38cm">
            <text:p/>
          </draw:line>
          <draw:line draw:style-name="gr999" draw:text-style-name="P3" draw:layer="layout" svg:x1="4.272cm" svg:y1="38cm" svg:x2="4.272cm" svg:y2="38.3cm">
            <text:p/>
          </draw:line>
          <draw:line draw:style-name="gr1000" draw:text-style-name="P3" draw:layer="layout" svg:x1="4.272cm" svg:y1="38.3cm" svg:x2="5.363cm" svg:y2="38.3cm">
            <text:p/>
          </draw:line>
          <draw:line draw:style-name="gr1001" draw:text-style-name="P3" draw:layer="layout" svg:x1="5.363cm" svg:y1="38cm" svg:x2="5.363cm" svg:y2="38.3cm">
            <text:p/>
          </draw:line>
          <draw:line draw:style-name="gr1002" draw:text-style-name="P3" draw:layer="layout" svg:x1="5.363cm" svg:y1="38cm" svg:x2="6.454cm" svg:y2="38cm">
            <text:p/>
          </draw:line>
          <draw:line draw:style-name="gr1003" draw:text-style-name="P3" draw:layer="layout" svg:x1="6.454cm" svg:y1="38cm" svg:x2="6.454cm" svg:y2="38.3cm">
            <text:p/>
          </draw:line>
          <draw:line draw:style-name="gr1004" draw:text-style-name="P3" draw:layer="layout" svg:x1="6.454cm" svg:y1="38.3cm" svg:x2="7.545cm" svg:y2="38.3cm">
            <text:p/>
          </draw:line>
          <draw:line draw:style-name="gr1005" draw:text-style-name="P3" draw:layer="layout" svg:x1="7.545cm" svg:y1="38cm" svg:x2="7.545cm" svg:y2="38.3cm">
            <text:p/>
          </draw:line>
          <draw:line draw:style-name="gr1006" draw:text-style-name="P3" draw:layer="layout" svg:x1="7.545cm" svg:y1="38cm" svg:x2="8.636cm" svg:y2="38cm">
            <text:p/>
          </draw:line>
          <draw:line draw:style-name="gr1007" draw:text-style-name="P3" draw:layer="layout" svg:x1="8.636cm" svg:y1="38cm" svg:x2="8.636cm" svg:y2="38.3cm">
            <text:p/>
          </draw:line>
          <draw:line draw:style-name="gr1008" draw:text-style-name="P3" draw:layer="layout" svg:x1="8.636cm" svg:y1="38.3cm" svg:x2="9.727cm" svg:y2="38.3cm">
            <text:p/>
          </draw:line>
          <draw:line draw:style-name="gr1009" draw:text-style-name="P3" draw:layer="layout" svg:x1="9.727cm" svg:y1="38cm" svg:x2="9.727cm" svg:y2="38.3cm">
            <text:p/>
          </draw:line>
          <draw:line draw:style-name="gr1010" draw:text-style-name="P3" draw:layer="layout" svg:x1="9.727cm" svg:y1="38cm" svg:x2="10.818cm" svg:y2="38cm">
            <text:p/>
          </draw:line>
          <draw:line draw:style-name="gr1011" draw:text-style-name="P3" draw:layer="layout" svg:x1="10.818cm" svg:y1="38cm" svg:x2="10.818cm" svg:y2="38.3cm">
            <text:p/>
          </draw:line>
          <draw:line draw:style-name="gr1012" draw:text-style-name="P3" draw:layer="layout" svg:x1="10.818cm" svg:y1="38.3cm" svg:x2="11.909cm" svg:y2="38.3cm">
            <text:p/>
          </draw:line>
          <draw:line draw:style-name="gr1013" draw:text-style-name="P3" draw:layer="layout" svg:x1="11.909cm" svg:y1="38cm" svg:x2="11.909cm" svg:y2="38.3cm">
            <text:p/>
          </draw:line>
          <draw:line draw:style-name="gr1014" draw:text-style-name="P3" draw:layer="layout" svg:x1="11.909cm" svg:y1="38cm" svg:x2="12.699cm" svg:y2="38cm">
            <text:p/>
          </draw:line>
          <draw:line draw:style-name="gr1015" draw:text-style-name="P3" draw:layer="layout" svg:x1="1cm" svg:y1="46cm" svg:x2="1cm" svg:y2="44.857cm">
            <text:p/>
          </draw:line>
          <draw:line draw:style-name="gr1016" draw:text-style-name="P3" draw:layer="layout" svg:x1="1.299cm" svg:y1="44.857cm" svg:x2="1cm" svg:y2="44.857cm">
            <text:p/>
          </draw:line>
          <draw:line draw:style-name="gr1017" draw:text-style-name="P3" draw:layer="layout" svg:x1="1.299cm" svg:y1="44.857cm" svg:x2="1.299cm" svg:y2="43.714cm">
            <text:p/>
          </draw:line>
          <draw:line draw:style-name="gr1018" draw:text-style-name="P3" draw:layer="layout" svg:x1="1.299cm" svg:y1="43.714cm" svg:x2="1cm" svg:y2="43.714cm">
            <text:p/>
          </draw:line>
          <draw:line draw:style-name="gr1019" draw:text-style-name="P3" draw:layer="layout" svg:x1="1cm" svg:y1="43.714cm" svg:x2="1cm" svg:y2="42.571cm">
            <text:p/>
          </draw:line>
          <draw:line draw:style-name="gr1020" draw:text-style-name="P3" draw:layer="layout" svg:x1="1.299cm" svg:y1="42.571cm" svg:x2="1cm" svg:y2="42.571cm">
            <text:p/>
          </draw:line>
          <draw:line draw:style-name="gr1021" draw:text-style-name="P3" draw:layer="layout" svg:x1="1.299cm" svg:y1="42.571cm" svg:x2="1.299cm" svg:y2="41.428cm">
            <text:p/>
          </draw:line>
          <draw:line draw:style-name="gr1022" draw:text-style-name="P3" draw:layer="layout" svg:x1="1.299cm" svg:y1="41.428cm" svg:x2="1cm" svg:y2="41.428cm">
            <text:p/>
          </draw:line>
          <draw:line draw:style-name="gr1023" draw:text-style-name="P3" draw:layer="layout" svg:x1="1cm" svg:y1="41.428cm" svg:x2="1cm" svg:y2="40.285cm">
            <text:p/>
          </draw:line>
          <draw:line draw:style-name="gr1024" draw:text-style-name="P3" draw:layer="layout" svg:x1="1.299cm" svg:y1="40.285cm" svg:x2="1cm" svg:y2="40.285cm">
            <text:p/>
          </draw:line>
          <draw:line draw:style-name="gr1025" draw:text-style-name="P3" draw:layer="layout" svg:x1="1.299cm" svg:y1="40.285cm" svg:x2="1.299cm" svg:y2="39.143cm">
            <text:p/>
          </draw:line>
          <draw:line draw:style-name="gr1026" draw:text-style-name="P3" draw:layer="layout" svg:x1="1.299cm" svg:y1="39.143cm" svg:x2="1cm" svg:y2="39.143cm">
            <text:p/>
          </draw:line>
          <draw:line draw:style-name="gr1027" draw:text-style-name="P3" draw:layer="layout" svg:x1="1cm" svg:y1="39.143cm" svg:x2="1cm" svg:y2="38cm">
            <text:p/>
          </draw:line>
          <draw:line draw:style-name="gr1028" draw:text-style-name="P3" draw:layer="layout" svg:x1="12.699cm" svg:y1="46cm" svg:x2="12.699cm" svg:y2="44.857cm">
            <text:p/>
          </draw:line>
          <draw:line draw:style-name="gr1029" draw:text-style-name="P3" draw:layer="layout" svg:x1="13cm" svg:y1="44.857cm" svg:x2="12.699cm" svg:y2="44.857cm">
            <text:p/>
          </draw:line>
          <draw:line draw:style-name="gr1030" draw:text-style-name="P3" draw:layer="layout" svg:x1="13cm" svg:y1="44.857cm" svg:x2="13cm" svg:y2="43.714cm">
            <text:p/>
          </draw:line>
          <draw:line draw:style-name="gr1031" draw:text-style-name="P3" draw:layer="layout" svg:x1="13cm" svg:y1="43.714cm" svg:x2="12.699cm" svg:y2="43.714cm">
            <text:p/>
          </draw:line>
          <draw:line draw:style-name="gr1032" draw:text-style-name="P3" draw:layer="layout" svg:x1="12.699cm" svg:y1="43.714cm" svg:x2="12.699cm" svg:y2="42.571cm">
            <text:p/>
          </draw:line>
          <draw:line draw:style-name="gr1033" draw:text-style-name="P3" draw:layer="layout" svg:x1="13cm" svg:y1="42.571cm" svg:x2="12.699cm" svg:y2="42.571cm">
            <text:p/>
          </draw:line>
          <draw:line draw:style-name="gr1034" draw:text-style-name="P3" draw:layer="layout" svg:x1="13cm" svg:y1="42.571cm" svg:x2="13cm" svg:y2="41.428cm">
            <text:p/>
          </draw:line>
          <draw:line draw:style-name="gr1035" draw:text-style-name="P3" draw:layer="layout" svg:x1="13cm" svg:y1="41.428cm" svg:x2="12.699cm" svg:y2="41.428cm">
            <text:p/>
          </draw:line>
          <draw:line draw:style-name="gr1036" draw:text-style-name="P3" draw:layer="layout" svg:x1="12.699cm" svg:y1="41.428cm" svg:x2="12.699cm" svg:y2="40.285cm">
            <text:p/>
          </draw:line>
          <draw:line draw:style-name="gr1037" draw:text-style-name="P3" draw:layer="layout" svg:x1="13cm" svg:y1="40.285cm" svg:x2="12.699cm" svg:y2="40.285cm">
            <text:p/>
          </draw:line>
          <draw:line draw:style-name="gr1038" draw:text-style-name="P3" draw:layer="layout" svg:x1="13cm" svg:y1="40.285cm" svg:x2="13cm" svg:y2="39.143cm">
            <text:p/>
          </draw:line>
          <draw:line draw:style-name="gr1039" draw:text-style-name="P3" draw:layer="layout" svg:x1="13cm" svg:y1="39.143cm" svg:x2="12.699cm" svg:y2="39.143cm">
            <text:p/>
          </draw:line>
          <draw:line draw:style-name="gr1040" draw:text-style-name="P3" draw:layer="layout" svg:x1="12.699cm" svg:y1="39.143cm" svg:x2="12.699cm" svg:y2="38cm">
            <text:p/>
          </draw:line>
        </draw:g>
        <draw:line draw:style-name="gr1041" draw:text-style-name="P4" draw:layer="layout" svg:x1="1cm" svg:y1="41cm" svg:x2="12.7cm" svg:y2="41cm">
          <text:p/>
        </draw:line>
        <draw:line draw:style-name="gr1042" draw:text-style-name="P4" draw:layer="layout" svg:x1="1cm" svg:y1="41cm" svg:x2="12.7cm" svg:y2="41cm">
          <text:p/>
        </draw:line>
        <draw:custom-shape draw:style-name="gr1043" draw:text-style-name="P6" draw:layer="layout" svg:width="1.6cm" svg:height="1.6cm" svg:x="4.9cm" svg:y="41.4cm">
          <text:p text:style-name="P5"><text:span text:style-name="T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4" draw:text-style-name="P6" draw:layer="layout" svg:width="1.6cm" svg:height="1.6cm" svg:x="7.5cm" svg:y="41.4cm">
          <text:p text:style-name="P5"><text:span text:style-name="T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45" draw:text-style-name="P3" draw:layer="layout" svg:x1="12.5cm" svg:y1="54.35cm" svg:x2="23.5cm" svg:y2="54.4cm">
            <text:p/>
          </draw:line>
          <draw:line draw:style-name="gr1046" draw:text-style-name="P3" draw:layer="layout" svg:x1="12.5cm" svg:y1="47cm" svg:x2="23.5cm" svg:y2="47cm">
            <text:p/>
          </draw:line>
          <draw:line draw:style-name="gr1047" draw:text-style-name="P3" draw:layer="layout" svg:x1="12.5cm" svg:y1="54.35cm" svg:x2="12.5cm" svg:y2="53.3cm">
            <text:p/>
          </draw:line>
          <draw:line draw:style-name="gr1048" draw:text-style-name="P3" draw:layer="layout" svg:x1="12.801cm" svg:y1="53.3cm" svg:x2="12.5cm" svg:y2="53.3cm">
            <text:p/>
          </draw:line>
          <draw:line draw:style-name="gr1049" draw:text-style-name="P3" draw:layer="layout" svg:x1="12.801cm" svg:y1="53.3cm" svg:x2="12.801cm" svg:y2="52.25cm">
            <text:p/>
          </draw:line>
          <draw:line draw:style-name="gr1050" draw:text-style-name="P3" draw:layer="layout" svg:x1="12.801cm" svg:y1="52.25cm" svg:x2="12.5cm" svg:y2="52.25cm">
            <text:p/>
          </draw:line>
          <draw:line draw:style-name="gr1051" draw:text-style-name="P3" draw:layer="layout" svg:x1="12.5cm" svg:y1="52.25cm" svg:x2="12.5cm" svg:y2="51.2cm">
            <text:p/>
          </draw:line>
          <draw:line draw:style-name="gr1052" draw:text-style-name="P3" draw:layer="layout" svg:x1="12.801cm" svg:y1="51.2cm" svg:x2="12.5cm" svg:y2="51.2cm">
            <text:p/>
          </draw:line>
          <draw:line draw:style-name="gr1053" draw:text-style-name="P3" draw:layer="layout" svg:x1="12.801cm" svg:y1="51.2cm" svg:x2="12.801cm" svg:y2="50.15cm">
            <text:p/>
          </draw:line>
          <draw:line draw:style-name="gr1054" draw:text-style-name="P3" draw:layer="layout" svg:x1="12.801cm" svg:y1="50.15cm" svg:x2="12.5cm" svg:y2="50.15cm">
            <text:p/>
          </draw:line>
          <draw:line draw:style-name="gr1055" draw:text-style-name="P3" draw:layer="layout" svg:x1="12.5cm" svg:y1="50.15cm" svg:x2="12.5cm" svg:y2="49.099cm">
            <text:p/>
          </draw:line>
          <draw:line draw:style-name="gr1056" draw:text-style-name="P3" draw:layer="layout" svg:x1="12.801cm" svg:y1="49.099cm" svg:x2="12.5cm" svg:y2="49.099cm">
            <text:p/>
          </draw:line>
          <draw:line draw:style-name="gr1057" draw:text-style-name="P3" draw:layer="layout" svg:x1="12.801cm" svg:y1="49.099cm" svg:x2="12.801cm" svg:y2="48.05cm">
            <text:p/>
          </draw:line>
          <draw:line draw:style-name="gr1058" draw:text-style-name="P3" draw:layer="layout" svg:x1="12.801cm" svg:y1="48.05cm" svg:x2="12.5cm" svg:y2="48.05cm">
            <text:p/>
          </draw:line>
          <draw:line draw:style-name="gr1059" draw:text-style-name="P3" draw:layer="layout" svg:x1="12.5cm" svg:y1="48.05cm" svg:x2="12.5cm" svg:y2="47cm">
            <text:p/>
          </draw:line>
          <draw:line draw:style-name="gr1060" draw:text-style-name="P3" draw:layer="layout" svg:x1="23.55cm" svg:y1="54.35cm" svg:x2="23.55cm" svg:y2="53.3cm">
            <text:p/>
          </draw:line>
          <draw:line draw:style-name="gr1061" draw:text-style-name="P3" draw:layer="layout" svg:x1="23.851cm" svg:y1="53.3cm" svg:x2="23.55cm" svg:y2="53.3cm">
            <text:p/>
          </draw:line>
          <draw:line draw:style-name="gr1062" draw:text-style-name="P3" draw:layer="layout" svg:x1="23.851cm" svg:y1="53.3cm" svg:x2="23.851cm" svg:y2="52.25cm">
            <text:p/>
          </draw:line>
          <draw:line draw:style-name="gr1063" draw:text-style-name="P3" draw:layer="layout" svg:x1="23.851cm" svg:y1="52.25cm" svg:x2="23.55cm" svg:y2="52.25cm">
            <text:p/>
          </draw:line>
          <draw:line draw:style-name="gr1064" draw:text-style-name="P3" draw:layer="layout" svg:x1="23.55cm" svg:y1="52.25cm" svg:x2="23.55cm" svg:y2="51.2cm">
            <text:p/>
          </draw:line>
          <draw:line draw:style-name="gr1065" draw:text-style-name="P3" draw:layer="layout" svg:x1="23.851cm" svg:y1="51.2cm" svg:x2="23.55cm" svg:y2="51.2cm">
            <text:p/>
          </draw:line>
          <draw:line draw:style-name="gr1066" draw:text-style-name="P3" draw:layer="layout" svg:x1="23.851cm" svg:y1="51.2cm" svg:x2="23.851cm" svg:y2="50.15cm">
            <text:p/>
          </draw:line>
          <draw:line draw:style-name="gr1067" draw:text-style-name="P3" draw:layer="layout" svg:x1="23.851cm" svg:y1="50.15cm" svg:x2="23.55cm" svg:y2="50.15cm">
            <text:p/>
          </draw:line>
          <draw:line draw:style-name="gr1068" draw:text-style-name="P3" draw:layer="layout" svg:x1="23.55cm" svg:y1="50.15cm" svg:x2="23.55cm" svg:y2="49.099cm">
            <text:p/>
          </draw:line>
          <draw:line draw:style-name="gr1069" draw:text-style-name="P3" draw:layer="layout" svg:x1="23.851cm" svg:y1="49.099cm" svg:x2="23.55cm" svg:y2="49.099cm">
            <text:p/>
          </draw:line>
          <draw:line draw:style-name="gr1070" draw:text-style-name="P3" draw:layer="layout" svg:x1="23.851cm" svg:y1="49.099cm" svg:x2="23.851cm" svg:y2="48.05cm">
            <text:p/>
          </draw:line>
          <draw:line draw:style-name="gr1071" draw:text-style-name="P3" draw:layer="layout" svg:x1="23.851cm" svg:y1="48.05cm" svg:x2="23.55cm" svg:y2="48.05cm">
            <text:p/>
          </draw:line>
          <draw:line draw:style-name="gr1072" draw:text-style-name="P3" draw:layer="layout" svg:x1="23.55cm" svg:y1="48.05cm" svg:x2="23.55cm" svg:y2="47cm">
            <text:p/>
          </draw:line>
        </draw:g>
        <draw:custom-shape draw:style-name="gr1073" draw:text-style-name="P6" draw:layer="layout" svg:width="1.6cm" svg:height="1.6cm" svg:x="16.1cm" svg:y="50.1cm">
          <text:p text:style-name="P5"><text:span text:style-name="T1">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4" draw:text-style-name="P6" draw:layer="layout" svg:width="1.6cm" svg:height="1.6cm" svg:x="18.7cm" svg:y="50.1cm">
          <text:p text:style-name="P5"><text:span text:style-name="T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5" draw:text-style-name="P9" draw:layer="layout" svg:width="3.193cm" svg:height="2.178cm" svg:x="43.066cm" svg:y="34.1cm">
          <draw:image xlink:href="Pictures/10000000000001860000010A24EB00DD.png" xlink:type="simple" xlink:show="embed" xlink:actuate="onLoad">
            <text:p/>
          </draw:image>
        </draw:frame>
        <draw:line draw:style-name="gr1076" draw:text-style-name="P3" draw:layer="layout" svg:x1="41cm" svg:y1="57.6cm" svg:x2="51.7cm" svg:y2="57.6cm">
          <text:p/>
        </draw:line>
        <draw:line draw:style-name="gr1077" draw:text-style-name="P3" draw:layer="layout" svg:x1="41cm" svg:y1="66.4cm" svg:x2="51.7cm" svg:y2="66.4cm">
          <text:p/>
        </draw:line>
        <draw:g>
          <draw:line draw:style-name="gr1078" draw:text-style-name="P3" draw:layer="layout" svg:x1="51.75cm" svg:y1="63cm" svg:x2="51.75cm" svg:y2="60.4cm">
            <text:p/>
          </draw:line>
          <draw:g>
            <draw:line draw:style-name="gr1079" draw:text-style-name="P3" draw:layer="layout" svg:x1="52.051cm" svg:y1="60.4cm" svg:x2="51.75cm" svg:y2="60.4cm">
              <text:p/>
            </draw:line>
            <draw:line draw:style-name="gr1080" draw:text-style-name="P3" draw:layer="layout" svg:x1="52.051cm" svg:y1="60.4cm" svg:x2="52.051cm" svg:y2="58.1cm">
              <text:p/>
            </draw:line>
            <draw:line draw:style-name="gr1081" draw:text-style-name="P3" draw:layer="layout" svg:x1="52.051cm" svg:y1="58.1cm" svg:x2="51.75cm" svg:y2="58.1cm">
              <text:p/>
            </draw:line>
          </draw:g>
          <draw:line draw:style-name="gr1082" draw:text-style-name="P3" draw:layer="layout" svg:x1="51.75cm" svg:y1="58.05cm" svg:x2="51.75cm" svg:y2="57cm">
            <text:p/>
          </draw:line>
          <draw:g>
            <draw:line draw:style-name="gr1083" draw:text-style-name="P3" draw:layer="layout" svg:x1="52.052cm" svg:y1="65.4cm" svg:x2="51.751cm" svg:y2="65.4cm">
              <text:p/>
            </draw:line>
            <draw:line draw:style-name="gr1084" draw:text-style-name="P3" draw:layer="layout" svg:x1="52.052cm" svg:y1="65.4cm" svg:x2="52.052cm" svg:y2="63.062cm">
              <text:p/>
            </draw:line>
            <draw:line draw:style-name="gr1085" draw:text-style-name="P3" draw:layer="layout" svg:x1="52.052cm" svg:y1="63.062cm" svg:x2="51.751cm" svg:y2="63.062cm">
              <text:p/>
            </draw:line>
          </draw:g>
          <draw:line draw:style-name="gr1086" draw:text-style-name="P3" draw:layer="layout" svg:x1="51.75cm" svg:y1="66.45cm" svg:x2="51.75cm" svg:y2="65.4cm">
            <text:p/>
          </draw:line>
        </draw:g>
        <draw:g>
          <draw:line draw:style-name="gr1087" draw:text-style-name="P3" draw:layer="layout" svg:x1="41cm" svg:y1="62.95cm" svg:x2="41cm" svg:y2="60.35cm">
            <text:p/>
          </draw:line>
          <draw:g>
            <draw:line draw:style-name="gr1088" draw:text-style-name="P3" draw:layer="layout" svg:x1="40.699cm" svg:y1="60.35cm" svg:x2="41cm" svg:y2="60.35cm">
              <text:p/>
            </draw:line>
            <draw:line draw:style-name="gr1089" draw:text-style-name="P3" draw:layer="layout" svg:x1="40.699cm" svg:y1="60.35cm" svg:x2="40.699cm" svg:y2="58.05cm">
              <text:p/>
            </draw:line>
            <draw:line draw:style-name="gr1090" draw:text-style-name="P3" draw:layer="layout" svg:x1="40.699cm" svg:y1="58.05cm" svg:x2="41cm" svg:y2="58.05cm">
              <text:p/>
            </draw:line>
          </draw:g>
          <draw:line draw:style-name="gr1091" draw:text-style-name="P3" draw:layer="layout" svg:x1="41cm" svg:y1="58cm" svg:x2="41cm" svg:y2="56.95cm">
            <text:p/>
          </draw:line>
          <draw:g>
            <draw:line draw:style-name="gr1092" draw:text-style-name="P3" draw:layer="layout" svg:x1="40.698cm" svg:y1="65.35cm" svg:x2="40.999cm" svg:y2="65.35cm">
              <text:p/>
            </draw:line>
            <draw:line draw:style-name="gr1093" draw:text-style-name="P3" draw:layer="layout" svg:x1="40.698cm" svg:y1="65.35cm" svg:x2="40.698cm" svg:y2="63.012cm">
              <text:p/>
            </draw:line>
            <draw:line draw:style-name="gr1094" draw:text-style-name="P3" draw:layer="layout" svg:x1="40.698cm" svg:y1="63.012cm" svg:x2="40.999cm" svg:y2="63.012cm">
              <text:p/>
            </draw:line>
          </draw:g>
          <draw:line draw:style-name="gr1095" draw:text-style-name="P3" draw:layer="layout" svg:x1="41cm" svg:y1="66.4cm" svg:x2="41cm" svg:y2="65.35cm">
            <text:p/>
          </draw:line>
        </draw:g>
        <draw:g>
          <draw:custom-shape draw:style-name="gr1096" draw:text-style-name="P2" draw:layer="layout" svg:width="0.4cm" svg:height="0.4cm" svg:x="13.8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7" draw:text-style-name="P2" draw:layer="layout" svg:width="0.4cm" svg:height="0.4cm" svg:x="13.8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98" draw:text-style-name="P9" draw:layer="layout" svg:width="3.1cm" svg:height="2.1cm" svg:x="33cm" svg:y="7.9cm">
          <text:p/>
          <draw:enhanced-geometry svg:viewBox="0 0 21600 21600" draw:type="rectangle" draw:enhanced-path="M 0 0 L 21600 0 21600 21600 0 21600 0 0 Z N"/>
        </draw:custom-shape>
        <draw:custom-shape draw:style-name="gr1098" draw:text-style-name="P9" draw:layer="layout" svg:width="1cm" svg:height="1cm" svg:x="3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9" draw:text-style-name="P10" draw:layer="layout" svg:width="2.042cm" svg:height="0.395cm" svg:x="32.7cm" svg:y="10.9cm">
          <draw:text-box>
            <text:p text:style-name="P10"><text:span text:style-name="T3">antenna hole</text:span></text:p>
          </draw:text-box>
        </draw:frame>
        <draw:frame draw:style-name="gr1099" draw:text-style-name="P10" draw:layer="layout" svg:width="2.042cm" svg:height="0.789cm" svg:x="33.458cm" svg:y="8.505cm">
          <draw:text-box>
            <text:p text:style-name="P10"><text:span text:style-name="T3">Green power</text:span><text:span text:style-name="T3"><text:line-break/></text:span><text:span text:style-name="T3">switch</text:span></text:p>
          </draw:text-box>
        </draw:frame>
        <draw:custom-shape draw:style-name="gr1098" draw:text-style-name="P9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9" draw:text-style-name="P11" draw:layer="layout" svg:width="1.259cm" svg:height="0.789cm" svg:x="6.4cm" svg:y="7.6cm">
          <draw:text-box>
            <text:p text:style-name="P11"><text:span text:style-name="T3">Camera</text:span><text:span text:style-name="T3"><text:line-break/></text:span><text:span text:style-name="T3">screw</text:span></text:p>
          </draw:text-box>
        </draw:frame>
        <draw:custom-shape draw:style-name="gr1100" draw:text-style-name="P9" draw:layer="layout" svg:width="0.8cm" svg:height="1.6cm" svg:x="10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9" draw:text-style-name="P11" draw:layer="layout" svg:width="0.726cm" svg:height="0.789cm" svg:x="10cm" svg:y="8.711cm">
          <draw:text-box>
            <text:p text:style-name="P11"><text:span text:style-name="T3">USB</text:span><text:span text:style-name="T3"><text:line-break/></text:span><text:span text:style-name="T3">plug</text:span></text:p>
          </draw:text-box>
        </draw:frame>
        <draw:custom-shape draw:style-name="gr1098" draw:text-style-name="P9" draw:layer="layout" svg:width="1cm" svg:height="1cm" svg:x="3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9" draw:text-style-name="P10" draw:layer="layout" svg:width="1.966cm" svg:height="0.789cm" svg:x="33.534cm" svg:y="4.1cm">
          <draw:text-box>
            <text:p text:style-name="P10"><text:span text:style-name="T3">12V battery</text:span><text:span text:style-name="T3"><text:line-break/></text:span><text:span text:style-name="T3">charger hole</text:span></text:p>
          </draw:text-box>
        </draw:frame>
        <draw:custom-shape draw:style-name="gr1098" draw:text-style-name="P9" draw:layer="layout" svg:width="1cm" svg:height="1cm" svg:x="42cm" svg:y="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49.7cm" svg:y="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42cm" svg:y="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49.7cm" svg:y="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46.5cm" svg:y="5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37cm" svg:y="5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34.5cm" svg:y="5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8" draw:text-style-name="P9" draw:layer="layout" svg:width="1cm" svg:height="1cm" svg:x="25cm" svg:y="5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01" draw:text-style-name="P2" draw:layer="layout" svg:width="0.4cm" svg:height="0.4cm" svg:x="12.8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2" draw:text-style-name="P2" draw:layer="layout" svg:width="0.4cm" svg:height="0.4cm" svg:x="12.8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99" draw:text-style-name="P11" draw:layer="layout" svg:width="0.904cm" svg:height="1.183cm" svg:x="13.041cm" svg:y="18.411cm">
          <draw:text-box>
            <text:p text:style-name="P11"><text:span text:style-name="T3">Right</text:span><text:span text:style-name="T3"><text:line-break/></text:span><text:span text:style-name="T3">motor</text:span><text:span text:style-name="T3"><text:line-break/></text:span><text:span text:style-name="T3">wires</text:span></text:p>
          </draw:text-box>
        </draw:frame>
        <draw:frame draw:style-name="gr1099" draw:text-style-name="P11" draw:layer="layout" svg:width="0.904cm" svg:height="1.183cm" svg:x="13.1cm" svg:y="24.4cm">
          <draw:text-box>
            <text:p text:style-name="P11"><text:span text:style-name="T3">Left</text:span><text:span text:style-name="T3"><text:line-break/></text:span><text:span text:style-name="T3">motor</text:span><text:span text:style-name="T3"><text:line-break/></text:span><text:span text:style-name="T3">wires</text:span></text:p>
          </draw:text-box>
        </draw:frame>
        <draw:g>
          <draw:custom-shape draw:style-name="gr1103" draw:text-style-name="P2" draw:layer="layout" svg:width="0.4cm" svg:height="0.4cm" svg:x="34.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4" draw:text-style-name="P2" draw:layer="layout" svg:width="0.4cm" svg:height="0.4cm" svg:x="34.2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05" draw:text-style-name="P2" draw:layer="layout" svg:width="0.4cm" svg:height="0.4cm" svg:x="33.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6" draw:text-style-name="P2" draw:layer="layout" svg:width="0.4cm" svg:height="0.4cm" svg:x="33.2cm" svg:y="2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99" draw:text-style-name="P11" draw:layer="layout" svg:width="0.904cm" svg:height="1.183cm" svg:x="33.441cm" svg:y="18.411cm">
          <draw:text-box>
            <text:p text:style-name="P11"><text:span text:style-name="T3">Right</text:span><text:span text:style-name="T3"><text:line-break/></text:span><text:span text:style-name="T3">motor</text:span><text:span text:style-name="T3"><text:line-break/></text:span><text:span text:style-name="T3">wires</text:span></text:p>
          </draw:text-box>
        </draw:frame>
        <draw:frame draw:style-name="gr1099" draw:text-style-name="P11" draw:layer="layout" svg:width="0.904cm" svg:height="1.183cm" svg:x="33.5cm" svg:y="24.4cm">
          <draw:text-box>
            <text:p text:style-name="P11"><text:span text:style-name="T3">Left</text:span><text:span text:style-name="T3"><text:line-break/></text:span><text:span text:style-name="T3">motor</text:span><text:span text:style-name="T3"><text:line-break/></text:span><text:span text:style-name="T3">wi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91.999cm" fo:page-height="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20T18:02:01</dc:date>
    <dc:creator>Didier Donsez</dc:creator>
    <meta:generator>LibreOffice/4.0.5.2$MacOSX_x86 LibreOffice_project/5464147a081647a250913f19c0715bca595af2f</meta:generator>
    <meta:editing-duration>P1DT9H13M51S</meta:editing-duration>
    <meta:editing-cycles>16</meta:editing-cycles>
    <meta:document-statistic meta:object-count="1193"/>
  </office:meta>
</office:document-meta>
</file>